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F40000015080BE87473828E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9.149cm" fo:margin-top="0cm" fo:margin-bottom="0cm" table:align="left" fo:background-color="transparent">
        <style:background-image/>
      </style:table-properties>
    </style:style>
    <style:style style:name="Tableau30.A" style:family="table-column">
      <style:table-column-properties style:column-width="2.63cm"/>
    </style:style>
    <style:style style:name="Tableau30.B" style:family="table-column">
      <style:table-column-properties style:column-width="1.63cm"/>
    </style:style>
    <style:style style:name="Tableau30.1" style:family="table-row">
      <style:table-row-properties style:min-row-height="0.011cm" fo:background-color="transparent">
        <style:background-image/>
      </style:table-row-properties>
    </style:style>
    <style:style style:name="Tableau30.A1" style:family="table-cell">
      <style:table-cell-properties style:vertical-align="middle" fo:background-color="#e8c32a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30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C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D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E1" style:family="table-cell" style:data-style-name="N0">
      <style:table-cell-properties style:vertical-align="middle" fo:padding="0cm" fo:border="0.5pt solid #000000"/>
    </style:style>
    <style:style style:name="Tableau30.2" style:family="table-row">
      <style:table-row-properties style:row-height="1.499cm" fo:background-color="transparent">
        <style:background-image/>
      </style:table-row-properties>
    </style:style>
    <style:style style:name="Tableau30.A2" style:family="table-cell">
      <style:table-cell-properties style:vertical-align="middle" fo:background-color="#e8c32a" fo:padding="0cm" fo:border-left="0.5pt solid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0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1" style:family="table">
      <style:table-properties style:width="2.099cm" table:align="margins"/>
    </style:style>
    <style:style style:name="Tableau31.A" style:family="table-column">
      <style:table-column-properties style:column-width="2.099cm" style:rel-column-width="65535*"/>
    </style:style>
    <style:style style:name="Tableau31.1" style:family="table-row">
      <style:table-row-properties style:min-row-height="2.401cm"/>
    </style:style>
    <style:style style:name="Tableau31.A1" style:family="table-cell">
      <style:table-cell-properties style:vertical-align="middle"/>
    </style:style>
    <style:style style:name="Tableau32" style:family="table">
      <style:table-properties style:width="4.346cm" table:align="margins"/>
    </style:style>
    <style:style style:name="Tableau32.A" style:family="table-column">
      <style:table-column-properties style:column-width="4.346cm" style:rel-column-width="65535*"/>
    </style:style>
    <style:style style:name="Tableau32.1" style:family="table-row">
      <style:table-row-properties style:min-row-height="2.401cm"/>
    </style:style>
    <style:style style:name="Tableau32.A1" style:family="table-cell">
      <style:table-cell-properties style:vertical-align="middle"/>
    </style:style>
    <style:style style:name="Tableau33" style:family="table">
      <style:table-properties style:width="2.512cm" table:align="margins"/>
    </style:style>
    <style:style style:name="Tableau33.A" style:family="table-column">
      <style:table-column-properties style:column-width="2.512cm" style:rel-column-width="65535*"/>
    </style:style>
    <style:style style:name="Tableau33.1" style:family="table-row">
      <style:table-row-properties style:min-row-height="2.401cm"/>
    </style:style>
    <style:style style:name="Tableau33.A1" style:family="table-cell">
      <style:table-cell-properties style:vertical-align="middle"/>
    </style:style>
    <style:style style:name="Tableau34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34.A" style:family="table-column">
      <style:table-column-properties style:column-width="2.288cm" style:rel-column-width="16383*"/>
    </style:style>
    <style:style style:name="Tableau34.D" style:family="table-column">
      <style:table-column-properties style:column-width="2.288cm" style:rel-column-width="16386*"/>
    </style:style>
    <style:style style:name="Tableau34.1" style:family="table-row">
      <style:table-row-properties fo:background-color="transparent">
        <style:background-image/>
      </style:table-row-properties>
    </style:style>
    <style:style style:name="Tableau34.A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4.B1" style:family="table-cell" style:data-style-name="N0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34.D1" style:family="table-cell">
      <style:table-cell-properties fo:padding="0.097cm" fo:border="0.5pt solid #000000"/>
    </style:style>
    <style:style style:name="Tableau34.2" style:family="table-row">
      <style:table-row-properties style:row-height="1.184cm" fo:background-color="transparent">
        <style:background-image/>
      </style:table-row-properties>
    </style:style>
    <style:style style:name="Tableau34.A2" style:family="table-cell">
      <style:table-cell-properties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9.151cm" table:align="margins" fo:background-color="transparent">
        <style:background-image/>
      </style:table-properties>
    </style:style>
    <style:style style:name="Tableau35.A" style:family="table-column">
      <style:table-column-properties style:column-width="0.967cm" style:rel-column-width="6926*"/>
    </style:style>
    <style:style style:name="Tableau35.B" style:family="table-column">
      <style:table-column-properties style:column-width="2.076cm" style:rel-column-width="14867*"/>
    </style:style>
    <style:style style:name="Tableau35.C" style:family="table-column">
      <style:table-column-properties style:column-width="2.013cm" style:rel-column-width="14417*"/>
    </style:style>
    <style:style style:name="Tableau35.D" style:family="table-column">
      <style:table-column-properties style:column-width="2.055cm" style:rel-column-width="14713*"/>
    </style:style>
    <style:style style:name="Tableau35.E" style:family="table-column">
      <style:table-column-properties style:column-width="2.041cm" style:rel-column-width="14612*"/>
    </style:style>
    <style:style style:name="Tableau35.1" style:family="table-row">
      <style:table-row-properties style:row-height="1cm" fo:background-color="transparent">
        <style:background-image/>
      </style:table-row-properties>
    </style:style>
    <style:style style:name="Tableau35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E1" style:family="table-cell">
      <style:table-cell-properties style:vertical-align="middle" fo:padding="0.097cm" fo:border="0.5pt solid #000000"/>
    </style:style>
    <style:style style:name="Tableau35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6" style:family="table">
      <style:table-properties style:width="9.151cm" table:align="margins" fo:background-color="transparent">
        <style:background-image/>
      </style:table-properties>
    </style:style>
    <style:style style:name="Tableau36.A" style:family="table-column">
      <style:table-column-properties style:column-width="0.967cm" style:rel-column-width="6926*"/>
    </style:style>
    <style:style style:name="Tableau36.B" style:family="table-column">
      <style:table-column-properties style:column-width="2.055cm" style:rel-column-width="14713*"/>
    </style:style>
    <style:style style:name="Tableau36.C" style:family="table-column">
      <style:table-column-properties style:column-width="2.034cm" style:rel-column-width="14571*"/>
    </style:style>
    <style:style style:name="Tableau36.E" style:family="table-column">
      <style:table-column-properties style:column-width="2.041cm" style:rel-column-width="14612*"/>
    </style:style>
    <style:style style:name="Tableau36.1" style:family="table-row">
      <style:table-row-properties style:row-height="1cm" fo:background-color="transparent">
        <style:background-image/>
      </style:table-row-properties>
    </style:style>
    <style:style style:name="Tableau36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E1" style:family="table-cell">
      <style:table-cell-properties style:vertical-align="middle" fo:padding="0.097cm" fo:border="0.5pt solid #000000"/>
    </style:style>
    <style:style style:name="Tableau36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7" style:family="table">
      <style:table-properties style:width="9.149cm" fo:margin-top="0.101cm" fo:margin-bottom="0cm" table:align="left" fo:background-color="transparent">
        <style:background-image/>
      </style:table-properties>
    </style:style>
    <style:style style:name="Tableau37.A" style:family="table-column">
      <style:table-column-properties style:column-width="3.695cm"/>
    </style:style>
    <style:style style:name="Tableau37.B" style:family="table-column">
      <style:table-column-properties style:column-width="1.233cm"/>
    </style:style>
    <style:style style:name="Tableau37.C" style:family="table-column">
      <style:table-column-properties style:column-width="1.348cm"/>
    </style:style>
    <style:style style:name="Tableau37.D" style:family="table-column">
      <style:table-column-properties style:column-width="1.401cm"/>
    </style:style>
    <style:style style:name="Tableau37.E" style:family="table-column">
      <style:table-column-properties style:column-width="1.473cm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style:vertical-align="middle" fo:background-color="#e8c32a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7.B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C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D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E1" style:family="table-cell" style:data-style-name="N0">
      <style:table-cell-properties style:vertical-align="middle" fo:padding-left="0cm" fo:padding-right="0cm" fo:padding-top="0.101cm" fo:padding-bottom="0.101cm" fo:border="0.5pt solid #000000"/>
    </style:style>
    <style:style style:name="Tableau37.2" style:family="table-row">
      <style:table-row-properties style:row-height="0.96cm" fo:background-color="transparent">
        <style:background-image/>
      </style:table-row-properties>
    </style:style>
    <style:style style:name="Tableau37.A2" style:family="table-cell">
      <style:table-cell-properties style:vertical-align="middle" fo:background-color="#e8c32a" fo:padding="0cm" fo:border-left="0.5pt solid #000000" fo:border-right="none" fo:border-top="none" fo:border-bottom="0.5pt solid #000000">
        <style:background-image/>
      </style:table-cell-properties>
    </style:style>
    <style:style style:name="Tableau3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7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7.3" style:family="table-row">
      <style:table-row-properties style:row-height="0.801cm" fo:background-color="transparent">
        <style:background-image/>
      </style:table-row-properties>
    </style:style>
    <style:style style:name="Tableau37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7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 fo:background-color="transparent">
        <style:background-image/>
      </style:table-properties>
    </style:style>
    <style:style style:name="Table1.A" style:family="table-column">
      <style:table-column-properties style:column-width="0.967cm" style:rel-column-width="6922*"/>
    </style:style>
    <style:style style:name="Table1.B" style:family="table-column">
      <style:table-column-properties style:column-width="2.053cm" style:rel-column-width="14704*"/>
    </style:style>
    <style:style style:name="Table1.C" style:family="table-column">
      <style:table-column-properties style:column-width="2.036cm" style:rel-column-width="14576*"/>
    </style:style>
    <style:style style:name="Table1.D" style:family="table-column">
      <style:table-column-properties style:column-width="2.055cm" style:rel-column-width="14717*"/>
    </style:style>
    <style:style style:name="Table1.E" style:family="table-column">
      <style:table-column-properties style:column-width="2.041cm" style:rel-column-width="14616*"/>
    </style:style>
    <style:style style:name="Table1.1" style:family="table-row">
      <style:table-row-properties style:row-height="0.80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">
      <style:text-properties officeooo:paragraph-rsid="024a9044"/>
    </style:style>
    <style:style style:name="P102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24a9044" fo:background-color="transparent"/>
    </style:style>
    <style:style style:name="P103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24bd55d" fo:background-color="transparent"/>
    </style:style>
    <style:style style:name="P104" style:family="paragraph" style:parent-style-name="_5f_Paragraphe_5f_Réponse_5f_Pointillés_5f_Grisés">
      <style:text-properties officeooo:paragraph-rsid="0251b3c1"/>
    </style:style>
    <style:style style:name="P105" style:family="paragraph" style:parent-style-name="_5f_Paragraphe_5f_Réponse_5f_Pointillés_5f_Grisés">
      <style:text-properties officeooo:paragraph-rsid="0252bfde"/>
    </style:style>
    <style:style style:name="P106" style:family="paragraph" style:parent-style-name="_5f_Paragraphe_5f_Réponse_5f_Pointillés_5f_Grisés">
      <style:text-properties officeooo:paragraph-rsid="0252d4b6"/>
    </style:style>
    <style:style style:name="P107" style:family="paragraph" style:parent-style-name="_5f_Paragraphe_5f_Réponse_5f_Pointillés_5f_Grisés">
      <style:text-properties officeooo:paragraph-rsid="02578ab6"/>
    </style:style>
    <style:style style:name="P108" style:family="paragraph" style:parent-style-name="_5f_Paragraphe_5f_Réponse_5f_Pointillés_5f_Grisés">
      <style:text-properties officeooo:paragraph-rsid="02596536"/>
    </style:style>
    <style:style style:name="P109" style:family="paragraph" style:parent-style-name="_5f_Paragraphe_5f_Réponse_5f_Pointillés_5f_Grisés">
      <style:text-properties officeooo:paragraph-rsid="02596cb5"/>
    </style:style>
    <style:style style:name="P110" style:family="paragraph" style:parent-style-name="_5f_Tableau_5f_Centré">
      <style:text-properties fo:color="#b3b3b3" loext:opacity="100%" style:font-name="Bitstream Vera Sans5" fo:font-size="10pt" fo:language="fr" fo:country="FR" fo:font-style="normal" officeooo:paragraph-rsid="024d1cfe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1" style:family="paragraph" style:parent-style-name="_5f_Tableau_5f_Centré">
      <style:text-properties fo:color="#b3b3b3" loext:opacity="100%" style:font-name="Bitstream Vera Sans5" fo:font-size="10pt" fo:language="fr" fo:country="FR" fo:font-style="normal" officeooo:paragraph-rsid="02504325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2" style:family="paragraph" style:parent-style-name="_5f_Tableau_5f_Centré">
      <style:text-properties fo:color="#c9211e" loext:opacity="100%" style:font-name="Bitstream Vera Sans" fo:font-size="10pt" fo:language="fr" fo:country="FR" fo:font-style="oblique" fo:font-weight="bold" officeooo:paragraph-rsid="02504325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13" style:family="paragraph" style:parent-style-name="_5f_Tableau_5f_Centré">
      <style:text-properties fo:color="#c9211e" loext:opacity="100%" style:font-name="Bitstream Vera Sans" fo:font-size="10pt" fo:language="fr" fo:country="FR" fo:font-style="oblique" fo:font-weight="bold" officeooo:paragraph-rsid="0256072b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14" style:family="paragraph" style:parent-style-name="_5f_Tableau_5f_Centré">
      <style:text-properties fo:color="#c9211e" loext:opacity="100%" style:font-name="Bitstream Vera Sans" fo:font-size="10pt" fo:language="fr" fo:country="FR" fo:font-style="oblique" fo:font-weight="bold" officeooo:paragraph-rsid="0256a850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15" style:family="paragraph" style:parent-style-name="_5f_Tableau_5f_Centré">
      <style:paragraph-properties fo:text-align="center" style:justify-single-word="false"/>
      <style:text-properties fo:color="#c9211e" loext:opacity="100%" style:font-name="Bitstream Vera Sans" fo:font-size="10pt" fo:language="fr" fo:country="FR" fo:font-style="oblique" fo:font-weight="bold" officeooo:paragraph-rsid="02504325" style:letter-kerning="true" fo:background-color="transparent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16" style:family="paragraph" style:parent-style-name="_5f_Tableau_5f_Centré">
      <style:text-properties fo:color="#c9211e" loext:opacity="100%" style:font-name="Bitstream Vera Sans" fo:font-size="10pt" fo:language="fr" fo:country="FR" fo:font-style="oblique" fo:font-weight="bold" officeooo:paragraph-rsid="02525643" style:letter-kerning="true" fo:background-color="transparent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17" style:family="paragraph" style:parent-style-name="_5f_Tableau_5f_Centré">
      <style:paragraph-properties fo:text-align="start" style:justify-single-word="false"/>
    </style:style>
    <style:style style:name="P118" style:family="paragraph" style:parent-style-name="_5f_Tableau_5f_Centré">
      <style:paragraph-properties fo:text-align="start" style:justify-single-word="false"/>
      <style:text-properties officeooo:paragraph-rsid="02504325"/>
    </style:style>
    <style:style style:name="P119" style:family="paragraph" style:parent-style-name="_5f_Tableau_5f_Centré">
      <style:text-properties officeooo:paragraph-rsid="02525643"/>
    </style:style>
    <style:style style:name="P120" style:family="paragraph" style:parent-style-name="_5f_Tableau_5f_Centré">
      <style:text-properties officeooo:paragraph-rsid="02543be6"/>
    </style:style>
    <style:style style:name="P121" style:family="paragraph" style:parent-style-name="_5f_Tableau_5f_Centré">
      <style:text-properties officeooo:paragraph-rsid="025888b9"/>
    </style:style>
    <style:style style:name="P122" style:family="paragraph" style:parent-style-name="_5f_Tableau_5f_Centré">
      <style:text-properties fo:color="#000000" loext:opacity="100%" style:font-name="Bitstream Vera Sans" fo:font-size="10pt" fo:language="fr" fo:country="FR" fo:font-style="oblique" fo:font-weight="normal" officeooo:paragraph-rsid="025c08b5" style:letter-kerning="true" fo:background-color="#ffff00" style:font-name-asian="Bitstream Vera Sans6" style:font-size-asian="10pt" style:language-asian="zh" style:country-asian="CN" style:font-style-asian="italic" style:font-weight-asian="normal" style:font-name-complex="Bitstream Vera Sans6" style:language-complex="hi" style:country-complex="IN" style:font-style-complex="italic" style:font-weight-complex="normal"/>
    </style:style>
    <style:style style:name="P123" style:family="paragraph" style:parent-style-name="Standard" style:list-style-name="_5f_Numérotation_20_des_20_exercices_20_livrets"/>
    <style:style style:name="P124" style:family="paragraph" style:parent-style-name="_5f_Footer_20_page_20_impaire_20__28_D_29_"/>
    <style:style style:name="P12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6" style:family="paragraph" style:parent-style-name="_5f_Footer_20_page_20_paire_20__28_G_29_"/>
    <style:style style:name="P127" style:family="paragraph" style:parent-style-name="_5f_Footer_20_page_20_paire_20__28_G_29_">
      <style:text-properties fo:font-size="9pt" style:font-size-asian="9pt" style:font-size-complex="9pt"/>
    </style:style>
    <style:style style:name="P128" style:family="paragraph" style:parent-style-name="_5f_Paragraphe" style:list-style-name="_5f_Numérotation_20_des_20_exercices"/>
    <style:style style:name="P129" style:family="paragraph" style:parent-style-name="_5f_Paragraphe_5f_Réponse_5f_Elève" style:list-style-name="_5f_Numérotation_20_des_20_exercices"/>
    <style:style style:name="P130" style:family="paragraph" style:parent-style-name="_5f_Paragraphe_5f_Réponse_5f_Elève" style:list-style-name="_5f_Numérotation_20_des_20_exercices">
      <style:text-properties officeooo:paragraph-rsid="024a5008"/>
    </style:style>
    <style:style style:name="P13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2" style:family="paragraph" style:parent-style-name="_5f_Paragraphe_5f_avec_5f_Num_5f_Question" style:list-style-name="_5f_Numérotation_20_des_20_exercices"/>
    <style:style style:name="P133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134" style:family="paragraph" style:parent-style-name="_5f_Premier_5f_Titre_5f_Exercices_5f_avec_5f_Num_5f_Exo_5f_sans_5f_Titre" style:master-page-name="_35__5f_1_5f_SERIE_5f_N_5f_GAUCHE_5f_ET_5f_DROITE_5f_2COL">
      <style:paragraph-properties style:page-number="186" fo:break-before="auto" fo:break-after="auto"/>
    </style:style>
    <style:style style:name="P135" style:family="paragraph" style:parent-style-name="_5f_Tableau_5f_Centré" style:list-style-name="_5f_Numérotation_20_des_20_exercices_20_livrets">
      <style:paragraph-properties fo:text-align="center" style:justify-single-word="false"/>
      <style:text-properties fo:color="#c9211e" loext:opacity="100%" style:font-name="Bitstream Vera Sans" fo:font-size="10pt" fo:language="fr" fo:country="FR" fo:font-style="oblique" fo:font-weight="bold" officeooo:paragraph-rsid="02504325" style:letter-kerning="true" fo:background-color="transparent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36" style:family="paragraph" style:parent-style-name="_5f_Tableau_5f_Centré" style:list-style-name="_5f_Numérotation_20_des_20_exercices_20_livrets">
      <style:text-properties fo:color="#b3b3b3" loext:opacity="100%" style:font-name="Bitstream Vera Sans5" fo:font-size="10pt" fo:language="fr" fo:country="FR" fo:font-style="normal" officeooo:paragraph-rsid="02525643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37" style:family="paragraph" style:parent-style-name="_5f_Tableau_5f_Centré_5f_Gras" style:list-style-name="_5f_Numérotation_20_des_20_exercices_20_livrets">
      <style:text-properties officeooo:rsid="02453990" officeooo:paragraph-rsid="02453990"/>
    </style:style>
    <style:style style:name="P138" style:family="paragraph" style:parent-style-name="_5f_Titre_5f_Exercices_5f_sans_5f_Titre" style:list-style-name="_5f_Numérotation_20_des_20_exercices"/>
    <style:style style:name="P139" style:family="paragraph" style:parent-style-name="_5f_Titre_5f_Exercices_5f_sans_5f_Titre" style:list-style-name=""/>
    <style:style style:name="P140" style:family="paragraph">
      <style:paragraph-properties fo:text-align="center"/>
    </style:style>
    <style:style style:name="P14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7e12c"/>
    </style:style>
    <style:style style:name="P14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48" style:family="paragraph">
      <loext:graphic-properties draw:fill="solid" draw:fill-color="#7fb241"/>
    </style:style>
    <style:style style:name="P149" style:family="paragraph">
      <loext:graphic-properties draw:fill="solid" draw:fill-color="#1ca2b8"/>
    </style:style>
    <style:style style:name="P15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62e4e"/>
    </style:style>
    <style:style style:name="P152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4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indent="0cm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60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cm" fo:margin-right="0cm" fo:margin-top="0cm" fo:margin-bottom="0cm" fo:line-height="100%" fo:text-align="center" fo:text-indent="0cm"/>
    </style:style>
    <style:style style:name="P16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71" style:family="paragraph">
      <loext:graphic-properties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7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74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75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3" style:family="text">
      <style:text-properties fo:font-variant="small-caps" fo:color="#d7e12c" loext:opacity="100%" style:font-name="Bitstream Vera Sans" fo:font-size="16pt" fo:font-weight="bold" officeooo:rsid="0244a749"/>
    </style:style>
    <style:style style:name="T2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334a5be"/>
    </style:style>
    <style:style style:name="T166" style:family="text">
      <style:text-properties officeooo:rsid="0315af39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fo:color="#b3b3b3" loext:opacity="100%" style:font-name="Bitstream Vera Sans5" fo:font-size="10pt" fo:language="fr" fo:country="FR" fo:font-style="normal" officeooo:rsid="02525643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b3b3b3" loext:opacity="100%" style:font-name="Bitstream Vera Sans5" fo:font-size="10pt" fo:language="fr" fo:country="FR" fo:font-style="normal" officeooo:rsid="025888b9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b3b3b3" loext:opacity="100%" style:font-name="Bitstream Vera Sans5" fo:font-size="10pt" fo:font-style="normal" officeooo:rsid="0252bfde" fo:background-color="transparent" loext:char-shading-value="0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24a5008" fo:background-color="transparent" loext:char-shading-value="0"/>
    </style:style>
    <style:style style:name="T186" style:family="text">
      <style:text-properties officeooo:rsid="02504325" fo:background-color="transparent" loext:char-shading-value="0"/>
    </style:style>
    <style:style style:name="T187" style:family="text">
      <style:text-properties fo:color="#c9211e" loext:opacity="100%" style:font-name="Bitstream Vera Sans" fo:font-size="10pt" fo:language="fr" fo:country="FR" fo:font-style="oblique" fo:font-weight="bold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8" style:family="text">
      <style:text-properties fo:color="#c9211e" loext:opacity="100%" style:font-name="Bitstream Vera Sans" fo:font-size="10pt" fo:language="fr" fo:country="FR" fo:font-style="oblique" fo:font-weight="bold" officeooo:rsid="02504325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9" style:family="text">
      <style:text-properties fo:color="#c9211e" loext:opacity="100%" style:font-name="Bitstream Vera Sans" fo:font-size="10pt" fo:language="fr" fo:country="FR" fo:font-style="oblique" fo:font-weight="bold" officeooo:rsid="02596cb5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90" style:family="text">
      <style:text-properties fo:color="#c9211e" loext:opacity="100%" style:font-name="Bitstream Vera Sans" fo:font-size="10pt" fo:language="fr" fo:country="FR" fo:font-style="normal" fo:font-weight="normal" officeooo:rsid="0249bef1" style:letter-kerning="true" fo:background-color="transparent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91" style:family="text">
      <style:text-properties officeooo:rsid="024a5008"/>
    </style:style>
    <style:style style:name="T192" style:family="text">
      <style:text-properties officeooo:rsid="02504325"/>
    </style:style>
    <style:style style:name="T193" style:family="text">
      <style:text-properties officeooo:rsid="02525643"/>
    </style:style>
    <style:style style:name="T194" style:family="text">
      <style:text-properties officeooo:rsid="0252d4b6"/>
    </style:style>
    <style:style style:name="T195" style:family="text">
      <style:text-properties style:text-position="sub 58%" officeooo:rsid="0252d4b6"/>
    </style:style>
    <style:style style:name="T196" style:family="text">
      <style:text-properties style:text-position="sub 58%" fo:font-weight="normal" officeooo:rsid="0252d4b6" style:font-weight-asian="normal" style:font-weight-complex="normal"/>
    </style:style>
    <style:style style:name="T197" style:family="text">
      <style:text-properties style:text-position="sub 58%" fo:font-weight="normal" officeooo:rsid="02596536" style:font-weight-asian="normal" style:font-weight-complex="normal"/>
    </style:style>
    <style:style style:name="T198" style:family="text">
      <style:text-properties style:text-position="sub 58%" fo:font-style="oblique" fo:font-weight="normal" officeooo:rsid="02596cb5" style:font-style-asian="italic" style:font-weight-asian="normal" style:font-style-complex="italic" style:font-weight-complex="normal"/>
    </style:style>
    <style:style style:name="T199" style:family="text">
      <style:text-properties officeooo:rsid="02578ab6"/>
    </style:style>
    <style:style style:name="T200" style:family="text">
      <style:text-properties fo:font-style="oblique" fo:font-weight="bold" style:font-style-asian="italic" style:font-weight-asian="bold" style:font-style-complex="italic" style:font-weight-complex="bold"/>
    </style:style>
    <style:style style:name="T201" style:family="text">
      <style:text-properties fo:font-style="oblique" fo:font-weight="bold" officeooo:rsid="02504325" style:font-style-asian="italic" style:font-weight-asian="bold" style:font-style-complex="italic" style:font-weight-complex="bold"/>
    </style:style>
    <style:style style:name="T202" style:family="text">
      <style:text-properties fo:font-style="oblique" fo:font-weight="bold" officeooo:rsid="025888b9" style:font-style-asian="italic" style:font-weight-asian="bold" style:font-style-complex="italic" style:font-weight-complex="bold"/>
    </style:style>
    <style:style style:name="T203" style:family="text">
      <style:text-properties fo:font-style="oblique" fo:font-weight="bold" officeooo:rsid="02578ab6" style:font-style-asian="italic" style:font-weight-asian="bold" style:font-style-complex="italic" style:font-weight-complex="bold"/>
    </style:style>
    <style:style style:name="T204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205" style:family="text">
      <style:text-properties fo:font-style="oblique" fo:font-weight="normal" officeooo:rsid="0251b3c1" style:font-style-asian="italic" style:font-weight-asian="normal" style:font-style-complex="italic" style:font-weight-complex="normal"/>
    </style:style>
    <style:style style:name="T206" style:family="text">
      <style:text-properties fo:font-style="oblique" fo:font-weight="normal" officeooo:rsid="025888b9" style:font-style-asian="italic" style:font-weight-asian="normal" style:font-style-complex="italic" style:font-weight-complex="normal"/>
    </style:style>
    <style:style style:name="T207" style:family="text">
      <style:text-properties fo:font-style="oblique" fo:font-weight="normal" officeooo:rsid="0252d4b6" style:font-style-asian="italic" style:font-weight-asian="normal" style:font-style-complex="italic" style:font-weight-complex="normal"/>
    </style:style>
    <style:style style:name="T208" style:family="text">
      <style:text-properties fo:font-style="oblique" fo:font-weight="normal" officeooo:rsid="02596cb5" style:font-style-asian="italic" style:font-weight-asian="normal" style:font-style-complex="italic" style:font-weight-complex="normal"/>
    </style:style>
    <style:style style:name="T209" style:family="text">
      <style:text-properties fo:font-style="oblique" fo:font-weight="normal" officeooo:rsid="02596536" style:font-style-asian="italic" style:font-weight-asian="normal" style:font-style-complex="italic" style:font-weight-complex="normal"/>
    </style:style>
    <style:style style:name="T210" style:family="text">
      <style:text-properties fo:font-style="oblique" fo:font-weight="normal" officeooo:rsid="024a9044" style:font-style-asian="italic" style:font-weight-asian="normal" style:font-style-complex="italic" style:font-weight-complex="normal"/>
    </style:style>
    <style:style style:name="T211" style:family="text">
      <style:text-properties fo:font-style="oblique" fo:font-weight="normal" style:font-style-asian="italic" style:font-weight-asian="normal" style:font-size-complex="9pt" style:font-style-complex="italic" style:font-weight-complex="normal"/>
    </style:style>
    <style:style style:name="T212" style:family="text">
      <style:text-properties fo:font-style="oblique" fo:font-weight="normal" officeooo:rsid="025888b9" style:font-style-asian="italic" style:font-weight-asian="normal" style:font-size-complex="9pt" style:font-style-complex="italic" style:font-weight-complex="normal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weight="normal" officeooo:rsid="02504325" style:font-weight-asian="normal" style:font-weight-complex="normal"/>
    </style:style>
    <style:style style:name="T215" style:family="text">
      <style:text-properties fo:font-weight="normal" officeooo:rsid="0251b3c1" style:font-weight-asian="normal" style:font-weight-complex="normal"/>
    </style:style>
    <style:style style:name="T216" style:family="text">
      <style:text-properties fo:font-weight="normal" officeooo:rsid="02525643" style:font-weight-asian="normal" style:font-weight-complex="normal"/>
    </style:style>
    <style:style style:name="T217" style:family="text">
      <style:text-properties fo:font-weight="normal" officeooo:rsid="02596cb5" style:font-weight-asian="normal" style:font-weight-complex="normal"/>
    </style:style>
    <style:style style:name="T218" style:family="text">
      <style:text-properties fo:font-weight="normal" officeooo:rsid="02596536" style:font-weight-asian="normal" style:font-weight-complex="normal"/>
    </style:style>
    <style:style style:name="T219" style:family="text">
      <style:text-properties fo:font-weight="normal" officeooo:rsid="0256072b" style:font-weight-asian="normal" style:font-weight-complex="normal"/>
    </style:style>
    <style:style style:name="T220" style:family="text">
      <style:text-properties fo:font-weight="normal" officeooo:rsid="0256a850" style:font-weight-asian="normal" style:font-weight-complex="normal"/>
    </style:style>
    <style:style style:name="T221" style:family="text">
      <style:text-properties fo:font-weight="normal" officeooo:rsid="024a9044" style:font-weight-asian="normal" style:font-weight-complex="normal"/>
    </style:style>
    <style:style style:name="T222" style:family="text">
      <style:text-properties fo:font-weight="normal" officeooo:rsid="025aa3b7" style:font-weight-asian="normal" style:font-weight-complex="normal"/>
    </style:style>
    <style:style style:name="T223" style:family="text">
      <style:text-properties style:font-size-complex="9pt"/>
    </style:style>
    <style:style style:name="T224" style:family="text">
      <style:text-properties officeooo:rsid="025888b9" style:font-size-complex="9pt"/>
    </style:style>
    <style:style style:name="T2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49bef1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4a5008" style:font-style-asian="normal" style:font-weight-asian="normal" style:font-style-complex="normal" style:font-weight-complex="normal"/>
    </style:style>
    <style:style style:name="T228" style:family="text">
      <style:text-properties officeooo:rsid="025c08b5"/>
    </style:style>
    <style:style style:name="T229" style:family="text">
      <style:text-properties fo:color="#000000" loext:opacity="100%" style:font-name="Bitstream Vera Sans" fo:font-size="10pt" fo:language="fr" fo:country="FR" fo:font-weight="normal" officeooo:rsid="025d5086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30" style:family="text">
      <style:text-properties officeooo:rsid="025d5086"/>
    </style:style>
    <style:style style:name="T231" style:family="text">
      <style:text-properties officeooo:rsid="025ebd3c"/>
    </style:style>
    <style:style style:name="T232" style:family="text"/>
    <style:style style:name="T23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37" style:family="text">
      <style:text-properties fo:color="#000000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 style:rel-width="1197*" fo:start-indent="0cm" fo:end-indent="0.048cm"/>
          <style:column style:rel-width="2478*" fo:start-indent="0.048cm" fo:end-indent="0.049cm"/>
          <style:column style:rel-width="1427*" fo:start-indent="0.049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/>
    </style:style>
    <style:style style:name="gr20" style:family="graphic">
      <style:graphic-properties draw:stroke="solid" draw:stroke-dash="Dash_20_724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_20_724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_20_724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725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_20_725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_20_725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_20_725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_20_725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_20_725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_20_725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_20_725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_20_725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_20_725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_20_726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_20_726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_20_726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_20_726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_20_726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_20_726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_20_726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_20_726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_20_726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_20_726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_20_727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_20_727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_20_727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_20_727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_20_727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draw:stroke-dash="Dash_20_517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72cm" fo:min-width="0.7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solid" draw:stroke-dash="Dash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19cm" svg:stroke-color="#3465a4" draw:marker-start="Dimension_20_Lines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19cm" svg:stroke-color="#99ccff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3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26cm" fo:min-width="0.6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dash" draw:stroke-dash="Ultrafine_20_Dashed" svg:stroke-width="0.03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draw:stroke-dash="Dash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draw:image-opacity="100%" style:mirror="none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draw:auto-grow-height="false" fo:min-height="3.263cm" fo:min-width="3.01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0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solid" draw:stroke-dash="Dash_20_739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_20_739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_20_739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_20_739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_20_739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_20_740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_20_740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_20_740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_20_740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_20_740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_20_740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_20_740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_20_740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_20_740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13cm" fo:min-width="1.1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cfe7f5" draw:textarea-horizontal-align="justify" draw:textarea-vertical-align="middle" draw:auto-grow-height="false" fo:min-height="0.432cm" fo:min-width="0.182cm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13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solid" draw:stroke-dash="Dash_20_740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_20_741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_20_741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_20_741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_20_741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_20_741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cfe7f5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_20_737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_20_737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_20_737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_20_737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_20_738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_20_738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_20_738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_20_738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_20_738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_20_738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_20_738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_20_738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_20_738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_20_738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_20_739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_20_739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_20_739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_20_739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_20_739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cfe7f5" draw:textarea-horizontal-align="justify" draw:textarea-vertical-align="middle" draw:auto-grow-height="false" fo:min-height="0.43cm" fo:min-width="0.1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_20_729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_20_729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_20_729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_20_729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_20_729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_20_729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_20_729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_20_729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_20_729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_20_729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_20_730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_20_730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_20_730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solid" draw:stroke-dash="Dash_20_730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solid" draw:stroke-dash="Dash_20_730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_20_730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_20_730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_20_730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_20_730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_20_730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_20_731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_20_731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_20_731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_20_731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_20_731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_20_731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_20_731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_20_731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_20_72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_20_72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_20_72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_20_72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none" draw:stroke-dash="Dash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none" draw:stroke-dash="Dash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72cm" fo:min-width="0.7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1" style:family="graphic">
      <style:graphic-properties draw:stroke="none" draw:stroke-dash="Dash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2" style:family="graphic">
      <style:graphic-properties draw:stroke="none" draw:stroke-dash="Dash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none" draw:stroke-dash="Dash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4" style:family="graphic">
      <style:graphic-properties draw:stroke="solid" draw:stroke-dash="Dash_20_7318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_20_7319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_20_7321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_20_732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_20_7320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9" style:family="graphic">
      <style:graphic-properties draw:stroke="none" draw:stroke-dash="Dash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76cm" fo:min-width="0.9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1" style:family="graphic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1" draw:name="Shape3_40" draw:style-name="gr55" draw:text-style-name="P140" svg:x1="8.035cm" svg:y1="1.413cm" svg:x2="21.998cm" svg:y2="1.413cm">
        <text:p/>
      </draw:line>
      <draw:frame text:anchor-type="page" text:anchor-page-number="3" draw:z-index="30" draw:name="Shape2_3" draw:style-name="gr56" draw:text-style-name="P159" svg:width="3.918cm" svg:height="1.031cm" draw:transform="rotate (0.0876155284501153) translate (0.137583333333333cm 0.342194444444444cm)">
        <draw:text-box>
          <text:p text:style-name="P140"><text:span text:style-name="T236">Fiche supplémentaire</text:span></text:p>
        </draw:text-box>
      </draw:frame>
      <draw:frame text:anchor-type="page" text:anchor-page-number="3" draw:z-index="29" draw:name="Shape8_7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1</text:span></text:p>
        </draw:text-box>
      </draw:frame>
      <draw:path text:anchor-type="page" text:anchor-page-number="3" draw:z-index="28" draw:name="Shape1_14" draw:style-name="gr58" draw:text-style-name="P143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27" draw:name="Shape3_12" draw:style-name="gr55" draw:text-style-name="P140" svg:x1="8.035cm" svg:y1="1.413cm" svg:x2="21.998cm" svg:y2="1.413cm">
        <text:p/>
      </draw:line>
      <draw:line text:anchor-type="page" text:anchor-page-number="1" draw:z-index="26" draw:name="Shape3_0" draw:style-name="gr55" draw:text-style-name="P140" svg:x1="8.035cm" svg:y1="1.413cm" svg:x2="21.998cm" svg:y2="1.413cm">
        <text:p/>
      </draw:line>
      <draw:frame text:anchor-type="page" text:anchor-page-number="3" draw:z-index="25" draw:name="Shape2_2" draw:style-name="gr56" draw:text-style-name="P159" svg:width="3.918cm" svg:height="1.031cm" draw:transform="rotate (0.0876155284501153) translate (0.137583333333333cm 0.342194444444444cm)">
        <draw:text-box>
          <text:p text:style-name="P140"><text:span text:style-name="T236">Fiche supplémentaire</text:span></text:p>
        </draw:text-box>
      </draw:frame>
      <draw:frame text:anchor-type="page" text:anchor-page-number="3" draw:z-index="24" draw:name="Shape8_2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1</text:span></text:p>
        </draw:text-box>
      </draw:frame>
      <draw:frame text:anchor-type="page" text:anchor-page-number="2" draw:z-index="23" draw:name="Shape2_0" draw:style-name="gr56" draw:text-style-name="P159" svg:width="3.918cm" svg:height="1.031cm" draw:transform="rotate (0.0876155284501153) translate (0.137583333333333cm 0.342194444444444cm)">
        <draw:text-box>
          <text:p text:style-name="P140"><text:span text:style-name="T236">Fiche supplémentaire</text:span></text:p>
        </draw:text-box>
      </draw:frame>
      <draw:frame text:anchor-type="page" text:anchor-page-number="1" draw:z-index="22" draw:name="Shape2_1" draw:style-name="gr56" draw:text-style-name="P159" svg:width="3.918cm" svg:height="1.031cm" draw:transform="rotate (0.0876155284501153) translate (0.137583333333333cm 0.342194444444444cm)">
        <draw:text-box>
          <text:p text:style-name="P140"><text:span text:style-name="T236">Fiche supplémentaire</text:span></text:p>
        </draw:text-box>
      </draw:frame>
      <draw:frame text:anchor-type="page" text:anchor-page-number="3" draw:z-index="9" draw:name="Shape8_4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1</text:span></text:p>
        </draw:text-box>
      </draw:frame>
      <draw:path text:anchor-type="page" text:anchor-page-number="3" draw:z-index="8" draw:name="Shape1_2" draw:style-name="gr58" draw:text-style-name="P143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7" draw:name="Shape8_3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1</text:span></text:p>
        </draw:text-box>
      </draw:frame>
      <draw:line text:anchor-type="page" text:anchor-page-number="2" draw:z-index="6" draw:name="Shape3_1" draw:style-name="gr55" draw:text-style-name="P140" svg:x1="8.035cm" svg:y1="1.413cm" svg:x2="21.998cm" svg:y2="1.413cm">
        <text:p/>
      </draw:line>
      <draw:path text:anchor-type="page" text:anchor-page-number="2" draw:z-index="5" draw:name="Shape1_0" draw:style-name="gr58" draw:text-style-name="P143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4" draw:name="Shape8_1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2</text:span></text:p>
        </draw:text-box>
      </draw:frame>
      <draw:frame text:anchor-type="page" text:anchor-page-number="1" draw:z-index="3" draw:name="Shape8_0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1</text:span></text:p>
        </draw:text-box>
      </draw:frame>
      <draw:frame text:anchor-type="page" text:anchor-page-number="3" draw:z-index="2" draw:name="Shape8" draw:style-name="gr57" draw:text-style-name="P147" svg:width="2.703cm" svg:height="0.715cm" draw:transform="rotate (0.0872664625997165) translate (1.32644444444444cm 1.21884722222222cm)">
        <draw:text-box>
          <text:p text:style-name="P140"><text:span text:style-name="T233">Série 4</text:span></text:p>
        </draw:text-box>
      </draw:frame>
      <draw:path text:anchor-type="page" text:anchor-page-number="1" draw:z-index="1" draw:name="Shape1" draw:style-name="gr58" draw:text-style-name="P143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0" draw:name="Shape1_5" draw:style-name="gr58" draw:text-style-name="P14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705758810" text:style-name="_5f_Numérotation_20_des_20_exercices">
              <text:list-item text:start-value="1">
                <text:h text:style-name="P134" text:outline-level="1" text:restart-numbering="true" text:start-value="1"><text:span text:style-name="Character_5f_20_5f_style">Convertis les longueurs.</text:span></text:h>
              </text:list-item>
            </text:list>
            <text:section text:style-name="Sect3" text:name="Section1">
              <text:list xml:id="list230147188588838" text:continue-numbering="true" text:style-name="_5f_Numérotation_20_des_20_exercices">
                <text:list-item>
                  <text:list>
                    <text:list-item>
                      <text:p text:style-name="P132">84 km = <text:span text:style-name="_5f_Caractères_5f_correction">84 000</text:span><text:span text:style-name="_5f_pointillés_20_gris"> </text:span>m</text:p>
                    </text:list-item>
                    <text:list-item>
                      <text:p text:style-name="P132">84 hm = <text:span text:style-name="_5f_Caractères_5f_correction">8 400</text:span><text:span text:style-name="_5f_pointillés_20_gris"> </text:span>m</text:p>
                    </text:list-item>
                    <text:list-item>
                      <text:p text:style-name="P132">84 mm = <text:span text:style-name="_5f_Caractères_5f_correction">0,084</text:span><text:span text:style-name="_5f_pointillés_20_gris"> </text:span>m</text:p>
                    </text:list-item>
                    <text:list-item>
                      <text:p text:style-name="P132">84 dm = <text:span text:style-name="_5f_Caractères_5f_correction">8,4</text:span><text:span text:style-name="_5f_pointillés_20_gris"> </text:span>m</text:p>
                    </text:list-item>
                    <text:list-item>
                      <text:p text:style-name="P132"><text:span text:style-name="T225">3,1 hm = </text:span><text:span text:style-name="_5f_Caractères_5f_correction"><text:span text:style-name="T225">0,</text:span></text:span><text:span text:style-name="_5f_Caractères_5f_correction"><text:span text:style-name="T226">31</text:span></text:span><text:span text:style-name="_5f_Caractères_5f_gras_5f_Rouge_5f_Italique"><text:span text:style-name="T190"> </text:span></text:span><text:span text:style-name="_5f_Caractères"><text:span text:style-name="T225">km</text:span></text:span></text:p>
                    </text:list-item>
                    <text:list-item>
                      <text:p text:style-name="P132"><text:span text:style-name="T225">3,1 dam = </text:span><text:span text:style-name="_5f_Caractères_5f_correction"><text:span text:style-name="T225">3</text:span></text:span><text:span text:style-name="_5f_Caractères_5f_correction"><text:span text:style-name="T226">1</text:span></text:span><text:span text:style-name="_5f_Caractères_5f_gras_5f_Rouge_5f_Italique"><text:span text:style-name="T190"> </text:span></text:span><text:span text:style-name="_5f_Caractères"><text:span text:style-name="T225">m</text:span></text:span></text:p>
                    </text:list-item>
                    <text:list-item>
                      <text:p text:style-name="P132"><text:span text:style-name="T225">3,1 m = </text:span><text:span text:style-name="_5f_Caractères_5f_correction"><text:span text:style-name="T225">0,</text:span></text:span><text:span text:style-name="_5f_Caractères_5f_correction"><text:span text:style-name="T226">031</text:span></text:span><text:span text:style-name="T225">hm</text:span></text:p>
                    </text:list-item>
                    <text:list-item>
                      <text:p text:style-name="P132"><text:span text:style-name="Character_5f_20_5f_style"><text:span text:style-name="T225">3,1 dm = </text:span></text:span><text:span text:style-name="_5f_Caractères_5f_correction"><text:span text:style-name="T225">3</text:span></text:span><text:span text:style-name="_5f_Caractères_5f_correction"><text:span text:style-name="T226">1</text:span></text:span><text:span text:style-name="_5f_Caractères_5f_gras_5f_Rouge_5f_Italique"><text:span text:style-name="T190"> </text:span></text:span><text:span text:style-name="Character_5f_20_5f_style"><text:span text:style-name="T225">cm</text:span></text:span></text:p>
                    </text:list-item>
                  </text:list>
                </text:list-item>
              </text:list>
            </text:section>
            <text:list xml:id="list230147960779151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Complète les phrases suivantes avec l’unité de longueur qui convient :</text:span></text:h>
                <text:list>
                  <text:list-item>
                    <text:p text:style-name="P129"><text:span text:style-name="Character_5f_20_5f_style">Un homme peut mesurer 180 </text:span><text:span text:style-name="_5f_Caractères_5f_correction">cm</text:span></text:p>
                  </text:list-item>
                  <text:list-item>
                    <text:p text:style-name="P130"><text:span text:style-name="Character_5f_20_5f_style">Une fourmi peut faire 5 </text:span><text:span text:style-name="_5f_Caractères_5f_correction">m</text:span><text:span text:style-name="_5f_Caractères_5f_correction"><text:span text:style-name="T191">m</text:span></text:span><text:span text:style-name="_5f_Caractères_5f_gras_5f_Rouge_5f_Italique"><text:span text:style-name="T185"> </text:span></text:span><text:span text:style-name="Character_5f_20_5f_style">de long. </text:span></text:p>
                  </text:list-item>
                  <text:list-item>
                    <text:p text:style-name="P130"><text:span text:style-name="Character_5f_20_5f_style">La Tour Eiffel a une hauteur d’environ 300 </text:span><text:span text:style-name="_5f_Caractères_5f_correction">m</text:span></text:p>
                  </text:list-item>
                  <text:list-item>
                    <text:p text:style-name="P130"><text:span text:style-name="Character_5f_20_5f_style">Le Stade de France a une longueur de 12 </text:span><text:span text:style-name="_5f_Caractères_5f_correction"><text:span text:style-name="T191">da</text:span></text:span><text:span text:style-name="_5f_Caractères_5f_correction">m </text:span></text:p>
                  </text:list-item>
                  <text:list-item>
                    <text:p text:style-name="P130"><text:span text:style-name="Character_5f_20_5f_style">Le Mont Blanc a une altitude d’environ 4700 </text:span><text:span text:style-name="_5f_Caractères_5f_correction">m</text:span><text:span text:style-name="Character_5f_20_5f_style"> </text:span></text:p>
                  </text:list-item>
                  <text:list-item>
                    <text:p text:style-name="P130"><text:span text:style-name="Character_5f_20_5f_style">Le Mont Everest a une altitude d’environ 9 </text:span><text:span text:style-name="_5f_Caractères_5f_correction">km</text:span></text:p>
                  </text:list-item>
                  <text:list-item>
                    <text:p text:style-name="P130"><text:span text:style-name="Character_5f_20_5f_style">Un sequoia a une hauteur d’environ 60 </text:span><text:span text:style-name="_5f_Caractères_5f_correction">m</text:span></text:p>
                  </text:list-item>
                  <text:list-item>
                    <text:p text:style-name="P130"><text:span text:style-name="Character_5f_20_5f_style">La longueur d’une pipe est de 150 </text:span><text:span text:style-name="_5f_Caractères_5f_correction">m</text:span><text:span text:style-name="_5f_Caractères_5f_correction"><text:span text:style-name="T191">m</text:span></text:span></text:p>
                  </text:list-item>
                  <text:list-item>
                    <text:p text:style-name="P130"><text:span text:style-name="Character_5f_20_5f_style">Un morceau de sucre a une hauteur de 1 </text:span><text:span text:style-name="_5f_Caractères_5f_correction">cm</text:span><text:span text:style-name="_5f_Caractères_5f_gras_5f_Rouge_5f_Italique"> </text:span></text:p>
                  </text:list-item>
                  <text:list-item>
                    <text:p text:style-name="P130"><text:span text:style-name="Character_5f_20_5f_style">Un grain de riz a une longueur d’environ 0,5 </text:span><text:span text:style-name="_5f_Caractères_5f_correction"><text:span text:style-name="T230">c</text:span></text:span><text:span text:style-name="_5f_Caractères_5f_correction"><text:span text:style-name="T191">m</text:span></text:span><text:span text:style-name="_5f_pointillés_20_gris"> </text:span></text:p>
                  </text:list-item>
                  <text:list-item>
                    <text:p text:style-name="P130"><text:span text:style-name="Character_5f_20_5f_style">Le plus grand cachalot a une longueur de 0,2 </text:span><text:span text:style-name="_5f_Caractères_5f_correction"><text:span text:style-name="T225">h</text:span></text:span><text:span text:style-name="_5f_Caractères_5f_correction"><text:span text:style-name="T227">m</text:span></text:span><text:span text:style-name="_5f_Caractères_5f_correction"> </text:span></text:p>
                  </text:list-item>
                  <text:list-item>
                    <text:p text:style-name="P130"><text:span text:style-name="Character_5f_20_5f_style">La distance la plus longue en France métropoli­taine est d’environ 1000 </text:span><text:span text:style-name="_5f_Caractères_5f_correction"><text:span text:style-name="T191">km</text:span></text:span><text:span text:style-name="_5f_Caractères_5f_correction"> </text:span></text:p>
                  </text:list-item>
                </text:list>
              </text:list-item>
              <text:list-item>
                <text:h text:style-name="_5f_Titre_5f_Exercices_5f_sans_5f_Titre" text:outline-level="1"><draw:g text:anchor-type="char" draw:z-index="10" draw:name="Forme10_1" draw:style-name="gr160"><draw:line draw:style-name="gr161" draw:text-style-name="P176" svg:x1="-0.021cm" svg:y1="2.105cm" svg:x2="8.979cm" svg:y2="2.105cm"><text:p/></draw:line><draw:line draw:style-name="gr162" draw:text-style-name="P176" svg:x1="-0.021cm" svg:y1="2.294cm" svg:x2="8.979cm" svg:y2="2.294cm"><text:p/></draw:line><draw:line draw:style-name="gr162" draw:text-style-name="P176" svg:x1="-0.021cm" svg:y1="2.48cm" svg:x2="8.979cm" svg:y2="2.48cm"><text:p/></draw:line><draw:line draw:style-name="gr162" draw:text-style-name="P176" svg:x1="-0.021cm" svg:y1="2.667cm" svg:x2="8.979cm" svg:y2="2.667cm"><text:p/></draw:line><draw:line draw:style-name="gr161" draw:text-style-name="P176" svg:x1="-0.021cm" svg:y1="2.854cm" svg:x2="8.979cm" svg:y2="2.854cm"><text:p/></draw:line><draw:line draw:style-name="gr162" draw:text-style-name="P176" svg:x1="-0.021cm" svg:y1="3.041cm" svg:x2="8.979cm" svg:y2="3.041cm"><text:p/></draw:line><draw:line draw:style-name="gr162" draw:text-style-name="P176" svg:x1="-0.021cm" svg:y1="3.228cm" svg:x2="8.979cm" svg:y2="3.228cm"><text:p/></draw:line><draw:line draw:style-name="gr162" draw:text-style-name="P176" svg:x1="-0.021cm" svg:y1="3.418cm" svg:x2="8.979cm" svg:y2="3.418cm"><text:p/></draw:line><draw:line draw:style-name="gr161" draw:text-style-name="P176" svg:x1="-0.021cm" svg:y1="3.605cm" svg:x2="8.979cm" svg:y2="3.605cm"><text:p/></draw:line><draw:line draw:style-name="gr162" draw:text-style-name="P176" svg:x1="-0.021cm" svg:y1="3.793cm" svg:x2="8.979cm" svg:y2="3.793cm"><text:p/></draw:line><draw:line draw:style-name="gr162" draw:text-style-name="P176" svg:x1="-0.021cm" svg:y1="3.98cm" svg:x2="8.979cm" svg:y2="3.98cm"><text:p/></draw:line><draw:line draw:style-name="gr162" draw:text-style-name="P176" svg:x1="-0.021cm" svg:y1="4.169cm" svg:x2="8.979cm" svg:y2="4.169cm"><text:p/></draw:line><draw:line draw:style-name="gr161" draw:text-style-name="P176" svg:x1="-0.021cm" svg:y1="4.355cm" svg:x2="8.979cm" svg:y2="4.355cm"><text:p/></draw:line><draw:line draw:style-name="gr162" draw:text-style-name="P176" svg:x1="-0.021cm" svg:y1="4.542cm" svg:x2="8.979cm" svg:y2="4.542cm"><text:p/></draw:line><draw:line draw:style-name="gr162" draw:text-style-name="P176" svg:x1="-0.021cm" svg:y1="4.729cm" svg:x2="8.979cm" svg:y2="4.729cm"><text:p/></draw:line><draw:line draw:style-name="gr162" draw:text-style-name="P176" svg:x1="-0.021cm" svg:y1="4.916cm" svg:x2="8.979cm" svg:y2="4.916cm"><text:p/></draw:line><draw:line draw:style-name="gr161" draw:text-style-name="P176" svg:x1="-0.021cm" svg:y1="5.103cm" svg:x2="8.979cm" svg:y2="5.103cm"><text:p/></draw:line><draw:line draw:style-name="gr161" draw:text-style-name="P176" svg:x1="-0.021cm" svg:y1="2.105cm" svg:x2="-0.021cm" svg:y2="5.105cm"><text:p/></draw:line><draw:line draw:style-name="gr161" draw:text-style-name="P176" svg:x1="0.73cm" svg:y1="2.105cm" svg:x2="0.73cm" svg:y2="5.105cm"><text:p/></draw:line><draw:line draw:style-name="gr161" draw:text-style-name="P176" svg:x1="1.479cm" svg:y1="2.105cm" svg:x2="1.479cm" svg:y2="5.105cm"><text:p/></draw:line><draw:line draw:style-name="gr161" draw:text-style-name="P176" svg:x1="2.23cm" svg:y1="2.105cm" svg:x2="2.23cm" svg:y2="5.105cm"><text:p/></draw:line><draw:line draw:style-name="gr161" draw:text-style-name="P176" svg:x1="2.979cm" svg:y1="2.105cm" svg:x2="2.979cm" svg:y2="5.105cm"><text:p/></draw:line><draw:line draw:style-name="gr161" draw:text-style-name="P176" svg:x1="3.729cm" svg:y1="2.105cm" svg:x2="3.729cm" svg:y2="5.105cm"><text:p/></draw:line><draw:line draw:style-name="gr161" draw:text-style-name="P176" svg:x1="4.48cm" svg:y1="2.105cm" svg:x2="4.48cm" svg:y2="5.105cm"><text:p/></draw:line><draw:line draw:style-name="gr161" draw:text-style-name="P176" svg:x1="5.229cm" svg:y1="2.105cm" svg:x2="5.229cm" svg:y2="5.105cm"><text:p/></draw:line><draw:line draw:style-name="gr161" draw:text-style-name="P176" svg:x1="5.979cm" svg:y1="2.105cm" svg:x2="5.979cm" svg:y2="5.105cm"><text:p/></draw:line><draw:line draw:style-name="gr161" draw:text-style-name="P176" svg:x1="6.729cm" svg:y1="2.105cm" svg:x2="6.729cm" svg:y2="5.105cm"><text:p/></draw:line><draw:line draw:style-name="gr161" draw:text-style-name="P176" svg:x1="7.479cm" svg:y1="2.105cm" svg:x2="7.479cm" svg:y2="5.105cm"><text:p/></draw:line><draw:line draw:style-name="gr161" draw:text-style-name="P176" svg:x1="8.23cm" svg:y1="2.105cm" svg:x2="8.23cm" svg:y2="5.105cm"><text:p/></draw:line><draw:line draw:style-name="gr161" draw:text-style-name="P176" svg:x1="8.979cm" svg:y1="2.105cm" svg:x2="8.979cm" svg:y2="5.105cm"><text:p/></draw:line></draw:g><text:span text:style-name="Character_5f_20_5f_style">Dans une pièce rectangulaire de 4,2 m sur 3,6 m, on pose un tapis dont les bords se trouvent à 65 cm de chacun des murs.</text:span></text:h>
              </text:list-item>
            </text:list>
            <text:h text:style-name="_5f_Paragraphe" text:outline-level="1"><text:span text:style-name="Character_5f_20_5f_style">Quelles sont les dimensions de ce tapis ?</text:span></text:h>
            <text:p text:style-name="P102"><text:span text:style-name="_5f_Caractères_5f_correction"><text:span text:style-name="T213">4,2 m = 420 cm <text:s text:c="4"/>420 cm – </text:span></text:span><text:span text:style-name="_5f_Caractères_5f_correction"><text:span text:style-name="T222">(</text:span></text:span><text:span text:style-name="_5f_Caractères_5f_correction"><text:span text:style-name="T204">2 </text:span></text:span><text:span text:style-name="_5f_Caractères_5f_correction"><text:span text:style-name="T221">× </text:span></text:span><text:span text:style-name="_5f_Caractères_5f_correction"><text:span text:style-name="T213">65</text:span></text:span><text:span text:style-name="_5f_Caractères_5f_correction"><text:span text:style-name="T222">)</text:span></text:span><text:span text:style-name="_5f_Caractères_5f_correction"><text:span text:style-name="T213"> cm = </text:span></text:span><text:span text:style-name="_5f_Caractères_5f_correction"><text:span text:style-name="T204">2</text:span></text:span><text:span text:style-name="_5f_Caractères_5f_correction"><text:span text:style-name="T210">90</text:span></text:span><text:span text:style-name="_5f_Caractères_5f_correction"><text:span text:style-name="T213"> cm</text:span></text:span></text:p>
            <text:p text:style-name="P102"><text:span text:style-name="_5f_Caractères_5f_correction"><text:span text:style-name="T204">3,</text:span></text:span><text:span text:style-name="_5f_Caractères_5f_correction"><text:span text:style-name="T210">6</text:span></text:span><text:span text:style-name="_5f_Caractères_5f_correction"><text:span text:style-name="T213"> m = </text:span></text:span><text:span text:style-name="_5f_Caractères_5f_correction"><text:span text:style-name="T204">3</text:span></text:span><text:span text:style-name="_5f_Caractères_5f_correction"><text:span text:style-name="T210">60</text:span></text:span><text:span text:style-name="_5f_Caractères_5f_correction"><text:span text:style-name="T213"> cm <text:s text:c="4"/></text:span></text:span><text:span text:style-name="_5f_Caractères_5f_correction"><text:span text:style-name="T204">3</text:span></text:span><text:span text:style-name="_5f_Caractères_5f_correction"><text:span text:style-name="T210">60</text:span></text:span><text:span text:style-name="_5f_Caractères_5f_correction"><text:span text:style-name="T213"> cm – </text:span></text:span><text:span text:style-name="_5f_Caractères_5f_correction"><text:span text:style-name="T222">(</text:span></text:span><text:span text:style-name="_5f_Caractères_5f_correction"><text:span text:style-name="T204">2 </text:span></text:span><text:span text:style-name="_5f_Caractères_5f_correction"><text:span text:style-name="T221">× </text:span></text:span><text:span text:style-name="_5f_Caractères_5f_correction"><text:span text:style-name="T213">65</text:span></text:span><text:span text:style-name="_5f_Caractères_5f_correction"><text:span text:style-name="T222">)</text:span></text:span><text:span text:style-name="_5f_Caractères_5f_correction"><text:span text:style-name="T213"> cm = </text:span></text:span><text:span text:style-name="_5f_Caractères_5f_correction"><text:span text:style-name="T204">2</text:span></text:span><text:span text:style-name="_5f_Caractères_5f_correction"><text:span text:style-name="T210">30</text:span></text:span><text:span text:style-name="_5f_Caractères_5f_correction"><text:span text:style-name="T213"> cm</text:span></text:span></text:p>
            <text:p text:style-name="P102"><text:span text:style-name="_5f_Caractères_5f_correction"><text:span text:style-name="T221">Le tapis mesure </text:span></text:span><text:span text:style-name="_5f_Caractères_5f_correction"><text:span text:style-name="T229">2,9</text:span></text:span><text:span text:style-name="_5f_Caractères_5f_correction"><text:span text:style-name="T221"> m sur 2,3 m.</text:span></text:span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230147506422154" text:continue-numbering="true" text:style-name="_5f_Numérotation_20_des_20_exercices">
              <text:list-item>
                <text:h text:style-name="_5f_Titre_5f_Exercices_5f_sans_5f_Titre" text:outline-level="1">Comparaison de périmètres</text:h>
              </text:list-item>
            </text:list>
            <text:h text:style-name="_5f_Paragraphe" text:outline-level="1"><draw:g text:anchor-type="paragraph" draw:z-index="11" draw:name="Forme2_5" draw:style-name="gr52"><draw:frame draw:style-name="gr159" draw:text-style-name="P173" svg:width="0.978cm" svg:height="0.477cm" svg:x="0.977cm" svg:y="0.928cm"><draw:text-box><text:p text:style-name="P172"><text:span text:style-name="T239">Fig. 1</text:span></text:p></draw:text-box></draw:frame><draw:g draw:style-name="gr19"><draw:line draw:style-name="gr116" draw:text-style-name="P169" svg:x1="1.949cm" svg:y1="1.281cm" svg:x2="3.247cm" svg:y2="0cm"><text:p/></draw:line><draw:line draw:style-name="gr116" draw:text-style-name="P169" svg:x1="0.449cm" svg:y1="0.933cm" svg:x2="1.95cm" svg:y2="2.941cm"><text:p/></draw:line><draw:line draw:style-name="gr116" draw:text-style-name="P169" svg:x1="0.449cm" svg:y1="0.933cm" svg:x2="3.248cm" svg:y2="0cm"><text:p/></draw:line><draw:line draw:style-name="gr116" draw:text-style-name="P169" svg:x1="1.949cm" svg:y1="1.282cm" svg:x2="1.949cm" svg:y2="2.941cm"><text:p/></draw:line></draw:g></draw:g><draw:g text:anchor-type="paragraph" draw:z-index="12" draw:name="Forme3_5" draw:style-name="gr52"><draw:frame draw:style-name="gr159" draw:text-style-name="P173" svg:width="0.978cm" svg:height="0.477cm" svg:x="5.816cm" svg:y="1.584cm"><draw:text-box><text:p text:style-name="P172"><text:span text:style-name="T239">Fig. 2</text:span></text:p></draw:text-box></draw:frame><draw:line draw:style-name="gr116" draw:text-style-name="P169" svg:x1="4.994cm" svg:y1="2.72cm" svg:x2="6.735cm" svg:y2="2.481cm"><text:p/></draw:line><draw:line draw:style-name="gr116" draw:text-style-name="P169" svg:x1="6.74cm" svg:y1="2.475cm" svg:x2="7.696cm" svg:y2="0.083cm"><text:p/></draw:line><draw:line draw:style-name="gr116" draw:text-style-name="P169" svg:x1="5.38cm" svg:y1="1.731cm" svg:x2="7.696cm" svg:y2="0.083cm"><text:p/></draw:line><draw:line draw:style-name="gr116" draw:text-style-name="P169" svg:x1="5.38cm" svg:y1="1.731cm" svg:x2="4.994cm" svg:y2="2.72cm"><text:p/></draw:line></draw:g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P101" text:outline-level="1"><text:span text:style-name="_5f_pointillés_20_gris"><text:tab/><text:tab/><text:tab/> </text:span></text:h>
            <text:h text:style-name="_5f_Paragraphe" text:outline-level="1"><draw:g text:anchor-type="paragraph" draw:z-index="32" draw:name="Forme1" draw:style-name="gr52"><draw:line draw:name="Forme4_6" draw:style-name="gr53" draw:text-style-name="P158" svg:x1="0.002cm" svg:y1="0.35cm" svg:x2="9.001cm" svg:y2="0.35cm"><text:p/></draw:line><draw:line draw:style-name="gr54" draw:text-style-name="P155" svg:x1="3.012cm" svg:y1="0.203cm" svg:x2="3.022cm" svg:y2="0.419cm"><text:p/></draw:line><draw:line draw:style-name="gr54" draw:text-style-name="P155" svg:x1="4.817cm" svg:y1="0.242cm" svg:x2="4.827cm" svg:y2="0.458cm"><text:p/></draw:line><draw:line draw:style-name="gr54" draw:text-style-name="P155" svg:x1="6.515cm" svg:y1="0.242cm" svg:x2="6.525cm" svg:y2="0.458cm"><text:p/></draw:line><draw:line draw:style-name="gr54" draw:text-style-name="P155" svg:x1="9.015cm" svg:y1="0.242cm" svg:x2="9.025cm" svg:y2="0.458cm"><text:p/></draw:line></draw:g><text:span text:style-name="_5f_Caractères_5f_correction"/></text:h>
            <text:h text:style-name="_5f_Paragraphe" text:outline-level="1"><draw:g text:anchor-type="paragraph" draw:z-index="33" draw:name="Forme11" draw:style-name="gr52"><draw:line draw:name="Forme4_6" draw:style-name="gr53" draw:text-style-name="P158" svg:x1="0cm" svg:y1="0.35cm" svg:x2="8.999cm" svg:y2="0.35cm"><text:p/></draw:line><draw:line draw:style-name="gr54" draw:text-style-name="P155" svg:x1="2.794cm" svg:y1="0.203cm" svg:x2="2.804cm" svg:y2="0.419cm"><text:p/></draw:line><draw:line draw:style-name="gr54" draw:text-style-name="P155" svg:x1="5.299cm" svg:y1="0.242cm" svg:x2="5.309cm" svg:y2="0.458cm"><text:p/></draw:line><draw:line draw:style-name="gr54" draw:text-style-name="P155" svg:x1="6.999cm" svg:y1="0.26cm" svg:x2="7.009cm" svg:y2="0.476cm"><text:p/></draw:line><draw:line draw:style-name="gr54" draw:text-style-name="P155" svg:x1="8.068cm" svg:y1="0.242cm" svg:x2="8.078cm" svg:y2="0.458cm"><text:p/></draw:line></draw:g><text:span text:style-name="_5f_pointillés_20_gris"/></text:h>
            <text:h text:style-name="_5f_Paragraphe" text:outline-level="1"><text:span text:style-name="_5f_pointillés_20_gris"/></text:h>
            <text:list xml:id="list230146841533587" text:continue-list="list230147506422154" text:style-name="_5f_Numérotation_20_des_20_exercices">
              <text:list-item>
                <text:list>
                  <text:list-item text:start-value="1">
                    <text:p text:style-name="P132">Reporte les longueurs des côtés de chaque qua­drilatère sur les demi-droites ci-dessus à l'aide de ton compas.</text:p>
                  </text:list-item>
                  <text:list-item>
                    <text:p text:style-name="P132">Compare le périmètre de ces quadrilatères. </text:p>
                  </text:list-item>
                </text:list>
              </text:list-item>
            </text:list>
            <text:p text:style-name="P103"><text:span text:style-name="_5f_Caractères_5f_correction">Le périmètre du 1. est plus grand que celui du 2.</text:span></text:p>
            <text:list xml:id="list230146850923398" text:continue-numbering="true" text:style-name="_5f_Numérotation_20_des_20_exercices">
              <text:list-item>
                <text:h text:style-name="_5f_Titre_5f_Exercices_5f_avec_5f_Titre" text:outline-level="1">Périmètre par dénombrement</text:h>
              </text:list-item>
            </text:list>
            <text:h text:style-name="_5f_Paragraphe" text:outline-level="1"><draw:g text:anchor-type="as-char" draw:z-index="13" draw:name="Forme5_5" draw:style-name="gr18"><draw:g draw:style-name="gr19"><draw:line draw:style-name="gr117" draw:text-style-name="P170" svg:x1="-0.001cm" svg:y1="5.63cm" svg:x2="8.999cm" svg:y2="5.63cm"><text:p/></draw:line><draw:line draw:style-name="gr118" draw:text-style-name="P170" svg:x1="-0.001cm" svg:y1="5.069cm" svg:x2="8.999cm" svg:y2="5.069cm"><text:p/></draw:line><draw:line draw:style-name="gr119" draw:text-style-name="P170" svg:x1="-0.001cm" svg:y1="4.498cm" svg:x2="8.999cm" svg:y2="4.498cm"><text:p/></draw:line><draw:line draw:style-name="gr120" draw:text-style-name="P170" svg:x1="-0.001cm" svg:y1="3.942cm" svg:x2="8.999cm" svg:y2="3.942cm"><text:p/></draw:line><draw:line draw:style-name="gr121" draw:text-style-name="P170" svg:x1="-0.001cm" svg:y1="3.381cm" svg:x2="8.999cm" svg:y2="3.381cm"><text:p/></draw:line><draw:line draw:style-name="gr122" draw:text-style-name="P170" svg:x1="-0.001cm" svg:y1="2.814cm" svg:x2="8.999cm" svg:y2="2.814cm"><text:p/></draw:line><draw:line draw:style-name="gr123" draw:text-style-name="P170" svg:x1="-0.001cm" svg:y1="2.249cm" svg:x2="8.999cm" svg:y2="2.249cm"><text:p/></draw:line><draw:line draw:style-name="gr124" draw:text-style-name="P170" svg:x1="-0.001cm" svg:y1="1.693cm" svg:x2="8.999cm" svg:y2="1.693cm"><text:p/></draw:line><draw:line draw:style-name="gr125" draw:text-style-name="P170" svg:x1="-0.001cm" svg:y1="1.125cm" svg:x2="8.999cm" svg:y2="1.125cm"><text:p/></draw:line><draw:line draw:style-name="gr126" draw:text-style-name="P170" svg:x1="-0.001cm" svg:y1="0.561cm" svg:x2="8.999cm" svg:y2="0.561cm"><text:p/></draw:line><draw:line draw:style-name="gr127" draw:text-style-name="P170" svg:x1="-0.001cm" svg:y1="-0.001cm" svg:x2="8.999cm" svg:y2="-0.001cm"><text:p/></draw:line><draw:line draw:style-name="gr128" draw:text-style-name="P170" svg:x1="-0.001cm" svg:y1="-0.001cm" svg:x2="-0.001cm" svg:y2="5.629cm"><text:p/></draw:line><draw:line draw:style-name="gr129" draw:text-style-name="P170" svg:x1="0.563cm" svg:y1="-0.001cm" svg:x2="0.563cm" svg:y2="5.629cm"><text:p/></draw:line><draw:line draw:style-name="gr130" draw:text-style-name="P170" svg:x1="1.124cm" svg:y1="-0.001cm" svg:x2="1.124cm" svg:y2="5.629cm"><text:p/></draw:line><draw:line draw:style-name="gr131" draw:text-style-name="P170" svg:x1="1.687cm" svg:y1="-0.001cm" svg:x2="1.687cm" svg:y2="5.629cm"><text:p/></draw:line><draw:line draw:style-name="gr132" draw:text-style-name="P170" svg:x1="2.251cm" svg:y1="-0.001cm" svg:x2="2.251cm" svg:y2="5.629cm"><text:p/></draw:line><draw:line draw:style-name="gr133" draw:text-style-name="P170" svg:x1="2.812cm" svg:y1="-0.001cm" svg:x2="2.812cm" svg:y2="5.629cm"><text:p/></draw:line><draw:line draw:style-name="gr134" draw:text-style-name="P170" svg:x1="3.373cm" svg:y1="-0.001cm" svg:x2="3.373cm" svg:y2="5.629cm"><text:p/></draw:line><draw:line draw:style-name="gr135" draw:text-style-name="P170" svg:x1="3.94cm" svg:y1="-0.001cm" svg:x2="3.94cm" svg:y2="5.629cm"><text:p/></draw:line><draw:line draw:style-name="gr136" draw:text-style-name="P170" svg:x1="4.5cm" svg:y1="-0.001cm" svg:x2="4.5cm" svg:y2="5.629cm"><text:p/></draw:line><draw:line draw:style-name="gr137" draw:text-style-name="P170" svg:x1="5.062cm" svg:y1="-0.001cm" svg:x2="5.062cm" svg:y2="5.629cm"><text:p/></draw:line><draw:line draw:style-name="gr138" draw:text-style-name="P170" svg:x1="5.628cm" svg:y1="-0.001cm" svg:x2="5.628cm" svg:y2="5.629cm"><text:p/></draw:line><draw:line draw:style-name="gr139" draw:text-style-name="P170" svg:x1="6.188cm" svg:y1="-0.001cm" svg:x2="6.188cm" svg:y2="5.629cm"><text:p/></draw:line><draw:line draw:style-name="gr140" draw:text-style-name="P170" svg:x1="6.75cm" svg:y1="-0.001cm" svg:x2="6.75cm" svg:y2="5.629cm"><text:p/></draw:line><draw:line draw:style-name="gr141" draw:text-style-name="P170" svg:x1="7.316cm" svg:y1="-0.001cm" svg:x2="7.316cm" svg:y2="5.629cm"><text:p/></draw:line><draw:line draw:style-name="gr142" draw:text-style-name="P170" svg:x1="7.877cm" svg:y1="-0.001cm" svg:x2="7.877cm" svg:y2="5.629cm"><text:p/></draw:line><draw:line draw:style-name="gr143" draw:text-style-name="P170" svg:x1="8.438cm" svg:y1="-0.001cm" svg:x2="8.438cm" svg:y2="5.629cm"><text:p/></draw:line><draw:line draw:style-name="gr144" draw:text-style-name="P170" svg:x1="8.999cm" svg:y1="-0.001cm" svg:x2="8.999cm" svg:y2="5.629cm"><text:p/></draw:line></draw:g><draw:g draw:style-name="gr19"><draw:polygon draw:style-name="gr145" draw:text-style-name="P171" svg:width="2.252cm" svg:height="2.25cm" svg:x="0.559cm" svg:y="0.561cm" svg:viewBox="0 0 2253 2251" draw:points="2253,0 2253,2251 0,2251 0,0"><text:p/></draw:polygon><draw:polygon draw:style-name="gr146" draw:text-style-name="P171" svg:width="2.253cm" svg:height="2.816cm" svg:x="6.184cm" svg:y="2.249cm" svg:viewBox="0 0 2254 2817" draw:points="559,0 1691,0 1691,845 2254,845 2254,1127 1691,1127 1691,1973 2254,1973 2254,2253 1691,2253 1691,2817 0,2817 0,2534 559,2534 559,1689 0,1689 0,1409 559,1409 559,564 0,564 0,283 559,283"><text:p/></draw:polygon><draw:polygon draw:style-name="gr147" draw:text-style-name="P171" svg:width="5.064cm" svg:height="1.127cm" svg:x="3.373cm" svg:y="0.561cm" svg:viewBox="0 0 5065 1128" draw:points="5065,0 5065,1128 0,1128 0,0"><text:p/></draw:polygon><draw:polygon draw:style-name="gr148" draw:text-style-name="P171" svg:width="3.376cm" svg:height="1.687cm" svg:x="1.138cm" svg:y="3.384cm" svg:viewBox="0 0 3377 1688" draw:points="1128,0 1128,562 0,562 0,1126 1128,1126 1128,1688 2251,1688 2251,1126 3377,1126 3377,562 2251,562 2251,0"><text:p/></draw:polygon><draw:frame draw:style-name="gr149" draw:text-style-name="P173" svg:width="1.408cm" svg:height="0.477cm" svg:x="1.215cm" svg:y="1.429cm"><draw:text-box><text:p text:style-name="P172"><text:span text:style-name="T239"><text:s/></text:span><text:span text:style-name="T239">Fig. 1</text:span></text:p></draw:text-box></draw:frame><draw:frame draw:style-name="gr150" draw:text-style-name="P174" svg:width="0.713cm" svg:height="0.373cm" svg:x="0.503cm" svg:y="5.103cm"><draw:text-box><text:p text:style-name="P153"><text:span text:style-name="T240">1 u.l.</text:span></text:p></draw:text-box></draw:frame><draw:frame draw:style-name="gr151" draw:text-style-name="P173" svg:width="1.408cm" svg:height="0.477cm" svg:x="6.916cm" svg:y="3.454cm"><draw:text-box><text:p text:style-name="P172"><text:span text:style-name="T239">Fig. 4</text:span></text:p></draw:text-box></draw:frame><draw:frame draw:style-name="gr152" draw:text-style-name="P173" svg:width="1.415cm" svg:height="0.477cm" svg:x="2.445cm" svg:y="4.004cm"><draw:text-box><text:p text:style-name="P172"><text:span text:style-name="T239">Fig. 3</text:span></text:p></draw:text-box></draw:frame><draw:frame draw:style-name="gr153" draw:text-style-name="P173" svg:width="1.269cm" svg:height="0.477cm" svg:x="5.516cm" svg:y="0.884cm"><draw:text-box><text:p text:style-name="P172"><text:span text:style-name="T239">Fig. 2</text:span></text:p></draw:text-box></draw:frame><draw:line draw:style-name="gr154" draw:text-style-name="P170" svg:x1="0.578cm" svg:y1="5.514cm" svg:x2="1.137cm" svg:y2="5.514cm"><text:p/></draw:line><draw:polygon draw:style-name="gr155" draw:text-style-name="P175" svg:width="2.251cm" svg:height="2.25cm" svg:x="0.56cm" svg:y="0.561cm" svg:viewBox="0 0 2252 2251" draw:points="0,0 2252,0 2252,2251 0,2251"><text:p/></draw:polygon><draw:polygon draw:style-name="gr156" draw:text-style-name="P175" svg:width="3.373cm" svg:height="1.688cm" svg:x="1.138cm" svg:y="3.382cm" svg:viewBox="0 0 3374 1689" draw:points="1125,0 2249,0 2249,563 3374,563 3374,1126 2249,1126 2249,1689 1125,1689 1125,1126 0,1126 0,563 1125,563"><text:p/></draw:polygon><draw:polygon draw:style-name="gr157" draw:text-style-name="P175" svg:width="5.061cm" svg:height="1.127cm" svg:x="3.376cm" svg:y="0.561cm" svg:viewBox="0 0 5062 1128" draw:points="0,0 5062,0 5062,1128 0,1128"><text:p/></draw:polygon><draw:polygon draw:style-name="gr158" draw:text-style-name="P175" svg:width="2.253cm" svg:height="2.814cm" svg:x="6.184cm" svg:y="2.254cm" svg:viewBox="0 0 2254 2815" draw:points="563,0 1691,0 1691,845 2254,845 2254,1126 1691,1126 1691,1970 2254,1970 2254,2252 1691,2252 1691,2815 0,2815 0,2533 563,2533 563,1689 0,1689 0,1407 563,1407 563,563 0,563 0,282 563,282"><text:p/></draw:polygon></draw:g></draw:g></text:h>
            <text:h text:style-name="_5f_Paragraphe" text:outline-level="1">Observe attentivement l'unité de longueur (1 u.l.) pour déterminer le périmètre de chaque figure ex­primé en unités de longueur, puis en cm en consi­dérant <text:s/>1 u.l. = 0,5 cm.</text:h>
            <table:table table:name="Tableau30" table:style-name="Tableau30">
              <table:table-column table:style-name="Tableau30.A"/>
              <table:table-column table:style-name="Tableau30.B" table:number-columns-repeated="4"/>
              <table:table-row table:style-name="Tableau30.1">
                <table:table-cell table:style-name="Tableau30.A1" office:value-type="string">
                  <text:h text:style-name="_5f_Tableau_5f_Centré_5f_Gras" text:outline-level="1">Figure</text:h>
                </table:table-cell>
                <table:table-cell table:style-name="Tableau30.B1" office:value-type="float" office:value="1">
                  <text:h text:style-name="_5f_Tableau_5f_Centré_5f_Gras" text:outline-level="1">1</text:h>
                </table:table-cell>
                <table:table-cell table:style-name="Tableau30.C1" office:value-type="float" office:value="2">
                  <text:h text:style-name="_5f_Tableau_5f_Centré_5f_Gras" text:outline-level="1">2</text:h>
                </table:table-cell>
                <table:table-cell table:style-name="Tableau30.D1" office:value-type="float" office:value="3">
                  <text:h text:style-name="_5f_Tableau_5f_Centré_5f_Gras" text:outline-level="1">3</text:h>
                </table:table-cell>
                <table:table-cell table:style-name="Tableau30.E1" office:value-type="float" office:value="4">
                  <text:h text:style-name="_5f_Tableau_5f_Centré_5f_Gras" text:outline-level="1">4</text:h>
                </table:table-cell>
              </table:table-row>
              <table:table-row table:style-name="Tableau30.2">
                <table:table-cell table:style-name="Tableau30.A2" office:value-type="string">
                  <text:h text:style-name="_5f_Tableau_5f_Centré_5f_Gras" text:outline-level="1">Périmètre ex­primé en u.l.</text:h>
                </table:table-cell>
                <table:table-cell table:style-name="Tableau30.B2" office:value-type="string">
                  <text:h text:style-name="P110" text:outline-level="1"><text:span text:style-name="_5f_Caractères_5f_correction">16</text:span></text:h>
                </table:table-cell>
                <table:table-cell table:style-name="Tableau30.C2" office:value-type="string">
                  <text:h text:style-name="P110" text:outline-level="1"><text:span text:style-name="_5f_Caractères_5f_correction">22</text:span></text:h>
                </table:table-cell>
                <table:table-cell table:style-name="Tableau30.D2" office:value-type="string">
                  <text:h text:style-name="P110" text:outline-level="1"><text:span text:style-name="_5f_Caractères_5f_correction">18</text:span></text:h>
                </table:table-cell>
                <table:table-cell table:style-name="Tableau30.E2" office:value-type="string">
                  <text:h text:style-name="P110" text:outline-level="1"><text:span text:style-name="_5f_Caractères_5f_correction">24</text:span></text:h>
                </table:table-cell>
              </table:table-row>
              <table:table-row table:style-name="Tableau30.2">
                <table:table-cell table:style-name="Tableau30.A2" office:value-type="string">
                  <text:h text:style-name="_5f_Tableau_5f_Centré_5f_Gras" text:outline-level="1">Périmètre ex­primé en cm</text:h>
                </table:table-cell>
                <table:table-cell table:style-name="Tableau30.B3" office:value-type="string">
                  <text:h text:style-name="P110" text:outline-level="1"><text:span text:style-name="_5f_Caractères_5f_correction">8</text:span></text:h>
                </table:table-cell>
                <table:table-cell table:style-name="Tableau30.C3" office:value-type="string">
                  <text:h text:style-name="P110" text:outline-level="1"><text:span text:style-name="_5f_Caractères_5f_correction">11</text:span></text:h>
                </table:table-cell>
                <table:table-cell table:style-name="Tableau30.D3" office:value-type="string">
                  <text:h text:style-name="P110" text:outline-level="1"><text:span text:style-name="_5f_Caractères_5f_correction">9</text:span></text:h>
                </table:table-cell>
                <table:table-cell table:style-name="Tableau30.E3" office:value-type="string">
                  <text:h text:style-name="P110" text:outline-level="1"><text:span text:style-name="_5f_Caractères_5f_correction">12</text:span></text:h>
                </table:table-cell>
              </table:table-row>
            </table:table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oft-page-break/><text:span text:style-name="_5f_Caractères"/></text:h>
            <text:h text:style-name="_5f_Paragraphe" text:outline-level="1"><text:span text:style-name="_5f_Caractères"/></text:h>
            <text:list xml:id="list230147326025419" text:continue-numbering="true" text:style-name="_5f_Numérotation_20_des_20_exercices">
              <text:list-item>
                <text:h text:style-name="P138" text:outline-level="1"><text:span text:style-name="_5f_Caractères">Construis ci-dessous deux polygones de péri­mètres respectifs 12 u.l. et 15 u.l.</text:span></text:h>
                <text:p text:style-name="P132"><text:span text:style-name="_5f_pointillés_20_gris"><draw:g text:anchor-type="as-char" draw:z-index="34" draw:name="Forme12" draw:style-name="gr18"><draw:g draw:name="Forme6_4" draw:style-name="gr19"><draw:line draw:style-name="gr20" draw:text-style-name="P152" svg:x1="-0.001cm" svg:y1="5.63cm" svg:x2="8.999cm" svg:y2="5.63cm"><text:p/></draw:line><draw:line draw:style-name="gr21" draw:text-style-name="P152" svg:x1="-0.001cm" svg:y1="5.069cm" svg:x2="8.999cm" svg:y2="5.069cm"><text:p/></draw:line><draw:line draw:style-name="gr22" draw:text-style-name="P152" svg:x1="-0.001cm" svg:y1="4.499cm" svg:x2="8.999cm" svg:y2="4.499cm"><text:p/></draw:line><draw:line draw:style-name="gr23" draw:text-style-name="P152" svg:x1="-0.001cm" svg:y1="3.942cm" svg:x2="8.999cm" svg:y2="3.942cm"><text:p/></draw:line><draw:line draw:style-name="gr24" draw:text-style-name="P152" svg:x1="-0.001cm" svg:y1="3.381cm" svg:x2="8.999cm" svg:y2="3.381cm"><text:p/></draw:line><draw:line draw:style-name="gr25" draw:text-style-name="P152" svg:x1="-0.001cm" svg:y1="2.814cm" svg:x2="8.999cm" svg:y2="2.814cm"><text:p/></draw:line><draw:line draw:style-name="gr26" draw:text-style-name="P152" svg:x1="-0.001cm" svg:y1="2.25cm" svg:x2="8.999cm" svg:y2="2.25cm"><text:p/></draw:line><draw:line draw:style-name="gr27" draw:text-style-name="P152" svg:x1="-0.001cm" svg:y1="1.693cm" svg:x2="8.999cm" svg:y2="1.693cm"><text:p/></draw:line><draw:line draw:style-name="gr28" draw:text-style-name="P152" svg:x1="-0.001cm" svg:y1="1.125cm" svg:x2="8.999cm" svg:y2="1.125cm"><text:p/></draw:line><draw:line draw:style-name="gr29" draw:text-style-name="P152" svg:x1="-0.001cm" svg:y1="0.562cm" svg:x2="8.999cm" svg:y2="0.562cm"><text:p/></draw:line><draw:line draw:style-name="gr30" draw:text-style-name="P152" svg:x1="-0.001cm" svg:y1="-0.001cm" svg:x2="8.999cm" svg:y2="-0.001cm"><text:p/></draw:line><draw:line draw:style-name="gr31" draw:text-style-name="P152" svg:x1="-0.001cm" svg:y1="-0.001cm" svg:x2="-0.001cm" svg:y2="5.629cm"><text:p/></draw:line><draw:line draw:style-name="gr32" draw:text-style-name="P152" svg:x1="0.563cm" svg:y1="-0.001cm" svg:x2="0.563cm" svg:y2="5.629cm"><text:p/></draw:line><draw:line draw:style-name="gr33" draw:text-style-name="P152" svg:x1="1.124cm" svg:y1="-0.001cm" svg:x2="1.124cm" svg:y2="5.629cm"><text:p/></draw:line><draw:line draw:style-name="gr34" draw:text-style-name="P152" svg:x1="1.687cm" svg:y1="-0.001cm" svg:x2="1.687cm" svg:y2="5.629cm"><text:p/></draw:line><draw:line draw:style-name="gr35" draw:text-style-name="P152" svg:x1="2.251cm" svg:y1="-0.001cm" svg:x2="2.251cm" svg:y2="5.629cm"><text:p/></draw:line><draw:line draw:style-name="gr36" draw:text-style-name="P152" svg:x1="2.812cm" svg:y1="-0.001cm" svg:x2="2.812cm" svg:y2="5.629cm"><text:p/></draw:line><draw:line draw:style-name="gr37" draw:text-style-name="P152" svg:x1="3.373cm" svg:y1="-0.001cm" svg:x2="3.373cm" svg:y2="5.629cm"><text:p/></draw:line><draw:line draw:style-name="gr38" draw:text-style-name="P152" svg:x1="3.94cm" svg:y1="-0.001cm" svg:x2="3.94cm" svg:y2="5.629cm"><text:p/></draw:line><draw:line draw:style-name="gr39" draw:text-style-name="P152" svg:x1="4.5cm" svg:y1="-0.001cm" svg:x2="4.5cm" svg:y2="5.629cm"><text:p/></draw:line><draw:line draw:style-name="gr40" draw:text-style-name="P152" svg:x1="5.062cm" svg:y1="-0.001cm" svg:x2="5.062cm" svg:y2="5.629cm"><text:p/></draw:line><draw:line draw:style-name="gr41" draw:text-style-name="P152" svg:x1="5.628cm" svg:y1="-0.001cm" svg:x2="5.628cm" svg:y2="5.629cm"><text:p/></draw:line><draw:line draw:style-name="gr42" draw:text-style-name="P152" svg:x1="6.188cm" svg:y1="-0.001cm" svg:x2="6.188cm" svg:y2="5.629cm"><text:p/></draw:line><draw:line draw:style-name="gr43" draw:text-style-name="P152" svg:x1="6.75cm" svg:y1="-0.001cm" svg:x2="6.75cm" svg:y2="5.629cm"><text:p/></draw:line><draw:line draw:style-name="gr44" draw:text-style-name="P152" svg:x1="7.316cm" svg:y1="-0.001cm" svg:x2="7.316cm" svg:y2="5.629cm"><text:p/></draw:line><draw:line draw:style-name="gr45" draw:text-style-name="P152" svg:x1="7.877cm" svg:y1="-0.001cm" svg:x2="7.877cm" svg:y2="5.629cm"><text:p/></draw:line><draw:line draw:style-name="gr46" draw:text-style-name="P152" svg:x1="8.438cm" svg:y1="-0.001cm" svg:x2="8.438cm" svg:y2="5.629cm"><text:p/></draw:line><draw:line draw:style-name="gr47" draw:text-style-name="P152" svg:x1="8.999cm" svg:y1="-0.001cm" svg:x2="8.999cm" svg:y2="5.629cm"><text:p/></draw:line><draw:frame draw:style-name="gr48" draw:text-style-name="P154" svg:width="0.713cm" svg:height="0.373cm" svg:x="1.612cm" svg:y="5.101cm"><draw:text-box><text:p text:style-name="P153"><text:span text:style-name="T234">1 u.l.</text:span></text:p></draw:text-box></draw:frame><draw:line draw:style-name="gr49" draw:text-style-name="P152" svg:x1="1.687cm" svg:y1="5.515cm" svg:x2="2.246cm" svg:y2="5.515cm"><text:p/></draw:line></draw:g><draw:polygon draw:style-name="gr50" draw:text-style-name="P155" svg:width="1.672cm" svg:height="1.715cm" svg:x="1.698cm" svg:y="0.543cm" svg:viewBox="0 0 1673 1716" draw:points="1104,0 1112,570 1662,567 1658,1139 1673,1716 559,1708 567,1155 0,1160 0,23"><text:p/></draw:polygon><draw:frame draw:style-name="gr51" draw:text-style-name="P157" svg:width="2.31cm" svg:height="0.659cm" svg:x="1.591cm" svg:y="2.316cm"><draw:text-box><text:p text:style-name="P156"><text:span text:style-name="T235">P= 12 U.L.</text:span></text:p></draw:text-box></draw:frame><draw:polygon draw:style-name="gr50" draw:text-style-name="P155" svg:width="2.505cm" svg:height="1.707cm" svg:x="5.652cm" svg:y="0.543cm" svg:viewBox="0 0 2506 1708" draw:points="1104,0 1111,601 2506,585 2506,1130 2506,1684 559,1708 567,1155 0,1160 0,23"><text:p/></draw:polygon><draw:frame draw:style-name="gr51" draw:text-style-name="P157" svg:width="2.311cm" svg:height="0.659cm" svg:x="6.01cm" svg:y="2.325cm"><draw:text-box><text:p text:style-name="P156"><text:span text:style-name="T235">P= 15 U.L.</text:span></text:p></draw:text-box></draw:frame></draw:g></text:span></text:p>
              </text:list-item>
              <text:list-item>
                <text:h text:style-name="_5f_Titre_5f_Exercices_5f_sans_5f_Titre" text:outline-level="1"><text:span text:style-name="Character_5f_20_5f_style">Détermine, à l'aide de ta règle graduée, le périmètre de chacune des figures ci‑dessous.</text:span></text:h>
              </text:list-item>
            </text:list>
            <text:section text:style-name="Sect4" text:name="Section10">
              <table:table table:name="Tableau31" table:style-name="Tableau31">
                <table:table-column table:style-name="Tableau31.A"/>
                <table:table-row table:style-name="Tableau31.1">
                  <table:table-cell table:style-name="Tableau31.A1" office:value-type="string">
                    <text:p text:style-name="Standard"><draw:g text:anchor-type="as-char" draw:z-index="14" draw:name="Forme7_4" draw:style-name="gr18"><draw:line draw:style-name="gr116" draw:text-style-name="P169" svg:x1="0.423cm" svg:y1="1.695cm" svg:x2="0cm" svg:y2="0cm"><text:p/></draw:line><draw:line draw:style-name="gr116" draw:text-style-name="P169" svg:x1="0.423cm" svg:y1="1.698cm" svg:x2="1.266cm" svg:y2="1.155cm"><text:p/></draw:line><draw:line draw:style-name="gr116" draw:text-style-name="P169" svg:x1="0cm" svg:y1="0cm" svg:x2="1.266cm" svg:y2="1.152cm"><text:p/></draw:line></draw:g></text:p>
                  </table:table-cell>
                </table:table-row>
              </table:table>
              <text:list xml:id="list230147350203021" text:continue-numbering="true" text:style-name="_5f_Numérotation_20_des_20_exercices">
                <text:list-header>
                  <text:h text:style-name="P128" text:outline-level="1">Figure 1</text:h>
                </text:list-header>
              </text:list>
              <table:table table:name="Tableau32" table:style-name="Tableau32">
                <table:table-column table:style-name="Tableau32.A"/>
                <table:table-row table:style-name="Tableau32.1">
                  <table:table-cell table:style-name="Tableau32.A1" office:value-type="string">
                    <text:p text:style-name="Standard"><draw:g text:anchor-type="as-char" draw:z-index="15" draw:name="Forme8_4" draw:style-name="gr18"><draw:line draw:style-name="gr116" draw:text-style-name="P169" svg:x1="0cm" svg:y1="0.861cm" svg:x2="1.259cm" svg:y2="0cm"><text:p/></draw:line><draw:line draw:style-name="gr116" draw:text-style-name="P169" svg:x1="0.968cm" svg:y1="1.138cm" svg:x2="0.765cm" svg:y2="1.821cm"><text:p/></draw:line><draw:line draw:style-name="gr116" draw:text-style-name="P169" svg:x1="0cm" svg:y1="0.862cm" svg:x2="0.968cm" svg:y2="1.14cm"><text:p/></draw:line><draw:line draw:style-name="gr116" draw:text-style-name="P169" svg:x1="1.259cm" svg:y1="0cm" svg:x2="3.861cm" svg:y2="1.627cm"><text:p/></draw:line><draw:line draw:style-name="gr116" draw:text-style-name="P169" svg:x1="0.765cm" svg:y1="1.823cm" svg:x2="3.852cm" svg:y2="1.627cm"><text:p/></draw:line></draw:g></text:p>
                  </table:table-cell>
                </table:table-row>
              </table:table>
              <text:list xml:id="list230146734186053" text:continue-numbering="true" text:style-name="_5f_Numérotation_20_des_20_exercices">
                <text:list-header>
                  <text:h text:style-name="P128" text:outline-level="1">Figure 2</text:h>
                </text:list-header>
              </text:list>
              <table:table table:name="Tableau33" table:style-name="Tableau33">
                <table:table-column table:style-name="Tableau33.A"/>
                <table:table-row table:style-name="Tableau33.1">
                  <table:table-cell table:style-name="Tableau33.A1" office:value-type="string">
                    <text:list xml:id="list230148378066806" text:continue-list="list230146734186053" text:style-name="_5f_Numérotation_20_des_20_exercices_20_livrets">
                      <text:list-header>
                        <text:p text:style-name="P123"><draw:g text:anchor-type="as-char" draw:z-index="16" draw:name="Forme9_1" draw:style-name="gr18"><draw:line draw:style-name="gr116" draw:text-style-name="P169" svg:x1="0.064cm" svg:y1="1.201cm" svg:x2="1.403cm" svg:y2="1.877cm"><text:p/></draw:line><draw:line draw:style-name="gr116" draw:text-style-name="P169" svg:x1="1.408cm" svg:y1="1.871cm" svg:x2="1.966cm" svg:y2="0cm"><text:p/></draw:line><draw:line draw:style-name="gr116" draw:text-style-name="P169" svg:x1="0cm" svg:y1="0cm" svg:x2="1.966cm" svg:y2="0cm"><text:p/></draw:line><draw:line draw:style-name="gr116" draw:text-style-name="P169" svg:x1="0cm" svg:y1="0cm" svg:x2="0.048cm" svg:y2="1.199cm"><text:p/></draw:line></draw:g></text:p>
                      </text:list-header>
                    </text:list>
                  </table:table-cell>
                </table:table-row>
              </table:table>
              <text:list xml:id="list230148528342640" text:continue-list="list230148378066806" text:style-name="_5f_Numérotation_20_des_20_exercices">
                <text:list-header>
                  <text:h text:style-name="P128" text:outline-level="1">Figure 3</text:h>
                </text:list-header>
              </text:list>
            </text:section>
            <table:table table:name="Tableau34" table:style-name="Tableau34">
              <table:table-column table:style-name="Tableau34.A" table:number-columns-repeated="3"/>
              <table:table-column table:style-name="Tableau34.D"/>
              <table:table-row table:style-name="Tableau34.1">
                <table:table-cell table:style-name="Tableau34.A1" office:value-type="string">
                  <text:h text:style-name="_5f_Tableau_5f_Centré_5f_Gras" text:outline-level="1">Figure</text:h>
                </table:table-cell>
                <table:table-cell table:style-name="Tableau34.B1" office:value-type="float" office:value="1">
                  <text:h text:style-name="_5f_Tableau_5f_Centré_5f_Gras" text:outline-level="1">1</text:h>
                </table:table-cell>
                <table:table-cell table:style-name="Tableau34.B1" office:value-type="float" office:value="2">
                  <text:h text:style-name="_5f_Tableau_5f_Centré_5f_Gras" text:outline-level="1">2</text:h>
                </table:table-cell>
                <table:table-cell table:style-name="Tableau34.D1" office:value-type="string">
                  <text:h text:style-name="_5f_Tableau_5f_Centré_5f_Gras" text:outline-level="1">3</text:h>
                </table:table-cell>
              </table:table-row>
              <table:table-row table:style-name="Tableau34.2">
                <table:table-cell table:style-name="Tableau34.A2" office:value-type="string">
                  <text:h text:style-name="_5f_Tableau_5f_Centré_5f_Gras" text:outline-level="1">Périmètre en cm</text:h>
                </table:table-cell>
                <table:table-cell table:style-name="Tableau34.C2" office:value-type="string">
                  <text:h text:style-name="P111" text:outline-level="1"><text:span text:style-name="_5f_Caractères_5f_correction"><text:span text:style-name="T213">4,4</text:span></text:span></text:h>
                </table:table-cell>
                <table:table-cell table:style-name="Tableau34.C2" office:value-type="string">
                  <text:h text:style-name="P112" text:outline-level="1"><text:span text:style-name="_5f_Caractères_5f_correction"><text:span text:style-name="T213">9,</text:span></text:span><text:span text:style-name="_5f_Caractères_5f_correction"><text:span text:style-name="T214">3</text:span></text:span></text:h>
                </table:table-cell>
                <table:table-cell table:style-name="Tableau34.D2" office:value-type="string">
                  <text:h text:style-name="P122" text:outline-level="1"><text:span text:style-name="_5f_Caractères_5f_correction"><text:span text:style-name="T228">6,7</text:span></text:span></text:h>
                </table:table-cell>
              </table:table-row>
            </table:table>
            <text:list xml:id="list230148605288899" text:continue-numbering="true" text:style-name="_5f_Numérotation_20_des_20_exercices">
              <text:list-item>
                <text:h text:style-name="_5f_Titre_5f_Exercices_5f_sans_5f_Titre" text:outline-level="1">Quel est le périmètre d'un carré : </text:h>
                <text:list>
                  <text:list-item text:start-value="1">
                    <text:p text:style-name="P132">de côté 6 cm ?</text:p>
                  </text:list-item>
                </text:list>
              </text:list-item>
            </text:list>
            <text:h text:style-name="P118" text:outline-level="1"><text:span text:style-name="_5f_Caractères_5f_correction"><text:span text:style-name="T192">P </text:span></text:span><text:span text:style-name="_5f_Caractères_5f_correction">= 4 × 6 cm = 24 cm</text:span></text:h>
            <text:p text:style-name="_5f_Paragraphe_5f_Réponse_5f_Pointillés_5f_Grisés"><text:span text:style-name="_5f_pointillés_20_gris"/></text:p>
            <text:list xml:id="list230147681542384" text:continue-numbering="true" text:style-name="_5f_Numérotation_20_des_20_exercices">
              <text:list-item>
                <text:list>
                  <text:list-item>
                    <text:p text:style-name="P132">de côté 4,6 cm ?</text:p>
                  </text:list-item>
                </text:list>
              </text:list-item>
            </text:list>
            <text:h text:style-name="P118" text:outline-level="1"><text:span text:style-name="_5f_Caractères_5f_correction"><text:span text:style-name="T192">P </text:span></text:span><text:span text:style-name="_5f_Caractères_5f_correction">= 4 × </text:span><text:span text:style-name="_5f_Caractères_5f_correction"><text:span text:style-name="T192">4,</text:span></text:span><text:span text:style-name="_5f_Caractères_5f_correction">6 cm = </text:span><text:span text:style-name="_5f_Caractères_5f_correction"><text:span text:style-name="T200">1</text:span></text:span><text:span text:style-name="_5f_Caractères_5f_correction"><text:span text:style-name="T201">8,4</text:span></text:span><text:span text:style-name="_5f_Caractères_5f_correction"> cm</text:span></text:h>
            <text:h text:style-name="P118" text:outline-level="1"><text:span text:style-name="_5f_Caractères_5f_gras_5f_Rouge_5f_Italique"/></text:h>
            <text:list xml:id="list230147452883027" text:continue-numbering="true" text:style-name="_5f_Numérotation_20_des_20_exercices">
              <text:list-item>
                <text:h text:style-name="_5f_Titre_5f_Exercices_5f_sans_5f_Titre" text:outline-level="1">Soit un carré de côté c et de périmètre P. Complète le tableau.</text:h>
              </text:list-item>
            </text:list>
            <table:table table:name="Tableau35" table:style-name="Tableau35">
              <table:table-column table:style-name="Tableau35.A"/>
              <table:table-column table:style-name="Tableau35.B"/>
              <table:table-column table:style-name="Tableau35.C"/>
              <table:table-column table:style-name="Tableau35.D"/>
              <table:table-column table:style-name="Tableau35.E"/>
              <table:table-row table:style-name="Tableau35.1">
                <table:table-cell table:style-name="Tableau35.A1" office:value-type="string">
                  <text:h text:style-name="_5f_Tableau_5f_Centré_5f_Gras" text:outline-level="1">c</text:h>
                </table:table-cell>
                <table:table-cell table:style-name="Tableau35.B1" office:value-type="string">
                  <text:h text:style-name="_5f_Tableau_5f_Centré" text:outline-level="1">8 cm</text:h>
                </table:table-cell>
                <table:table-cell table:style-name="Tableau35.C1" office:value-type="string">
                  <text:h text:style-name="_5f_Tableau_5f_Centré" text:outline-level="1">1,5 cm</text:h>
                </table:table-cell>
                <table:table-cell table:style-name="Tableau35.D1" office:value-type="string">
                  <text:h text:style-name="P115" text:outline-level="1"><text:span text:style-name="_5f_Caractères_5f_gras_5f_Rouge_5f_Italique"><text:span text:style-name="T187">4</text:span></text:span><text:span text:style-name="_5f_Caractères_5f_gras_5f_Rouge_5f_Italique"><text:span text:style-name="T192"> mm</text:span></text:span></text:h>
                </table:table-cell>
                <table:table-cell table:style-name="Tableau35.E1" office:value-type="string">
                  <text:list xml:id="list230148611021995" text:continue-list="list230147452883027" text:style-name="_5f_Numérotation_20_des_20_exercices_20_livrets">
                    <text:list-header>
                      <text:h text:style-name="P135" text:outline-level="1"><text:span text:style-name="_5f_Caractères_5f_gras_5f_Rouge_5f_Italique"><text:span text:style-name="T187">5,</text:span></text:span><text:span text:style-name="_5f_Caractères_5f_gras_5f_Rouge_5f_Italique"><text:span text:style-name="T188">5</text:span></text:span><text:span text:style-name="_5f_Caractères_5f_gras_5f_Rouge_5f_Italique"><text:span text:style-name="T186"> m</text:span></text:span></text:h>
                    </text:list-header>
                  </text:list>
                </table:table-cell>
              </table:table-row>
              <table:table-row table:style-name="Tableau35.1">
                <table:table-cell table:style-name="Tableau35.A2" office:value-type="string">
                  <text:h text:style-name="_5f_Tableau_5f_Centré_5f_Gras" text:outline-level="1">P</text:h>
                </table:table-cell>
                <table:table-cell table:style-name="Tableau35.B2" office:value-type="string">
                  <text:h text:style-name="P115" text:outline-level="1"><text:span text:style-name="_5f_Caractères_5f_gras_5f_Rouge_5f_Italique">3</text:span><text:span text:style-name="_5f_Caractères_5f_gras_5f_Rouge_5f_Italique"><text:span text:style-name="T192">2 cm</text:span></text:span></text:h>
                </table:table-cell>
                <table:table-cell table:style-name="Tableau35.C2" office:value-type="string">
                  <text:h text:style-name="P115" text:outline-level="1"><text:span text:style-name="_5f_Caractères_5f_gras_5f_Rouge_5f_Italique"><text:span text:style-name="T187">6</text:span></text:span><text:span text:style-name="_5f_Caractères_5f_gras_5f_Rouge_5f_Italique"><text:span text:style-name="T192"> cm</text:span></text:span></text:h>
                </table:table-cell>
                <table:table-cell table:style-name="Tableau35.D2" office:value-type="string">
                  <text:h text:style-name="_5f_Tableau_5f_Centré" text:outline-level="1">16 mm</text:h>
                </table:table-cell>
                <table:table-cell table:style-name="Tableau35.E2" office:value-type="string">
                  <text:h text:style-name="_5f_Tableau_5f_Centré" text:outline-level="1">22 m</text:h>
                </table:table-cell>
              </table:table-row>
            </table:table>
            <text:h text:style-name="P139" text:outline-level="1"/>
            <text:h text:style-name="P139" text:outline-level="1"/>
            <text:h text:style-name="P139" text:outline-level="1"/>
            <text:list xml:id="list230148108168507" text:continue-list="list230148611021995" text:style-name="_5f_Numérotation_20_des_20_exercices">
              <text:list-item>
                <text:h text:style-name="_5f_Titre_5f_Exercices_5f_sans_5f_Titre" text:outline-level="1">Quel est le périmètre d'un rectangle <text:span text:style-name="_5f_pointillés_20_gris">...</text:span></text:h>
                <text:list>
                  <text:list-item text:start-value="1">
                    <text:p text:style-name="P132">de longueur 15 cm et de largeur 0,3 dm ?</text:p>
                  </text:list-item>
                </text:list>
              </text:list-item>
            </text:list>
            <text:p text:style-name="P104"><text:span text:style-name="_5f_Caractères_5f_correction"><text:span text:style-name="T214">0,3 dm </text:span></text:span><text:span text:style-name="_5f_Caractères_5f_correction"><text:span text:style-name="T215">= 3 cm <text:s text:c="2"/></text:span></text:span><text:span text:style-name="_5f_Caractères_5f_correction"><text:span text:style-name="T214">P </text:span></text:span><text:span text:style-name="_5f_Caractères_5f_correction"><text:span text:style-name="T213">= </text:span></text:span><text:span text:style-name="_5f_Caractères_5f_correction"><text:span text:style-name="T204">2</text:span></text:span><text:span text:style-name="_5f_Caractères_5f_correction"><text:span text:style-name="T213"> × </text:span></text:span><text:span text:style-name="_5f_Caractères_5f_correction"><text:span text:style-name="T204">1</text:span></text:span><text:span text:style-name="_5f_Caractères_5f_correction"><text:span text:style-name="T205">5</text:span></text:span><text:span text:style-name="_5f_Caractères_5f_correction"><text:span text:style-name="T213"> cm <text:s/></text:span></text:span><text:span text:style-name="_5f_Caractères_5f_correction"><text:span text:style-name="T215">+ </text:span></text:span><text:span text:style-name="_5f_Caractères_5f_correction"><text:span text:style-name="T204">2</text:span></text:span><text:span text:style-name="_5f_Caractères_5f_correction"><text:span text:style-name="T213"> × </text:span></text:span><text:span text:style-name="_5f_Caractères_5f_correction"><text:span text:style-name="T204">3</text:span></text:span><text:span text:style-name="_5f_Caractères_5f_correction"><text:span text:style-name="T213"> cm </text:span></text:span></text:p>
            <text:p text:style-name="P104"><text:span text:style-name="_5f_Caractères_5f_correction"><text:span text:style-name="T215">P </text:span></text:span><text:span text:style-name="_5f_Caractères_5f_correction"><text:span text:style-name="T213">= </text:span></text:span><text:span text:style-name="_5f_Caractères_5f_correction"><text:span text:style-name="T215">30 cm + 6 cm <text:s text:c="11"/>P = <text:s/></text:span></text:span><text:span text:style-name="_5f_Caractères_5f_correction"><text:span text:style-name="T204">3</text:span></text:span><text:span text:style-name="_5f_Caractères_5f_correction"><text:span text:style-name="T205">6</text:span></text:span><text:span text:style-name="_5f_Caractères_5f_correction"><text:span text:style-name="T213"> cm.</text:span></text:span></text:p>
            <text:p text:style-name="_5f_Paragraphe_5f_Réponse_5f_Pointillés_5f_Grisés"><text:span text:style-name="_5f_pointillés_20_gris"/></text:p>
            <text:list xml:id="list230148318803662" text:continue-numbering="true" text:style-name="_5f_Numérotation_20_des_20_exercices">
              <text:list-item>
                <text:list>
                  <text:list-item>
                    <text:p text:style-name="P132">de largeur 8,5 cm et de longueur 145 mm ?</text:p>
                  </text:list-item>
                </text:list>
              </text:list-item>
            </text:list>
            <text:p text:style-name="P104"><text:span text:style-name="_5f_Caractères_5f_correction"><text:span text:style-name="T204">8,</text:span></text:span><text:span text:style-name="_5f_Caractères_5f_correction"><text:span text:style-name="T205">5</text:span></text:span><text:span text:style-name="_5f_Caractères_5f_correction"><text:span text:style-name="T214"> </text:span></text:span><text:span text:style-name="_5f_Caractères_5f_correction"><text:span text:style-name="T215">c</text:span></text:span><text:span text:style-name="_5f_Caractères_5f_correction"><text:span text:style-name="T214">m </text:span></text:span><text:span text:style-name="_5f_Caractères_5f_correction"><text:span text:style-name="T215">= </text:span></text:span><text:span text:style-name="_5f_Caractères_5f_correction"><text:span text:style-name="T204">8</text:span></text:span><text:span text:style-name="_5f_Caractères_5f_correction"><text:span text:style-name="T205">5 m</text:span></text:span><text:span text:style-name="_5f_Caractères_5f_correction"><text:span text:style-name="T215">m <text:s text:c="2"/></text:span></text:span><text:span text:style-name="_5f_Caractères_5f_correction"><text:span text:style-name="T214">P </text:span></text:span><text:span text:style-name="_5f_Caractères_5f_correction"><text:span text:style-name="T213">= </text:span></text:span><text:span text:style-name="_5f_Caractères_5f_correction"><text:span text:style-name="T204">2</text:span></text:span><text:span text:style-name="_5f_Caractères_5f_correction"><text:span text:style-name="T213"> × </text:span></text:span><text:span text:style-name="_5f_Caractères_5f_correction"><text:span text:style-name="T204">8</text:span></text:span><text:span text:style-name="_5f_Caractères_5f_correction"><text:span text:style-name="T205">5</text:span></text:span><text:span text:style-name="_5f_Caractères_5f_correction"><text:span text:style-name="T213"> </text:span></text:span><text:span text:style-name="_5f_Caractères_5f_correction"><text:span text:style-name="T215">+ </text:span></text:span><text:span text:style-name="_5f_Caractères_5f_correction"><text:span text:style-name="T204">2</text:span></text:span><text:span text:style-name="_5f_Caractères_5f_correction"><text:span text:style-name="T213"> × </text:span></text:span><text:span text:style-name="_5f_Caractères_5f_correction"><text:span text:style-name="T204">1</text:span></text:span><text:span text:style-name="_5f_Caractères_5f_correction"><text:span text:style-name="T205">45</text:span></text:span><text:span text:style-name="_5f_Caractères_5f_correction"><text:span text:style-name="T213"> </text:span></text:span><text:span text:style-name="_5f_Caractères_5f_correction"><text:span text:style-name="T215">m</text:span></text:span><text:span text:style-name="_5f_Caractères_5f_correction"><text:span text:style-name="T213">m </text:span></text:span></text:p>
            <text:p text:style-name="P104"><text:span text:style-name="_5f_Caractères_5f_correction"><text:span text:style-name="T215">P </text:span></text:span><text:span text:style-name="_5f_Caractères_5f_correction"><text:span text:style-name="T213">= </text:span></text:span><text:span text:style-name="_5f_Caractères_5f_correction"><text:span text:style-name="T204">1</text:span></text:span><text:span text:style-name="_5f_Caractères_5f_correction"><text:span text:style-name="T205">70 </text:span></text:span><text:span text:style-name="_5f_Caractères_5f_correction"><text:span text:style-name="T204">+</text:span></text:span><text:span text:style-name="_5f_Caractères_5f_correction"><text:span text:style-name="T205"> 290 mm <text:s text:c="3"/>P = 460 mm ou 46 cm</text:span></text:span><text:span text:style-name="_5f_Caractères_5f_correction"><text:span text:style-name="T213">.</text:span></text:span></text:p>
            <text:list xml:id="list230148204360871" text:continue-numbering="true" text:style-name="_5f_Numérotation_20_des_20_exercices">
              <text:list-item>
                <text:h text:style-name="_5f_Titre_5f_Exercices_5f_sans_5f_Titre" text:outline-level="1">Soit un rectangle de largeur l, de longueur L et de périmètre P. Complète le tableau.</text:h>
              </text:list-item>
            </text:list>
            <table:table table:name="Tableau36" table:style-name="Tableau36">
              <table:table-column table:style-name="Tableau36.A"/>
              <table:table-column table:style-name="Tableau36.B"/>
              <table:table-column table:style-name="Tableau36.C"/>
              <table:table-column table:style-name="Tableau36.B"/>
              <table:table-column table:style-name="Tableau36.E"/>
              <table:table-row table:style-name="Tableau36.1">
                <table:table-cell table:style-name="Tableau36.A1" office:value-type="string">
                  <text:h text:style-name="_5f_Tableau_5f_Centré_5f_Gras" text:outline-level="1">l</text:h>
                </table:table-cell>
                <table:table-cell table:style-name="Tableau36.B1" office:value-type="string">
                  <text:h text:style-name="_5f_Tableau_5f_Centré" text:outline-level="1">3 cm</text:h>
                </table:table-cell>
                <table:table-cell table:style-name="Tableau36.C1" office:value-type="string">
                  <text:h text:style-name="_5f_Tableau_5f_Centré" text:outline-level="1">4,5 dm</text:h>
                </table:table-cell>
                <table:table-cell table:style-name="Tableau36.D1" office:value-type="string">
                  <text:h text:style-name="P116" text:outline-level="1"><text:span text:style-name="_5f_Caractères_5f_correction"><text:span text:style-name="T213">5 </text:span></text:span><text:span text:style-name="_5f_Caractères_5f_correction"><text:span text:style-name="T216">hm</text:span></text:span></text:h>
                </table:table-cell>
                <table:table-cell table:style-name="Tableau36.E1" office:value-type="string">
                  <text:h text:style-name="_5f_Tableau_5f_Centré" text:outline-level="1">0,5 m</text:h>
                </table:table-cell>
              </table:table-row>
              <table:table-row table:style-name="Tableau36.1">
                <table:table-cell table:style-name="Tableau36.A2" office:value-type="string">
                  <text:h text:style-name="_5f_Tableau_5f_Centré_5f_Gras" text:outline-level="1">L</text:h>
                </table:table-cell>
                <table:table-cell table:style-name="Tableau36.D3" office:value-type="string">
                  <text:h text:style-name="_5f_Tableau_5f_Centré" text:outline-level="1">8 cm</text:h>
                </table:table-cell>
                <table:table-cell table:style-name="Tableau36.C3" office:value-type="string">
                  <text:h text:style-name="_5f_Tableau_5f_Centré" text:outline-level="1">1 m</text:h>
                </table:table-cell>
                <table:table-cell table:style-name="Tableau36.D3" office:value-type="string">
                  <text:h text:style-name="_5f_Tableau_5f_Centré" text:outline-level="1">100 dam</text:h>
                </table:table-cell>
                <table:table-cell table:style-name="Tableau36.E3" office:value-type="string">
                  <text:list xml:id="list230146850775160" text:continue-list="list230148204360871" text:style-name="_5f_Numérotation_20_des_20_exercices_20_livrets">
                    <text:list-header>
                      <text:h text:style-name="P136" text:outline-level="1"><text:span text:style-name="_5f_Caractères_5f_correction">25 dm</text:span></text:h>
                    </text:list-header>
                  </text:list>
                </table:table-cell>
              </table:table-row>
              <table:table-row table:style-name="Tableau36.1">
                <table:table-cell table:style-name="Tableau36.A2" office:value-type="string">
                  <text:list xml:id="list230147097510127" text:continue-numbering="true" text:style-name="_5f_Numérotation_20_des_20_exercices_20_livrets">
                    <text:list-header>
                      <text:h text:style-name="P137" text:outline-level="1">P</text:h>
                    </text:list-header>
                  </text:list>
                </table:table-cell>
                <table:table-cell table:style-name="Tableau36.D3" office:value-type="string">
                  <text:h text:style-name="_5f_Tableau_5f_Centré" text:outline-level="1"><text:span text:style-name="_5f_Caractères_5f_correction">2,2</text:span><text:span text:style-name="_5f_pointillés_20_gris"><text:span text:style-name="T181"> </text:span></text:span><text:span text:style-name="Character_5f_20_5f_style">dm</text:span></text:h>
                </table:table-cell>
                <table:table-cell table:style-name="Tableau36.C3" office:value-type="string">
                  <text:h text:style-name="P119" text:outline-level="1"><text:span text:style-name="_5f_Caractères_5f_correction">2,</text:span><text:span text:style-name="_5f_Caractères_5f_correction"><text:span text:style-name="T193">9</text:span></text:span><text:span text:style-name="_5f_Caractères_5f_correction"> </text:span><text:span text:style-name="Character_5f_20_5f_style">m</text:span></text:h>
                </table:table-cell>
                <table:table-cell table:style-name="Tableau36.D3" office:value-type="string">
                  <text:h text:style-name="_5f_Tableau_5f_Centré" text:outline-level="1">30 hm</text:h>
                </table:table-cell>
                <table:table-cell table:style-name="Tableau36.E3" office:value-type="string">
                  <text:h text:style-name="_5f_Tableau_5f_Centré" text:outline-level="1">60 dm</text:h>
                </table:table-cell>
              </table:table-row>
            </table:table>
            <text:list xml:id="list230147830145644" text:continue-list="list230147097510127" text:style-name="_5f_Numérotation_20_des_20_exercices">
              <text:list-item>
                <text:h text:style-name="_5f_Titre_5f_Exercices_5f_sans_5f_Titre" text:outline-level="1">L'unité de longueur (u.l.) est la longueur du cercle de rayon 1 carreau. </text:h>
              </text:list-item>
            </text:list>
            <text:h text:style-name="_5f_Paragraphe" text:outline-level="1"><draw:g text:anchor-type="as-char" draw:z-index="17" draw:name="Forme2_4" draw:style-name="gr18"><draw:g draw:style-name="gr19"><draw:line draw:style-name="gr60" draw:text-style-name="P160" svg:x1="-0.001cm" svg:y1="0cm" svg:x2="-0.001cm" svg:y2="4cm"><text:p/></draw:line><draw:line draw:style-name="gr60" draw:text-style-name="P160" svg:x1="0.499cm" svg:y1="0cm" svg:x2="0.499cm" svg:y2="4cm"><text:p/></draw:line><draw:line draw:style-name="gr60" draw:text-style-name="P160" svg:x1="0.999cm" svg:y1="0cm" svg:x2="0.999cm" svg:y2="4cm"><text:p/></draw:line><draw:line draw:style-name="gr60" draw:text-style-name="P160" svg:x1="1.499cm" svg:y1="0cm" svg:x2="1.499cm" svg:y2="4cm"><text:p/></draw:line><draw:line draw:style-name="gr60" draw:text-style-name="P160" svg:x1="1.999cm" svg:y1="0cm" svg:x2="1.999cm" svg:y2="4cm"><text:p/></draw:line><draw:line draw:style-name="gr60" draw:text-style-name="P160" svg:x1="2.499cm" svg:y1="0cm" svg:x2="2.499cm" svg:y2="4cm"><text:p/></draw:line><draw:line draw:style-name="gr60" draw:text-style-name="P160" svg:x1="3cm" svg:y1="0cm" svg:x2="3cm" svg:y2="4cm"><text:p/></draw:line><draw:line draw:style-name="gr60" draw:text-style-name="P160" svg:x1="3.5cm" svg:y1="0cm" svg:x2="3.5cm" svg:y2="4cm"><text:p/></draw:line><draw:line draw:style-name="gr60" draw:text-style-name="P160" svg:x1="3.999cm" svg:y1="0cm" svg:x2="3.999cm" svg:y2="4cm"><text:p/></draw:line><draw:line draw:style-name="gr60" draw:text-style-name="P160" svg:x1="4.5cm" svg:y1="0cm" svg:x2="4.5cm" svg:y2="4cm"><text:p/></draw:line><draw:line draw:style-name="gr60" draw:text-style-name="P160" svg:x1="4.999cm" svg:y1="0cm" svg:x2="4.999cm" svg:y2="4cm"><text:p/></draw:line><draw:line draw:style-name="gr60" draw:text-style-name="P160" svg:x1="5.499cm" svg:y1="0cm" svg:x2="5.499cm" svg:y2="4cm"><text:p/></draw:line><draw:line draw:style-name="gr60" draw:text-style-name="P160" svg:x1="5.999cm" svg:y1="0cm" svg:x2="5.999cm" svg:y2="4cm"><text:p/></draw:line><draw:line draw:style-name="gr60" draw:text-style-name="P160" svg:x1="6.499cm" svg:y1="0cm" svg:x2="6.499cm" svg:y2="4cm"><text:p/></draw:line><draw:line draw:style-name="gr60" draw:text-style-name="P160" svg:x1="6.999cm" svg:y1="0cm" svg:x2="6.999cm" svg:y2="4cm"><text:p/></draw:line><draw:line draw:style-name="gr60" draw:text-style-name="P160" svg:x1="7.499cm" svg:y1="0cm" svg:x2="7.499cm" svg:y2="4cm"><text:p/></draw:line><draw:line draw:style-name="gr60" draw:text-style-name="P160" svg:x1="7.999cm" svg:y1="0cm" svg:x2="7.999cm" svg:y2="4cm"><text:p/></draw:line><draw:line draw:style-name="gr60" draw:text-style-name="P160" svg:x1="8.499cm" svg:y1="0cm" svg:x2="8.499cm" svg:y2="4cm"><text:p/></draw:line><draw:line draw:style-name="gr60" draw:text-style-name="P160" svg:x1="8.999cm" svg:y1="0cm" svg:x2="8.999cm" svg:y2="4cm"><text:p/></draw:line><draw:line draw:style-name="gr60" draw:text-style-name="P160" svg:x1="-0.001cm" svg:y1="0cm" svg:x2="8.999cm" svg:y2="0cm"><text:p/></draw:line><draw:line draw:style-name="gr60" draw:text-style-name="P160" svg:x1="-0.001cm" svg:y1="0.5cm" svg:x2="8.999cm" svg:y2="0.5cm"><text:p/></draw:line><draw:line draw:style-name="gr60" draw:text-style-name="P160" svg:x1="-0.001cm" svg:y1="1cm" svg:x2="8.999cm" svg:y2="1cm"><text:p/></draw:line><draw:line draw:style-name="gr60" draw:text-style-name="P160" svg:x1="-0.001cm" svg:y1="1.5cm" svg:x2="8.999cm" svg:y2="1.5cm"><text:p/></draw:line><draw:line draw:style-name="gr60" draw:text-style-name="P160" svg:x1="-0.001cm" svg:y1="2cm" svg:x2="8.999cm" svg:y2="2cm"><text:p/></draw:line><draw:line draw:style-name="gr60" draw:text-style-name="P160" svg:x1="-0.001cm" svg:y1="2.5cm" svg:x2="8.999cm" svg:y2="2.5cm"><text:p/></draw:line><draw:line draw:style-name="gr60" draw:text-style-name="P160" svg:x1="-0.001cm" svg:y1="3.001cm" svg:x2="8.999cm" svg:y2="3.001cm"><text:p/></draw:line><draw:line draw:style-name="gr60" draw:text-style-name="P160" svg:x1="-0.001cm" svg:y1="3.502cm" svg:x2="8.999cm" svg:y2="3.502cm"><text:p/></draw:line><draw:line draw:style-name="gr60" draw:text-style-name="P160" svg:x1="-0.001cm" svg:y1="4.003cm" svg:x2="8.999cm" svg:y2="4.003cm"><text:p/></draw:line></draw:g><draw:frame draw:style-name="gr86" draw:text-style-name="P165" svg:width="1.112cm" svg:height="0.414cm" svg:x="6.969cm" svg:y="3.59cm"><draw:text-box><text:p text:style-name="P164"><text:span text:style-name="T238"><text:s/></text:span><text:span text:style-name="T238">1 u.l. </text:span></text:p></draw:text-box></draw:frame><draw:frame draw:style-name="gr88" draw:text-style-name="P165" svg:width="0.978cm" svg:height="0.414cm" svg:x="1.03cm" svg:y="0.489cm"><draw:text-box><text:p text:style-name="P164"><text:span text:style-name="T238">Fig. 1</text:span></text:p></draw:text-box></draw:frame><draw:g draw:style-name="gr19"><draw:circle draw:style-name="gr96" draw:text-style-name="P168" svg:width="1.003cm" svg:height="1.003cm" svg:x="1.499cm" svg:y="1.998cm" draw:kind="arc" draw:start-angle="0" draw:end-angle="180"><text:p/></draw:circle><draw:circle draw:style-name="gr97" draw:text-style-name="P168" svg:width="1.003cm" svg:height="1.003cm" svg:x="1cm" svg:y="2.499cm" draw:kind="arc" draw:start-angle="90" draw:end-angle="270"><text:p/></draw:circle><draw:circle draw:style-name="gr98" draw:text-style-name="P168" svg:width="1.003cm" svg:height="1.003cm" svg:x="1.499cm" svg:y="2.999cm" draw:kind="arc" draw:start-angle="-180" draw:end-angle="0"><text:p/></draw:circle><draw:ellipse draw:style-name="gr99" draw:text-style-name="P168" svg:width="0.999cm" svg:height="1.003cm" svg:x="2cm" svg:y="2.499cm" draw:kind="arc" draw:start-angle="-90" draw:end-angle="90"><text:p/></draw:ellipse></draw:g><draw:g draw:style-name="gr19"><draw:ellipse draw:style-name="gr100" draw:text-style-name="P168" svg:width="1.001cm" svg:height="0.999cm" svg:x="3.5cm" svg:y="0.002cm" draw:kind="arc" draw:start-angle="0" draw:end-angle="270"><text:p/></draw:ellipse><draw:circle draw:style-name="gr101" draw:text-style-name="P168" svg:width="1.003cm" svg:height="1.003cm" svg:x="3.999cm" svg:y="0.499cm" draw:kind="arc" draw:start-angle="-180" draw:end-angle="-90"><text:p/></draw:circle><draw:ellipse draw:style-name="gr102" draw:text-style-name="P168" svg:width="1.001cm" svg:height="1.003cm" svg:x="4.5cm" svg:y="0.998cm" draw:kind="arc" draw:start-angle="-180" draw:end-angle="90"><text:p/></draw:ellipse><draw:circle draw:style-name="gr103" draw:text-style-name="P168" svg:width="1.003cm" svg:height="1.003cm" svg:x="4.001cm" svg:y="0.499cm" draw:kind="arc" draw:start-angle="0" draw:end-angle="90"><text:p/></draw:circle></draw:g><draw:g draw:style-name="gr19"><draw:circle draw:style-name="gr104" draw:text-style-name="P168" svg:width="1.001cm" svg:height="1.001cm" draw:transform="rotate (-3.14159265358979) translate (5.49980555555556cm 3.99872222222222cm)" draw:kind="arc" draw:start-angle="0" draw:end-angle="180"><text:p/></draw:circle><draw:circle draw:style-name="gr105" draw:text-style-name="P168" svg:width="1.001cm" svg:height="1.001cm" draw:transform="rotate (-3.14159265358979) translate (5.99898611111111cm 3.49954166666667cm)" draw:kind="arc" draw:start-angle="90" draw:end-angle="360"><text:p/></draw:circle><draw:circle draw:style-name="gr106" draw:text-style-name="P168" svg:width="1.001cm" svg:height="1.001cm" draw:transform="rotate (-3.14159265358979) translate (4.99886111111111cm 3.49954166666667cm)" draw:kind="arc" draw:start-angle="-180" draw:end-angle="90"><text:p/></draw:circle></draw:g><draw:g draw:style-name="gr19"><draw:ellipse draw:style-name="gr107" draw:text-style-name="P168" svg:width="1.003cm" svg:height="0.999cm" svg:x="6.5cm" svg:y="0.002cm" draw:kind="arc" draw:start-angle="0" draw:end-angle="270"><text:p/></draw:ellipse><draw:ellipse draw:style-name="gr108" draw:text-style-name="P168" svg:width="1.003cm" svg:height="0.999cm" svg:x="7.5cm" svg:y="0.002cm" draw:kind="arc" draw:start-angle="-90" draw:end-angle="180"><text:p/></draw:ellipse><draw:circle draw:style-name="gr109" draw:text-style-name="P168" svg:width="1.003cm" svg:height="1.003cm" svg:x="6.5cm" svg:y="0.998cm" draw:kind="arc" draw:start-angle="90" draw:end-angle="360"><text:p/></draw:circle><draw:circle draw:style-name="gr110" draw:text-style-name="P168" svg:width="1.003cm" svg:height="1.003cm" svg:x="7.5cm" svg:y="0.998cm" draw:kind="arc" draw:start-angle="-180" draw:end-angle="90"><text:p/></draw:circle></draw:g><draw:g draw:style-name="gr19"><draw:ellipse draw:style-name="gr111" draw:text-style-name="P168" svg:width="1.003cm" svg:height="0.999cm" svg:x="0.499cm" svg:y="0.002cm" draw:kind="arc" draw:start-angle="0" draw:end-angle="270"><text:p/></draw:ellipse><draw:ellipse draw:style-name="gr112" draw:text-style-name="P168" svg:width="1.003cm" svg:height="0.999cm" svg:x="1.499cm" svg:y="0.002cm" draw:kind="arc" draw:start-angle="-90" draw:end-angle="180"><text:p/></draw:ellipse><draw:circle draw:style-name="gr113" draw:text-style-name="P168" svg:width="1.003cm" svg:height="1.003cm" svg:x="0.499cm" svg:y="0.998cm" draw:kind="arc" draw:start-angle="0" draw:end-angle="90"><text:p/></draw:circle><draw:circle draw:style-name="gr114" draw:text-style-name="P168" svg:width="1.003cm" svg:height="1.003cm" svg:x="1.499cm" svg:y="0.998cm" draw:kind="arc" draw:start-angle="90" draw:end-angle="180"><text:p/></draw:circle></draw:g><draw:custom-shape draw:style-name="gr115" draw:text-style-name="P167" svg:width="1.003cm" svg:height="1.003cm" svg:x="6.999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8" draw:text-style-name="P165" svg:width="0.978cm" svg:height="0.414cm" svg:x="4.03cm" svg:y="0.787cm"><draw:text-box><text:p text:style-name="P164"><text:span text:style-name="T238">Fig. 2</text:span></text:p></draw:text-box></draw:frame><draw:frame draw:style-name="gr88" draw:text-style-name="P165" svg:width="0.978cm" svg:height="0.414cm" svg:x="7.031cm" svg:y="0.787cm"><draw:text-box><text:p text:style-name="P164"><text:span text:style-name="T238">Fig. 3</text:span></text:p></draw:text-box></draw:frame><draw:frame draw:style-name="gr88" draw:text-style-name="P165" svg:width="0.978cm" svg:height="0.414cm" svg:x="1.529cm" svg:y="2.789cm"><draw:text-box><text:p text:style-name="P164"><text:span text:style-name="T238">Fig. 4</text:span></text:p></draw:text-box></draw:frame><draw:frame draw:style-name="gr88" draw:text-style-name="P165" svg:width="0.978cm" svg:height="0.414cm" svg:x="4.53cm" svg:y="2.999cm"><draw:text-box><text:p text:style-name="P164"><text:span text:style-name="T238">Fig. 5</text:span></text:p></draw:text-box></draw:frame></draw:g></text:h>
            <text:h text:style-name="_5f_Paragraphe" text:outline-level="1">Quel est l'intrus et pourquoi ? </text:h>
            <text:p text:style-name="P105"><text:span text:style-name="_5f_Caractères_5f_correction">Toutes les figures ont un périmètre de <text:s/>2 u.l. sauf la figure 3.qui a un périmètre de <text:s/>3 u.l. </text:span><text:span text:style-name="_5f_pointillés_20_gris"><text:span text:style-name="T183"><text:s/></text:span></text:span></text:p>
            <text:list xml:id="list230146759986045" text:continue-numbering="true" text:style-name="_5f_Numérotation_20_des_20_exercices">
              <text:list-item>
                <text:h text:style-name="_5f_Titre_5f_Exercices_5f_sans_5f_Titre" text:outline-level="1">Donne une valeur approchée du périmètre :</text:h>
                <text:list>
                  <text:list-item text:start-value="1">
                    <text:p text:style-name="P132">d'un cercle de diamètre 3 cm au dixième de mm près :</text:p>
                  </text:list-item>
                </text:list>
              </text:list-item>
            </text:list>
            <text:p text:style-name="P106"><text:span text:style-name="_5f_Caractères_5f_correction"><text:span text:style-name="T192">P</text:span></text:span><text:span text:style-name="_5f_Caractères_5f_correction"><text:span text:style-name="T195">1</text:span></text:span><text:span text:style-name="_5f_Caractères_5f_correction"><text:span text:style-name="T192"> </text:span></text:span><text:span text:style-name="_5f_Caractères_5f_correction">=  × </text:span><text:span text:style-name="_5f_Caractères_5f_correction"><text:span text:style-name="T200">3</text:span></text:span><text:span text:style-name="_5f_Caractères_5f_correction"> cm ≈ 9,42 <text:s/>cm à 0,1 mm près.</text:span></text:p>
            <text:list xml:id="list230148594607394" text:continue-numbering="true" text:style-name="_5f_Numérotation_20_des_20_exercices">
              <text:list-item>
                <text:list>
                  <text:list-item>
                    <text:p text:style-name="P132">d'un cercle de diamètre 6 cm au dixième de mm près :</text:p>
                  </text:list-item>
                </text:list>
              </text:list-item>
            </text:list>
            <text:p text:style-name="P106"><text:span text:style-name="_5f_Caractères_5f_correction"><text:span text:style-name="T214">P</text:span></text:span><text:span text:style-name="_5f_Caractères_5f_correction"><text:span text:style-name="T196">2</text:span></text:span><text:span text:style-name="_5f_Caractères_5f_correction"><text:span text:style-name="T214"> </text:span></text:span><text:span text:style-name="_5f_Caractères_5f_correction"><text:span text:style-name="T213">=  × </text:span></text:span><text:span text:style-name="_5f_Caractères_5f_correction"><text:span text:style-name="T204">6</text:span></text:span><text:span text:style-name="_5f_Caractères_5f_correction"><text:span text:style-name="T213"> cm ≈ </text:span></text:span><text:span text:style-name="_5f_Caractères_5f_correction"><text:span text:style-name="T204">1</text:span></text:span><text:span text:style-name="_5f_Caractères_5f_correction"><text:span text:style-name="T207">8,85</text:span></text:span><text:span text:style-name="_5f_Caractères_5f_correction"><text:span text:style-name="T213"> <text:s/>cm à 0,1 mm près.</text:span></text:span></text:p>
            <text:list xml:id="list230148557672655" text:continue-numbering="true" text:style-name="_5f_Numérotation_20_des_20_exercices">
              <text:list-item>
                <text:list>
                  <text:list-item>
                    <text:p text:style-name="P132">Que remarques-tu ?</text:p>
                  </text:list-item>
                </text:list>
              </text:list-item>
            </text:list>
            <text:p text:style-name="P106"><text:span text:style-name="_5f_Caractères_5f_correction"><text:span text:style-name="T192">P</text:span></text:span><text:span text:style-name="_5f_Caractères_5f_correction"><text:span text:style-name="T195">2</text:span></text:span><text:span text:style-name="_5f_Caractères_5f_correction"><text:span text:style-name="T192"> </text:span></text:span><text:span text:style-name="_5f_Caractères_5f_correction"><text:span text:style-name="T194">est le double de </text:span></text:span><text:span text:style-name="_5f_Caractères_5f_correction"><text:span text:style-name="T192">P</text:span></text:span><text:span text:style-name="_5f_Caractères_5f_correction"><text:span text:style-name="T195">1 </text:span></text:span><text:span text:style-name="_5f_Caractères_5f_correction"><text:span text:style-name="T192"><text:s/></text:span></text:span><text:span text:style-name="_5f_Caractères_5f_correction">à 0,1 mm près.</text:span></text:p>
            <text:p text:style-name="P106"><text:soft-page-break/><text:span text:style-name="_5f_Caractères_5f_correction"/></text:p>
            <text:list xml:id="list230146965488449" text:continue-numbering="true" text:style-name="_5f_Numérotation_20_des_20_exercices">
              <text:list-item>
                <text:h text:style-name="_5f_Titre_5f_Exercices_5f_sans_5f_Titre" text:outline-level="1">On considère les figures suivantes.</text:h>
              </text:list-item>
            </text:list>
            <text:h text:style-name="_5f_Paragraphe" text:outline-level="1"><draw:g text:anchor-type="char" draw:z-index="18" draw:name="Forme3_6" draw:style-name="gr71"><draw:g draw:style-name="gr19"><draw:line draw:style-name="gr60" draw:text-style-name="P160" svg:x1="0.043cm" svg:y1="0.247cm" svg:x2="0.043cm" svg:y2="4.747cm"><text:p/></draw:line><draw:line draw:style-name="gr60" draw:text-style-name="P160" svg:x1="0.543cm" svg:y1="0.247cm" svg:x2="0.543cm" svg:y2="4.747cm"><text:p/></draw:line><draw:line draw:style-name="gr60" draw:text-style-name="P160" svg:x1="1.043cm" svg:y1="0.247cm" svg:x2="1.043cm" svg:y2="4.747cm"><text:p/></draw:line><draw:line draw:style-name="gr60" draw:text-style-name="P160" svg:x1="1.543cm" svg:y1="0.247cm" svg:x2="1.543cm" svg:y2="4.747cm"><text:p/></draw:line><draw:line draw:style-name="gr60" draw:text-style-name="P160" svg:x1="2.039cm" svg:y1="0.247cm" svg:x2="2.039cm" svg:y2="4.747cm"><text:p/></draw:line><draw:line draw:style-name="gr60" draw:text-style-name="P160" svg:x1="2.54cm" svg:y1="0.247cm" svg:x2="2.54cm" svg:y2="4.747cm"><text:p/></draw:line><draw:line draw:style-name="gr60" draw:text-style-name="P160" svg:x1="3.041cm" svg:y1="0.247cm" svg:x2="3.041cm" svg:y2="4.747cm"><text:p/></draw:line><draw:line draw:style-name="gr60" draw:text-style-name="P160" svg:x1="3.542cm" svg:y1="0.247cm" svg:x2="3.542cm" svg:y2="4.747cm"><text:p/></draw:line><draw:line draw:style-name="gr60" draw:text-style-name="P160" svg:x1="4.043cm" svg:y1="0.247cm" svg:x2="4.043cm" svg:y2="4.747cm"><text:p/></draw:line><draw:line draw:style-name="gr60" draw:text-style-name="P160" svg:x1="4.542cm" svg:y1="0.247cm" svg:x2="4.542cm" svg:y2="4.747cm"><text:p/></draw:line><draw:line draw:style-name="gr60" draw:text-style-name="P160" svg:x1="5.043cm" svg:y1="0.247cm" svg:x2="5.043cm" svg:y2="4.747cm"><text:p/></draw:line><draw:line draw:style-name="gr60" draw:text-style-name="P160" svg:x1="5.543cm" svg:y1="0.247cm" svg:x2="5.543cm" svg:y2="4.747cm"><text:p/></draw:line><draw:line draw:style-name="gr60" draw:text-style-name="P160" svg:x1="6.043cm" svg:y1="0.247cm" svg:x2="6.043cm" svg:y2="4.747cm"><text:p/></draw:line><draw:line draw:style-name="gr60" draw:text-style-name="P160" svg:x1="6.543cm" svg:y1="0.247cm" svg:x2="6.543cm" svg:y2="4.747cm"><text:p/></draw:line><draw:line draw:style-name="gr60" draw:text-style-name="P160" svg:x1="7.043cm" svg:y1="0.247cm" svg:x2="7.043cm" svg:y2="4.747cm"><text:p/></draw:line><draw:line draw:style-name="gr60" draw:text-style-name="P160" svg:x1="7.543cm" svg:y1="0.247cm" svg:x2="7.543cm" svg:y2="4.747cm"><text:p/></draw:line><draw:line draw:style-name="gr60" draw:text-style-name="P160" svg:x1="8.043cm" svg:y1="0.247cm" svg:x2="8.043cm" svg:y2="4.747cm"><text:p/></draw:line><draw:line draw:style-name="gr60" draw:text-style-name="P160" svg:x1="8.539cm" svg:y1="0.247cm" svg:x2="8.539cm" svg:y2="4.747cm"><text:p/></draw:line><draw:line draw:style-name="gr60" draw:text-style-name="P160" svg:x1="9.043cm" svg:y1="0.247cm" svg:x2="9.043cm" svg:y2="4.747cm"><text:p/></draw:line><draw:line draw:style-name="gr60" draw:text-style-name="P160" svg:x1="0.043cm" svg:y1="0.247cm" svg:x2="9.043cm" svg:y2="0.247cm"><text:p/></draw:line><draw:line draw:style-name="gr60" draw:text-style-name="P160" svg:x1="0.043cm" svg:y1="0.746cm" svg:x2="9.043cm" svg:y2="0.746cm"><text:p/></draw:line><draw:line draw:style-name="gr60" draw:text-style-name="P160" svg:x1="0.043cm" svg:y1="1.244cm" svg:x2="9.043cm" svg:y2="1.244cm"><text:p/></draw:line><draw:line draw:style-name="gr60" draw:text-style-name="P160" svg:x1="0.043cm" svg:y1="1.746cm" svg:x2="9.043cm" svg:y2="1.746cm"><text:p/></draw:line><draw:line draw:style-name="gr60" draw:text-style-name="P160" svg:x1="0.043cm" svg:y1="2.244cm" svg:x2="9.043cm" svg:y2="2.244cm"><text:p/></draw:line><draw:line draw:style-name="gr60" draw:text-style-name="P160" svg:x1="0.043cm" svg:y1="2.745cm" svg:x2="9.043cm" svg:y2="2.745cm"><text:p/></draw:line><draw:line draw:style-name="gr60" draw:text-style-name="P160" svg:x1="0.043cm" svg:y1="3.246cm" svg:x2="9.043cm" svg:y2="3.246cm"><text:p/></draw:line><draw:line draw:style-name="gr60" draw:text-style-name="P160" svg:x1="0.043cm" svg:y1="3.746cm" svg:x2="9.043cm" svg:y2="3.746cm"><text:p/></draw:line><draw:line draw:style-name="gr60" draw:text-style-name="P160" svg:x1="0.043cm" svg:y1="4.249cm" svg:x2="9.043cm" svg:y2="4.249cm"><text:p/></draw:line><draw:line draw:style-name="gr60" draw:text-style-name="P160" svg:x1="0.043cm" svg:y1="4.746cm" svg:x2="9.043cm" svg:y2="4.746cm"><text:p/></draw:line></draw:g><draw:g draw:style-name="gr19"><draw:ellipse draw:style-name="gr72" draw:text-style-name="P168" svg:width="1.003cm" svg:height="0.999cm" svg:x="5.549cm" svg:y="0.249cm" draw:kind="arc" draw:start-angle="0" draw:end-angle="270"><text:p/></draw:ellipse><draw:circle draw:style-name="gr73" draw:text-style-name="P168" svg:width="0.999cm" svg:height="0.999cm" svg:x="6.549cm" svg:y="0.249cm" draw:kind="arc" draw:start-angle="-180" draw:end-angle="0"><text:p/></draw:circle><draw:ellipse draw:style-name="gr74" draw:text-style-name="P168" svg:width="1.003cm" svg:height="1.001cm" svg:x="5.549cm" svg:y="1.247cm" draw:kind="arc" draw:start-angle="-90" draw:end-angle="90"><text:p/></draw:ellipse><draw:circle draw:style-name="gr75" draw:text-style-name="P168" svg:width="1.003cm" svg:height="1.003cm" svg:x="5.549cm" svg:y="2.247cm" draw:kind="arc" draw:start-angle="90" draw:end-angle="360"><text:p/></draw:circle><draw:ellipse draw:style-name="gr76" draw:text-style-name="P168" svg:width="0.999cm" svg:height="1.003cm" svg:x="6.549cm" svg:y="2.247cm" draw:kind="arc" draw:start-angle="0" draw:end-angle="180"><text:p/></draw:ellipse><draw:ellipse draw:style-name="gr77" draw:text-style-name="P168" svg:width="1.004cm" svg:height="1.003cm" svg:x="7.546cm" svg:y="2.247cm" draw:kind="arc" draw:start-angle="-180" draw:end-angle="90"><text:p/></draw:ellipse><draw:ellipse draw:style-name="gr78" draw:text-style-name="P168" svg:width="1.004cm" svg:height="1.001cm" svg:x="7.546cm" svg:y="1.247cm" draw:kind="arc" draw:start-angle="90" draw:end-angle="270"><text:p/></draw:ellipse><draw:ellipse draw:style-name="gr79" draw:text-style-name="P168" svg:width="1.004cm" svg:height="0.999cm" svg:x="7.546cm" svg:y="0.249cm" draw:kind="arc" draw:start-angle="-90" draw:end-angle="180"><text:p/></draw:ellipse></draw:g><draw:g draw:style-name="gr19"><draw:ellipse draw:style-name="gr80" draw:text-style-name="P168" svg:width="1.004cm" svg:height="0.999cm" svg:x="2.547cm" svg:y="0.249cm" draw:kind="arc" draw:start-angle="0" draw:end-angle="270"><text:p/></draw:ellipse><draw:ellipse draw:style-name="gr81" draw:text-style-name="P168" svg:width="1.004cm" svg:height="1.001cm" svg:x="3.046cm" svg:y="0.748cm" draw:kind="arc" draw:start-angle="-180" draw:end-angle="-90"><text:p/></draw:ellipse><draw:ellipse draw:style-name="gr82" draw:text-style-name="P168" svg:width="1.004cm" svg:height="1.001cm" svg:x="3.547cm" svg:y="1.249cm" draw:kind="arc" draw:start-angle="-180" draw:end-angle="-90"><text:p/></draw:ellipse><draw:ellipse draw:style-name="gr83" draw:text-style-name="P168" svg:width="1.003cm" svg:height="1.001cm" svg:x="4.048cm" svg:y="1.748cm" draw:kind="arc" draw:start-angle="-180" draw:end-angle="90"><text:p/></draw:ellipse><draw:ellipse draw:style-name="gr84" draw:text-style-name="P168" svg:width="1.004cm" svg:height="1.001cm" svg:x="3.547cm" svg:y="1.247cm" draw:kind="arc" draw:start-angle="0" draw:end-angle="90"><text:p/></draw:ellipse><draw:ellipse draw:style-name="gr85" draw:text-style-name="P168" svg:width="1.004cm" svg:height="1.001cm" svg:x="3.046cm" svg:y="0.748cm" draw:kind="arc" draw:start-angle="0" draw:end-angle="90"><text:p/></draw:ellipse></draw:g><draw:frame draw:style-name="gr86" draw:text-style-name="P165" svg:width="1.112cm" svg:height="0.414cm" svg:x="6.556cm" svg:y="4.332cm"><draw:text-box><text:p text:style-name="P164"><text:span text:style-name="T238"><text:s/></text:span><text:span text:style-name="T238">1 u.l. </text:span></text:p></draw:text-box></draw:frame><draw:custom-shape draw:style-name="gr87" draw:text-style-name="P167" svg:width="1.004cm" svg:height="1.004cm" svg:x="6.544cm" svg:y="3.2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8" draw:text-style-name="P165" svg:width="0.978cm" svg:height="0.414cm" svg:x="0.077cm" svg:y="1.037cm"><draw:text-box><text:p text:style-name="P164"><text:span text:style-name="T238">Fig. 1</text:span></text:p></draw:text-box></draw:frame><draw:frame draw:style-name="gr88" draw:text-style-name="P165" svg:width="0.978cm" svg:height="0.414cm" svg:x="3.378cm" svg:y="1.247cm"><draw:text-box><text:p text:style-name="P164"><text:span text:style-name="T238">Fig. 2</text:span></text:p></draw:text-box></draw:frame><draw:frame draw:style-name="gr88" draw:text-style-name="P165" svg:width="0.978cm" svg:height="0.414cm" svg:x="6.577cm" svg:y="1.536cm"><draw:text-box><text:p text:style-name="P164"><text:span text:style-name="T238">Fig. 3</text:span></text:p></draw:text-box></draw:frame><draw:frame draw:style-name="gr88" draw:text-style-name="P165" svg:width="0.978cm" svg:height="0.414cm" svg:x="3.074cm" svg:y="3.232cm"><draw:text-box><text:p text:style-name="P164"><text:span text:style-name="T238">Fig. 4</text:span></text:p></draw:text-box></draw:frame><draw:g draw:style-name="gr19"><draw:ellipse draw:style-name="gr89" draw:text-style-name="P168" svg:width="1.004cm" svg:height="0.999cm" draw:transform="rotate (1.5707963267949) translate (0.0458611111111111cm 2.74990277777778cm)" draw:kind="arc" draw:start-angle="-180" draw:end-angle="0"><text:p/></draw:ellipse><draw:ellipse draw:style-name="gr90" draw:text-style-name="P168" svg:width="1.004cm" svg:height="0.999cm" draw:transform="rotate (1.5707963267949) translate (0.0493888888888889cm 1.74801388888889cm)" draw:kind="arc" draw:start-angle="0" draw:end-angle="180"><text:p/></draw:ellipse><draw:ellipse draw:style-name="gr91" draw:text-style-name="P168" svg:width="1.003cm" svg:height="1.004cm" draw:transform="rotate (1.5707963267949) translate (0.545041666666667cm 3.24731944444444cm)" draw:kind="arc" draw:start-angle="90" draw:end-angle="270"><text:p/></draw:ellipse><draw:circle draw:style-name="gr92" draw:text-style-name="P168" svg:width="1.004cm" svg:height="1.004cm" draw:transform="rotate (1.5707963267949) translate (1.04422222222222cm 2.74990277777778cm)" draw:kind="arc" draw:start-angle="-180" draw:end-angle="0"><text:p/></draw:circle><draw:circle draw:style-name="gr93" draw:text-style-name="P168" svg:width="1.004cm" svg:height="1.004cm" draw:transform="rotate (1.5707963267949) translate (1.04598611111111cm 1.74801388888889cm)" draw:kind="arc" draw:start-angle="0" draw:end-angle="180"><text:p/></draw:circle><draw:ellipse draw:style-name="gr94" draw:text-style-name="P168" svg:width="0.999cm" svg:height="1.004cm" draw:transform="rotate (1.5707963267949) translate (0.545041666666667cm 1.24706944444444cm)" draw:kind="arc" draw:start-angle="-90" draw:end-angle="90"><text:p/></draw:ellipse></draw:g><draw:circle draw:style-name="gr95" draw:text-style-name="P160" svg:width="1.004cm" svg:height="1.004cm" svg:x="1.543cm" svg:y="3.244cm" draw:kind="arc" draw:start-angle="0" draw:end-angle="270"><text:p/></draw:circle><draw:ellipse draw:style-name="gr95" draw:text-style-name="P160" svg:width="1.001cm" svg:height="1.004cm" svg:x="2.042cm" svg:y="3.747cm" draw:kind="arc" draw:start-angle="-180" draw:end-angle="0"><text:p/></draw:ellipse><draw:ellipse draw:style-name="gr95" draw:text-style-name="P160" svg:width="1.003cm" svg:height="1.001cm" svg:x="3.042cm" svg:y="3.743cm" draw:kind="arc" draw:start-angle="0" draw:end-angle="180"><text:p/></draw:ellipse><draw:ellipse draw:style-name="gr95" draw:text-style-name="P160" svg:width="1.004cm" svg:height="1.001cm" svg:x="4.043cm" svg:y="3.743cm" draw:kind="arc" draw:start-angle="-180" draw:end-angle="90"><text:p/></draw:ellipse><draw:ellipse draw:style-name="gr95" draw:text-style-name="P160" svg:width="1.004cm" svg:height="1.001cm" svg:x="4.043cm" svg:y="2.743cm" draw:kind="arc" draw:start-angle="-180" draw:end-angle="-90"><text:p/></draw:ellipse><draw:ellipse draw:style-name="gr95" draw:text-style-name="P160" svg:width="1.003cm" svg:height="1.001cm" svg:x="3.042cm" svg:y="2.743cm" draw:kind="arc" draw:start-angle="0" draw:end-angle="180"><text:p/></draw:ellipse><draw:circle draw:style-name="gr95" draw:text-style-name="P160" svg:width="1.001cm" svg:height="1.001cm" svg:x="2.042cm" svg:y="2.743cm" draw:kind="arc" draw:start-angle="-90" draw:end-angle="0"><text:p/></draw:circle></draw:g><text:span text:style-name="_5f_Caractères"/></text:h>
            <text:h text:style-name="_5f_Paragraphe" text:outline-level="1"><text:span text:style-name="_5f_Caractères"/></text:h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list xml:id="list230148512217613" text:continue-list="list230146965488449" text:style-name="_5f_Numérotation_20_des_20_exercices">
              <text:list-item>
                <text:list>
                  <text:list-item text:start-value="1">
                    <text:p text:style-name="P133">Complète la 2e ligne du tableau en exprimant le périmètre de chaque figure en unités de longueur.</text:p>
                  </text:list-item>
                </text:list>
              </text:list-item>
            </text:list>
            <table:table table:name="Tableau37" table:style-name="Tableau37">
              <table:table-column table:style-name="Tableau37.A"/>
              <table:table-column table:style-name="Tableau37.B"/>
              <table:table-column table:style-name="Tableau37.C"/>
              <table:table-column table:style-name="Tableau37.D"/>
              <table:table-column table:style-name="Tableau37.E"/>
              <table:table-row table:style-name="Tableau37.1">
                <table:table-cell table:style-name="Tableau37.A1" office:value-type="string">
                  <text:h text:style-name="_5f_Tableau_5f_Centré_5f_Gras" text:outline-level="1">Figure</text:h>
                </table:table-cell>
                <table:table-cell table:style-name="Tableau37.B1" office:value-type="float" office:value="1">
                  <text:h text:style-name="_5f_Tableau_5f_Centré_5f_Gras" text:outline-level="1">1</text:h>
                </table:table-cell>
                <table:table-cell table:style-name="Tableau37.C1" office:value-type="float" office:value="2">
                  <text:h text:style-name="_5f_Tableau_5f_Centré_5f_Gras" text:outline-level="1">2</text:h>
                </table:table-cell>
                <table:table-cell table:style-name="Tableau37.D1" office:value-type="float" office:value="3">
                  <text:h text:style-name="_5f_Tableau_5f_Centré_5f_Gras" text:outline-level="1">3</text:h>
                </table:table-cell>
                <table:table-cell table:style-name="Tableau37.E1" office:value-type="float" office:value="4">
                  <text:h text:style-name="_5f_Tableau_5f_Centré_5f_Gras" text:outline-level="1">4</text:h>
                </table:table-cell>
              </table:table-row>
              <table:table-row table:style-name="Tableau37.2">
                <table:table-cell table:style-name="Tableau37.A2" office:value-type="string">
                  <text:h text:style-name="_5f_Tableau_5f_Centré_5f_Gras" text:outline-level="1">Périmètre expri­mé en u.l.</text:h>
                </table:table-cell>
                <table:table-cell table:style-name="Tableau37.B2" office:value-type="string">
                  <text:h text:style-name="P120" text:outline-level="1"><text:span text:style-name="_5f_Caractères_5f_correction"><text:span text:style-name="T213">3</text:span></text:span></text:h>
                </table:table-cell>
                <table:table-cell table:style-name="Tableau37.C2" office:value-type="string">
                  <text:h text:style-name="P113" text:outline-level="1"><text:span text:style-name="_5f_Caractères_5f_correction"><text:span text:style-name="T213">2,</text:span></text:span><text:span text:style-name="_5f_Caractères_5f_correction"><text:span text:style-name="T219">5</text:span></text:span></text:h>
                </table:table-cell>
                <table:table-cell table:style-name="Tableau37.D2" office:value-type="string">
                  <text:h text:style-name="P113" text:outline-level="1"><text:span text:style-name="_5f_Caractères_5f_correction"><text:span text:style-name="T213">5</text:span></text:span></text:h>
                </table:table-cell>
                <table:table-cell table:style-name="Tableau37.E2" office:value-type="string">
                  <text:h text:style-name="P113" text:outline-level="1"><text:span text:style-name="_5f_Caractères_5f_correction"><text:span text:style-name="T213">3,</text:span></text:span><text:span text:style-name="_5f_Caractères_5f_correction"><text:span text:style-name="T219">5</text:span></text:span></text:h>
                </table:table-cell>
              </table:table-row>
              <table:table-row table:style-name="Tableau37.3">
                <table:table-cell table:style-name="Tableau37.A2" office:value-type="string">
                  <text:h text:style-name="_5f_Tableau_5f_Centré_5f_Gras" text:outline-level="1">Périmètre en cm</text:h>
                </table:table-cell>
                <table:table-cell table:style-name="Tableau37.B3" office:value-type="string">
                  <text:h text:style-name="P113" text:outline-level="1"><text:span text:style-name="_5f_Caractères_5f_correction"><text:span text:style-name="T213">9,</text:span></text:span><text:span text:style-name="_5f_Caractères_5f_correction"><text:span text:style-name="T219">42</text:span></text:span></text:h>
                </table:table-cell>
                <table:table-cell table:style-name="Tableau37.C3" office:value-type="string">
                  <text:h text:style-name="P113" text:outline-level="1"><text:span text:style-name="_5f_Caractères_5f_correction"><text:span text:style-name="T213">7,</text:span></text:span><text:span text:style-name="_5f_Caractères_5f_correction"><text:span text:style-name="T219">85</text:span></text:span></text:h>
                </table:table-cell>
                <table:table-cell table:style-name="Tableau37.D3" office:value-type="string">
                  <text:h text:style-name="P113" text:outline-level="1"><text:span text:style-name="_5f_Caractères_5f_correction"><text:span text:style-name="T213">1</text:span></text:span><text:span text:style-name="_5f_Caractères_5f_correction"><text:span text:style-name="T219">5,7</text:span></text:span></text:h>
                </table:table-cell>
                <table:table-cell table:style-name="Tableau37.E3" office:value-type="string">
                  <text:h text:style-name="P114" text:outline-level="1"><text:span text:style-name="_5f_Caractères_5f_correction"><text:span text:style-name="T213">1</text:span></text:span><text:span text:style-name="_5f_Caractères_5f_correction"><text:span text:style-name="T220">0,99</text:span></text:span></text:h>
                </table:table-cell>
              </table:table-row>
            </table:table>
            <text:list xml:id="list230147059333333" text:continue-numbering="true" text:style-name="_5f_Numérotation_20_des_20_exercices">
              <text:list-item>
                <text:list>
                  <text:list-item>
                    <text:p text:style-name="P132"><text:span text:style-name="_5f_Caractères">L'unité de longueur a pour longueur approchée 3,14 cm. Complète la 3e ligne du tableau en don­nant une valeur approchée du périmètre.</text:span></text:p>
                  </text:list-item>
                </text:list>
              </text:list-item>
              <text:list-item>
                <text:h text:style-name="P138" text:outline-level="1">Une fourmi effectue un tour complet du cercle dessiné ci-dessous. Le diamètre du cercle mesure 5 cm. Quelle distance la fourmi a-t-elle parcourue, en mm ? Le résultat sera donné au mm près.</text:h>
              </text:list-item>
            </text:list>
            <text:section text:style-name="Sect2" text:name="Section2">
              <text:list xml:id="list230147062575251" text:continue-numbering="true" text:style-name="_5f_Numérotation_20_des_20_exercices">
                <text:list-header>
                  <text:h text:style-name="P128" text:outline-level="1"><draw:g text:anchor-type="as-char" draw:z-index="19" draw:name="Forme4_7" draw:style-name="gr18"><draw:frame draw:style-name="gr68" draw:text-style-name="P166" svg:width="0.743cm" svg:height="0.502cm" draw:transform="rotate (0.785398163397448) translate (0.199319444444444cm 0.722cm)"><draw:image xlink:href="Pictures/10000000000001F40000015080BE87473828E564.png" xlink:type="simple" xlink:show="embed" xlink:actuate="onLoad" draw:mime-type="image/png"><text:p/></draw:image></draw:frame><draw:g draw:style-name="gr19"><draw:custom-shape draw:style-name="gr69" draw:text-style-name="P167" svg:width="5.001cm" svg:height="5cm" svg:x="0cm" svg:y="0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167" svg:x1="-0.001cm" svg:y1="2.492cm" svg:x2="4.999cm" svg:y2="2.492cm"><text:p/></draw:line></draw:g></draw:g></text:h>
                </text:list-header>
              </text:list>
              <text:p text:style-name="P107"><text:span text:style-name="_5f_Caractères_5f_correction"><text:span text:style-name="T192">P </text:span></text:span><text:span text:style-name="_5f_Caractères_5f_correction">=  × </text:span><text:span text:style-name="_5f_Caractères_5f_correction"><text:span text:style-name="T200">5 </text:span></text:span><text:span text:style-name="_5f_Caractères_5f_correction">cm </text:span></text:p>
              <text:p text:style-name="P107"><text:span text:style-name="_5f_Caractères_5f_correction"><text:span text:style-name="T199">P</text:span></text:span><text:span text:style-name="_5f_Caractères_5f_correction">≈ </text:span><text:span text:style-name="_5f_Caractères_5f_correction"><text:span text:style-name="T200">1</text:span></text:span><text:span text:style-name="_5f_Caractères_5f_correction"><text:span text:style-name="T203">5,7</text:span></text:span><text:span text:style-name="_5f_Caractères_5f_correction"> <text:s/>cm à 1 mm près.. </text:span></text:p>
              <text:p text:style-name="P107"><text:span text:style-name="_5f_Caractères_5f_correction">La fourmi a parcouru 15,7 <text:s/>cm </text:span><text:span text:style-name="_5f_Caractères_5f_correction"><text:span text:style-name="T231">= 157 mm</text:span></text:span><text:span text:style-name="_5f_Caractères_5f_correction"> </text:span></text:p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list xml:id="list230147180182098" text:continue-numbering="true" text:style-name="_5f_Numérotation_20_des_20_exercices">
                <text:list-item>
                  <text:h text:style-name="_5f_Titre_5f_Exercices_5f_sans_5f_Titre" text:outline-level="1">Soit un cerce de rayon r, de diamètre d et de périmètre P. Complète le tableau. On donnera des valeurs approchées au dixième d’unité.</text:h>
                </text:list-item>
              </text:list>
              <text:section text:style-name="Sect2" text:name="Section3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column table:style-name="Table1.E"/>
                  <table:table-row table:style-name="Table1.1">
                    <table:table-cell table:style-name="Table1.A1" office:value-type="string">
                      <text:h text:style-name="_5f_Tableau_5f_Centré_5f_Gras" text:outline-level="1">r</text:h>
                    </table:table-cell>
                    <table:table-cell table:style-name="Table1.B1" office:value-type="string">
                      <text:h text:style-name="_5f_Tableau_5f_Centré" text:outline-level="1"><text:span text:style-name="_5f_Caractères_5f_correction">60</text:span><text:span text:style-name="_5f_pointillés_20_gris"><text:span text:style-name="T182"> </text:span></text:span><text:span text:style-name="Character_5f_20_5f_style">dm</text:span></text:h>
                    </table:table-cell>
                    <table:table-cell table:style-name="Table1.C1" office:value-type="string">
                      <text:h text:style-name="_5f_Tableau_5f_Centré" text:outline-level="1">4 cm</text:h>
                    </table:table-cell>
                    <table:table-cell table:style-name="Table1.D1" office:value-type="string">
                      <text:h text:style-name="P121" text:outline-level="1"><text:span text:style-name="_5f_Caractères_5f_correction"><text:span text:style-name="T204">7,</text:span></text:span><text:span text:style-name="_5f_Caractères_5f_correction"><text:span text:style-name="T206">8</text:span></text:span><text:span text:style-name="_5f_Caractères_5f_gras_5f_Rouge_5f_Italique"><text:span text:style-name="T184"> </text:span></text:span><text:span text:style-name="Character_5f_20_5f_style">cm</text:span></text:h>
                    </table:table-cell>
                    <table:table-cell table:style-name="Table1.E1" office:value-type="string">
                      <text:h text:style-name="_5f_Tableau_5f_Centré" text:outline-level="1">7,5 m</text:h>
                    </table:table-cell>
                  </table:table-row>
                  <table:table-row table:style-name="Table1.1">
                    <table:table-cell table:style-name="Table1.A2" office:value-type="string">
                      <text:h text:style-name="_5f_Tableau_5f_Centré_5f_Gras" text:outline-level="1">d</text:h>
                    </table:table-cell>
                    <table:table-cell table:style-name="Table1.B2" office:value-type="string">
                      <text:h text:style-name="_5f_Tableau_5f_Centré" text:outline-level="1">12 m</text:h>
                    </table:table-cell>
                    <table:table-cell table:style-name="Table1.C2" office:value-type="string">
                      <text:h text:style-name="P121" text:outline-level="1"><text:span text:style-name="_5f_Caractères_5f_correction"><text:span text:style-name="T204">0,</text:span></text:span><text:span text:style-name="_5f_Caractères_5f_correction"><text:span text:style-name="T206">08</text:span></text:span><text:span text:style-name="_5f_Caractères_5f_gras_5f_Rouge_5f_Italique"><text:span text:style-name="T184"> </text:span></text:span><text:span text:style-name="Character_5f_20_5f_style">m</text:span></text:h>
                    </table:table-cell>
                    <table:table-cell table:style-name="Table1.D2" office:value-type="string">
                      <text:h text:style-name="_5f_Tableau_5f_Centré" text:outline-level="1">15,6 cm</text:h>
                    </table:table-cell>
                    <table:table-cell table:style-name="Table1.E2" office:value-type="string">
                      <text:h text:style-name="P121" text:outline-level="1"><text:span text:style-name="_5f_Caractères_5f_correction"><text:span text:style-name="T200">1</text:span></text:span><text:span text:style-name="_5f_Caractères_5f_correction"><text:span text:style-name="T202">5</text:span></text:span><text:span text:style-name="_5f_Caractères_5f_gras_5f_Rouge_5f_Italique"><text:span text:style-name="T184"> </text:span></text:span><text:span text:style-name="Character_5f_20_5f_style">m</text:span></text:h>
                    </table:table-cell>
                  </table:table-row>
                  <table:table-row table:style-name="Table1.1">
                    <table:table-cell table:style-name="Table1.A2" office:value-type="string">
                      <text:h text:style-name="_5f_Tableau_5f_Centré_5f_Gras" text:outline-level="1">P</text:h>
                    </table:table-cell>
                    <table:table-cell table:style-name="Table1.B3" office:value-type="string">
                      <text:h text:style-name="P117" text:outline-level="1"><text:span text:style-name="_5f_Caractères_5f_correction"><text:span text:style-name="T223">377,</text:span></text:span><text:span text:style-name="_5f_Caractères_5f_correction"><text:span text:style-name="T224">0</text:span></text:span><text:span text:style-name="_5f_Caractères_5f_correction"> </text:span><text:span text:style-name="Character_5f_20_5f_style">dm</text:span></text:h>
                    </table:table-cell>
                    <table:table-cell table:style-name="Table1.C3" office:value-type="string">
                      <text:h text:style-name="_5f_Tableau_5f_Centré" text:outline-level="1"><text:span text:style-name="_5f_Caractères_5f_correction">2,5</text:span><text:span text:style-name="_5f_pointillés_20_gris"><text:span text:style-name="T182"> </text:span></text:span><text:span text:style-name="Character_5f_20_5f_style">dm</text:span></text:h>
                    </table:table-cell>
                    <table:table-cell table:style-name="Table1.D3" office:value-type="string">
                      <text:h text:style-name="_5f_Tableau_5f_Centré" text:outline-level="1"><text:span text:style-name="_5f_Caractères_5f_correction">4,9</text:span><text:span text:style-name="_5f_Caractères_5f_gras_5f_Rouge_5f_Italique"><text:span text:style-name="T184"> </text:span></text:span><text:span text:style-name="Character_5f_20_5f_style">dm</text:span></text:h>
                    </table:table-cell>
                    <table:table-cell table:style-name="Table1.E3" office:value-type="string">
                      <text:h text:style-name="P121" text:outline-level="1"><text:span text:style-name="_5f_Caractères_5f_correction"><text:span text:style-name="T211">4</text:span></text:span><text:span text:style-name="_5f_Caractères_5f_correction"><text:span text:style-name="T212">71,2</text:span></text:span><text:span text:style-name="_5f_Caractères_5f_correction"><text:span text:style-name="T224"> </text:span></text:span><text:span text:style-name="Character_5f_20_5f_style">dm </text:span></text:h>
                    </table:table-cell>
                  </table:table-row>
                </table:table>
              </text:section>
              <text:list xml:id="list230148555697660" text:continue-numbering="true" text:style-name="_5f_Numérotation_20_des_20_exercices">
                <text:list-item>
                  <text:h text:style-name="_5f_Titre_5f_Exercices_5f_sans_5f_Titre" text:outline-level="1">Calcule le périmètre de chaque figure (le ré­sultat sera donné au centième de carreau près).</text:h>
                  <text:h text:style-name="P128" text:outline-level="1"><draw:g text:anchor-type="as-char" draw:z-index="20" draw:name="Forme5_6" draw:style-name="gr18"><draw:g draw:style-name="gr19"><draw:line draw:style-name="gr60" draw:text-style-name="P160" svg:x1="-0.001cm" svg:y1="-0.001cm" svg:x2="-0.001cm" svg:y2="2.999cm"><text:p/></draw:line><draw:line draw:style-name="gr60" draw:text-style-name="P160" svg:x1="0.499cm" svg:y1="-0.001cm" svg:x2="0.499cm" svg:y2="2.999cm"><text:p/></draw:line><draw:line draw:style-name="gr60" draw:text-style-name="P160" svg:x1="0.999cm" svg:y1="-0.001cm" svg:x2="0.999cm" svg:y2="2.999cm"><text:p/></draw:line><draw:line draw:style-name="gr60" draw:text-style-name="P160" svg:x1="1.499cm" svg:y1="-0.001cm" svg:x2="1.499cm" svg:y2="2.999cm"><text:p/></draw:line><draw:line draw:style-name="gr60" draw:text-style-name="P160" svg:x1="1.999cm" svg:y1="-0.001cm" svg:x2="1.999cm" svg:y2="2.999cm"><text:p/></draw:line><draw:line draw:style-name="gr60" draw:text-style-name="P160" svg:x1="2.499cm" svg:y1="-0.001cm" svg:x2="2.499cm" svg:y2="2.999cm"><text:p/></draw:line><draw:line draw:style-name="gr60" draw:text-style-name="P160" svg:x1="3cm" svg:y1="-0.001cm" svg:x2="3cm" svg:y2="2.999cm"><text:p/></draw:line><draw:line draw:style-name="gr60" draw:text-style-name="P160" svg:x1="3.5cm" svg:y1="-0.001cm" svg:x2="3.5cm" svg:y2="2.999cm"><text:p/></draw:line><draw:line draw:style-name="gr60" draw:text-style-name="P160" svg:x1="3.999cm" svg:y1="-0.001cm" svg:x2="3.999cm" svg:y2="2.999cm"><text:p/></draw:line><draw:line draw:style-name="gr60" draw:text-style-name="P160" svg:x1="4.5cm" svg:y1="-0.001cm" svg:x2="4.5cm" svg:y2="2.999cm"><text:p/></draw:line><draw:line draw:style-name="gr60" draw:text-style-name="P160" svg:x1="4.999cm" svg:y1="-0.001cm" svg:x2="4.999cm" svg:y2="2.999cm"><text:p/></draw:line><draw:line draw:style-name="gr60" draw:text-style-name="P160" svg:x1="5.499cm" svg:y1="-0.001cm" svg:x2="5.499cm" svg:y2="2.999cm"><text:p/></draw:line><draw:line draw:style-name="gr60" draw:text-style-name="P160" svg:x1="5.999cm" svg:y1="-0.001cm" svg:x2="5.999cm" svg:y2="2.999cm"><text:p/></draw:line><draw:line draw:style-name="gr60" draw:text-style-name="P160" svg:x1="6.499cm" svg:y1="-0.001cm" svg:x2="6.499cm" svg:y2="2.999cm"><text:p/></draw:line><draw:line draw:style-name="gr60" draw:text-style-name="P160" svg:x1="6.999cm" svg:y1="-0.001cm" svg:x2="6.999cm" svg:y2="2.999cm"><text:p/></draw:line><draw:line draw:style-name="gr60" draw:text-style-name="P160" svg:x1="7.499cm" svg:y1="-0.001cm" svg:x2="7.499cm" svg:y2="2.999cm"><text:p/></draw:line><draw:line draw:style-name="gr60" draw:text-style-name="P160" svg:x1="7.999cm" svg:y1="-0.001cm" svg:x2="7.999cm" svg:y2="2.999cm"><text:p/></draw:line><draw:line draw:style-name="gr60" draw:text-style-name="P160" svg:x1="8.499cm" svg:y1="-0.001cm" svg:x2="8.499cm" svg:y2="2.999cm"><text:p/></draw:line><draw:line draw:style-name="gr60" draw:text-style-name="P160" svg:x1="8.999cm" svg:y1="-0.001cm" svg:x2="8.999cm" svg:y2="2.999cm"><text:p/></draw:line><draw:line draw:style-name="gr60" draw:text-style-name="P160" svg:x1="-0.001cm" svg:y1="-0.001cm" svg:x2="8.999cm" svg:y2="-0.001cm"><text:p/></draw:line><draw:line draw:style-name="gr60" draw:text-style-name="P160" svg:x1="-0.001cm" svg:y1="0.499cm" svg:x2="8.999cm" svg:y2="0.499cm"><text:p/></draw:line><draw:line draw:style-name="gr60" draw:text-style-name="P160" svg:x1="-0.001cm" svg:y1="0.999cm" svg:x2="8.999cm" svg:y2="0.999cm"><text:p/></draw:line><draw:line draw:style-name="gr60" draw:text-style-name="P160" svg:x1="-0.001cm" svg:y1="1.499cm" svg:x2="8.999cm" svg:y2="1.499cm"><text:p/></draw:line><draw:line draw:style-name="gr60" draw:text-style-name="P160" svg:x1="-0.001cm" svg:y1="1.999cm" svg:x2="8.999cm" svg:y2="1.999cm"><text:p/></draw:line><draw:line draw:style-name="gr60" draw:text-style-name="P160" svg:x1="-0.001cm" svg:y1="2.499cm" svg:x2="8.999cm" svg:y2="2.499cm"><text:p/></draw:line><draw:line draw:style-name="gr60" draw:text-style-name="P160" svg:x1="-0.001cm" svg:y1="3cm" svg:x2="8.999cm" svg:y2="3cm"><text:p/></draw:line></draw:g><draw:ellipse draw:style-name="gr65" draw:text-style-name="P163" svg:width="2.498cm" svg:height="2.505cm" svg:x="0.499cm" svg:y="0.249cm"><text:p/></draw:ellipse><draw:ellipse draw:style-name="gr63" draw:text-style-name="P160" svg:width="2.502cm" svg:height="2.504cm" svg:x="3.999cm" svg:y="0.247cm" draw:kind="arc" draw:start-angle="0" draw:end-angle="180"><text:p/></draw:ellipse><draw:ellipse draw:style-name="gr63" draw:text-style-name="P160" svg:width="2.5cm" svg:height="2.504cm" svg:x="7.498cm" svg:y="0.247cm" draw:kind="arc" draw:start-angle="90" draw:end-angle="180"><text:p/></draw:ellipse><draw:frame draw:style-name="gr66" draw:text-style-name="P165" svg:width="1.687cm" svg:height="0.414cm" svg:x="0.914cm" svg:y="1.286cm"><draw:text-box><text:p text:style-name="P164"><text:span text:style-name="T238">Fig. 1</text:span></text:p></draw:text-box></draw:frame><draw:frame draw:style-name="gr67" draw:text-style-name="P165" svg:width="1.422cm" svg:height="0.414cm" svg:x="4.577cm" svg:y="0.785cm"><draw:text-box><text:p text:style-name="P164"><text:span text:style-name="T238">Fig. 2</text:span></text:p></draw:text-box></draw:frame><draw:frame draw:style-name="gr66" draw:text-style-name="P165" svg:width="1.689cm" svg:height="0.414cm" svg:x="7.412cm" svg:y="0.797cm"><draw:text-box><text:p text:style-name="P164"><text:span text:style-name="T238">Fig. 3</text:span></text:p></draw:text-box></draw:frame></draw:g></text:h>
                </text:list-item>
              </text:list>
              <text:p text:style-name="P108"><text:span text:style-name="_5f_Caractères_5f_correction"><text:span text:style-name="T214">P</text:span></text:span><text:span text:style-name="_5f_Caractères_5f_correction"><text:span text:style-name="T197">1</text:span></text:span><text:span text:style-name="_5f_Caractères_5f_correction"><text:span text:style-name="T214"> </text:span></text:span><text:span text:style-name="_5f_Caractères_5f_correction"><text:span text:style-name="T213">=  × </text:span></text:span><text:span text:style-name="_5f_Caractères_5f_correction"><text:span text:style-name="T204">5 </text:span></text:span><text:span text:style-name="_5f_Caractères_5f_correction"><text:span text:style-name="T218">≈</text:span></text:span><text:span text:style-name="_5f_Caractères_5f_correction"><text:span text:style-name="T213"> <text:s/></text:span></text:span><text:span text:style-name="_5f_Caractères_5f_correction"><text:span text:style-name="T218">15,71 carreaux</text:span></text:span></text:p>
              <text:p text:style-name="P108"><text:span text:style-name="_5f_Caractères_5f_correction"><text:span text:style-name="T214">P</text:span></text:span><text:span text:style-name="_5f_Caractères_5f_correction"><text:span text:style-name="T197">2</text:span></text:span><text:span text:style-name="_5f_Caractères_5f_correction"><text:span text:style-name="T214"> </text:span></text:span><text:span text:style-name="_5f_Caractères_5f_correction"><text:span text:style-name="T213">=  × </text:span></text:span><text:span text:style-name="_5f_Caractères_5f_correction"><text:span text:style-name="T204">5 ÷</text:span></text:span><text:span text:style-name="_5f_Caractères_5f_correction"><text:span text:style-name="T213"> </text:span></text:span><text:span text:style-name="_5f_Caractères_5f_correction"><text:span text:style-name="T204"><text:s/></text:span></text:span><text:span text:style-name="_5f_Caractères_5f_correction"><text:span text:style-name="T209">2</text:span></text:span><text:span text:style-name="_5f_Caractères_5f_correction"><text:span text:style-name="T204"> </text:span></text:span><text:span text:style-name="_5f_Caractères_5f_correction"><text:span text:style-name="T218">≈</text:span></text:span><text:span text:style-name="_5f_Caractères_5f_correction"><text:span text:style-name="T213"> <text:s/></text:span></text:span><text:span text:style-name="_5f_Caractères_5f_correction"><text:span text:style-name="T204">7,</text:span></text:span><text:span text:style-name="_5f_Caractères_5f_correction"><text:span text:style-name="T209">85</text:span></text:span><text:span text:style-name="_5f_Caractères_5f_correction"><text:span text:style-name="T218"> carreaux</text:span></text:span></text:p>
              <text:p text:style-name="P108"><text:span text:style-name="_5f_Caractères_5f_correction"><text:span text:style-name="T214">P</text:span></text:span><text:span text:style-name="_5f_Caractères_5f_correction"><text:span text:style-name="T197">3</text:span></text:span><text:span text:style-name="_5f_Caractères_5f_correction"><text:span text:style-name="T214"> </text:span></text:span><text:span text:style-name="_5f_Caractères_5f_correction"><text:span text:style-name="T213">=  × </text:span></text:span><text:span text:style-name="_5f_Caractères_5f_correction"><text:span text:style-name="T204">5 ÷</text:span></text:span><text:span text:style-name="_5f_Caractères_5f_correction"><text:span text:style-name="T218"> </text:span></text:span><text:span text:style-name="_5f_Caractères_5f_correction"><text:span text:style-name="T204"><text:s/>4 </text:span></text:span><text:span text:style-name="_5f_Caractères_5f_correction"><text:span text:style-name="T213"><text:s/></text:span></text:span><text:span text:style-name="_5f_Caractères_5f_correction"><text:span text:style-name="T218">≈</text:span></text:span><text:span text:style-name="_5f_Caractères_5f_correction"><text:span text:style-name="T213"> <text:s text:c="2"/></text:span></text:span><text:span text:style-name="_5f_Caractères_5f_correction"><text:span text:style-name="T204">3,</text:span></text:span><text:span text:style-name="_5f_Caractères_5f_correction"><text:span text:style-name="T209">93</text:span></text:span><text:span text:style-name="_5f_Caractères_5f_correction"><text:span text:style-name="T218"> carreaux</text:span></text:span></text:p>
              <text:p text:style-name="_5f_Paragraphe_5f_Réponse_5f_Pointillés_5f_Grisés"/>
              <text:list xml:id="list230148426610672" text:continue-numbering="true" text:style-name="_5f_Numérotation_20_des_20_exercices">
                <text:list-item>
                  <text:h text:style-name="_5f_Titre_5f_Exercices_5f_sans_5f_Titre" text:outline-level="1"><text:span text:style-name="_5f_Caractères">Compare le périmètre du demi-cercle en trait plein avec celui des deux demi-cercles en poin­tillés.</text:span></text:h>
                </text:list-item>
              </text:list>
              <text:h text:style-name="_5f_Paragraphe" text:outline-level="1"><text:span text:style-name="_5f_pointillés_20_gris"><draw:g text:anchor-type="as-char" svg:y="-3.503cm" draw:z-index="21" draw:name="Forme6_6" draw:style-name="gr59"><draw:g draw:style-name="gr19"><draw:line draw:style-name="gr60" draw:text-style-name="P160" svg:x1="0cm" svg:y1="-0.001cm" svg:x2="0cm" svg:y2="2.999cm"><text:p/></draw:line><draw:line draw:style-name="gr60" draw:text-style-name="P160" svg:x1="0.5cm" svg:y1="-0.001cm" svg:x2="0.5cm" svg:y2="2.999cm"><text:p/></draw:line><draw:line draw:style-name="gr60" draw:text-style-name="P160" svg:x1="1cm" svg:y1="-0.001cm" svg:x2="1cm" svg:y2="2.999cm"><text:p/></draw:line><draw:line draw:style-name="gr60" draw:text-style-name="P160" svg:x1="1.5cm" svg:y1="-0.001cm" svg:x2="1.5cm" svg:y2="2.999cm"><text:p/></draw:line><draw:line draw:style-name="gr60" draw:text-style-name="P160" svg:x1="2cm" svg:y1="-0.001cm" svg:x2="2cm" svg:y2="2.999cm"><text:p/></draw:line><draw:line draw:style-name="gr60" draw:text-style-name="P160" svg:x1="2.5cm" svg:y1="-0.001cm" svg:x2="2.5cm" svg:y2="2.999cm"><text:p/></draw:line><draw:line draw:style-name="gr60" draw:text-style-name="P160" svg:x1="3cm" svg:y1="-0.001cm" svg:x2="3cm" svg:y2="2.999cm"><text:p/></draw:line><draw:line draw:style-name="gr60" draw:text-style-name="P160" svg:x1="3.5cm" svg:y1="-0.001cm" svg:x2="3.5cm" svg:y2="2.999cm"><text:p/></draw:line><draw:line draw:style-name="gr60" draw:text-style-name="P160" svg:x1="4cm" svg:y1="-0.001cm" svg:x2="4cm" svg:y2="2.999cm"><text:p/></draw:line><draw:line draw:style-name="gr60" draw:text-style-name="P160" svg:x1="0cm" svg:y1="-0.001cm" svg:x2="4cm" svg:y2="-0.001cm"><text:p/></draw:line><draw:line draw:style-name="gr60" draw:text-style-name="P160" svg:x1="0cm" svg:y1="0.499cm" svg:x2="4cm" svg:y2="0.499cm"><text:p/></draw:line><draw:line draw:style-name="gr60" draw:text-style-name="P160" svg:x1="0cm" svg:y1="0.999cm" svg:x2="4cm" svg:y2="0.999cm"><text:p/></draw:line><draw:line draw:style-name="gr60" draw:text-style-name="P160" svg:x1="0cm" svg:y1="1.499cm" svg:x2="4cm" svg:y2="1.499cm"><text:p/></draw:line><draw:line draw:style-name="gr60" draw:text-style-name="P160" svg:x1="0cm" svg:y1="1.999cm" svg:x2="4cm" svg:y2="1.999cm"><text:p/></draw:line><draw:line draw:style-name="gr60" draw:text-style-name="P160" svg:x1="0cm" svg:y1="2.499cm" svg:x2="4cm" svg:y2="2.499cm"><text:p/></draw:line><draw:line draw:style-name="gr60" draw:text-style-name="P160" svg:x1="0cm" svg:y1="3cm" svg:x2="4cm" svg:y2="3cm"><text:p/></draw:line></draw:g><draw:line draw:style-name="gr61" draw:text-style-name="P161" svg:x1="2.5cm" svg:y1="2.499cm" svg:x2="3cm" svg:y2="2.499cm"><text:p/></draw:line><draw:frame draw:style-name="gr62" draw:text-style-name="P162" svg:width="0.616cm" svg:height="0.327cm" svg:x="2.431cm" svg:y="2.535cm"><draw:text-box><text:p text:style-name="P156"><text:span text:style-name="T237">2 cm</text:span></text:p></draw:text-box></draw:frame><draw:ellipse draw:style-name="gr63" draw:text-style-name="P160" svg:width="4cm" svg:height="4.001cm" svg:x="0.002cm" svg:y="0.499cm" draw:kind="arc" draw:start-angle="0" draw:end-angle="180"><text:p/></draw:ellipse><draw:circle draw:style-name="gr64" draw:text-style-name="P160" svg:width="2.001cm" svg:height="2.001cm" svg:x="2cm" svg:y="1.499cm" draw:kind="arc" draw:start-angle="0" draw:end-angle="180"><text:p/></draw:circle><draw:circle draw:style-name="gr64" draw:text-style-name="P160" svg:width="2.001cm" svg:height="2.001cm" svg:x="0.002cm" svg:y="1.499cm" draw:kind="arc" draw:start-angle="0" draw:end-angle="180"><text:p/></draw:circle></draw:g></text:span></text:h>
              <text:p text:style-name="P109"><text:span text:style-name="_5f_Caractères_5f_correction"><text:span text:style-name="T214">P</text:span></text:span><text:span text:style-name="_5f_Caractères_5f_correction"><text:span text:style-name="T197">1</text:span></text:span><text:span text:style-name="_5f_Caractères_5f_correction"><text:span text:style-name="T214"> </text:span></text:span><text:span text:style-name="_5f_Caractères_5f_correction"><text:span text:style-name="T213">=  × </text:span></text:span><text:span text:style-name="_5f_Caractères_5f_correction"><text:span text:style-name="T204">8 <text:s text:c="2"/></text:span></text:span><text:span text:style-name="_5f_Caractères_5f_correction"><text:span text:style-name="T208">carreaux.</text:span></text:span></text:p>
              <text:p text:style-name="P109"><text:span text:style-name="_5f_Caractères_5f_correction"><text:span text:style-name="T214">P</text:span></text:span><text:span text:style-name="_5f_Caractères_5f_correction"><text:span text:style-name="T197">1</text:span></text:span><text:span text:style-name="_5f_Caractères_5f_correction"><text:span text:style-name="T214"> </text:span></text:span><text:span text:style-name="_5f_Caractères_5f_correction"><text:span text:style-name="T213">= </text:span></text:span><text:span text:style-name="_5f_Caractères_5f_correction"><text:span text:style-name="T217"><text:s/></text:span></text:span><text:span text:style-name="_5f_Caractères_5f_correction"><text:span text:style-name="T213"> × </text:span></text:span><text:span text:style-name="_5f_Caractères_5f_correction"><text:span text:style-name="T204">4 × </text:span></text:span><text:span text:style-name="_5f_Caractères_5f_correction"><text:span text:style-name="T208">2</text:span></text:span><text:span text:style-name="_5f_Caractères_5f_correction"><text:span text:style-name="T204"> </text:span></text:span><text:span text:style-name="_5f_Caractères_5f_correction"><text:span text:style-name="T208">= </text:span></text:span><text:span text:style-name="_5f_Caractères_5f_correction"><text:span text:style-name="T204"><text:s/></text:span></text:span><text:span text:style-name="_5f_Caractères_5f_correction"><text:span text:style-name="T213"> × </text:span></text:span><text:span text:style-name="_5f_Caractères_5f_correction"><text:span text:style-name="T204">8 <text:s/></text:span></text:span><text:span text:style-name="_5f_Caractères_5f_correction"><text:span text:style-name="T208">carreaux.</text:span></text:span></text:p>
              <text:p text:style-name="P109"><text:span text:style-name="_5f_Caractères_5f_correction"><text:span text:style-name="T208">Donc P</text:span></text:span><text:span text:style-name="_5f_Caractères_5f_correction"><text:span text:style-name="T198">1</text:span></text:span><text:span text:style-name="_5f_Caractères_5f_correction"><text:span text:style-name="T208"> et P</text:span></text:span><text:span text:style-name="_5f_Caractères_5f_correction"><text:span text:style-name="T198">2</text:span></text:span><text:span text:style-name="_5f_Caractères_5f_correction"><text:span text:style-name="T208"> sont </text:span></text:span><text:span text:style-name="_5f_Caractères_5f_correction"><text:span text:style-name="T204">é</text:span></text:span><text:span text:style-name="_5f_Caractères_5f_correction"><text:span text:style-name="T208">gaux.</text:span></text:span></text:p>
              <text:p text:style-name="P109"><text:span text:style-name="_5f_Caractères_5f_gras_5f_Rouge_5f_Italique"><text:span text:style-name="T189"/>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1cm" draw:dots2="1" draw:dots2-length="0.001cm" draw:distance="0.001cm"/>
    <draw:stroke-dash draw:name="Dash_20_7248" draw:display-name="Dash 7248" draw:style="rect" draw:dots1="1" draw:dots1-length="0.001cm" draw:dots2="1" draw:dots2-length="0.001cm" draw:distance="0.001cm"/>
    <draw:stroke-dash draw:name="Dash_20_7249" draw:display-name="Dash 7249" draw:style="rect" draw:dots1="1" draw:dots1-length="0.001cm" draw:dots2="1" draw:dots2-length="0.001cm" draw:distance="0.001cm"/>
    <draw:stroke-dash draw:name="Dash_20_7250" draw:display-name="Dash 7250" draw:style="rect" draw:dots1="1" draw:dots1-length="0.001cm" draw:dots2="1" draw:dots2-length="0.001cm" draw:distance="0.001cm"/>
    <draw:stroke-dash draw:name="Dash_20_7251" draw:display-name="Dash 7251" draw:style="rect" draw:dots1="1" draw:dots1-length="0.001cm" draw:dots2="1" draw:dots2-length="0.001cm" draw:distance="0.001cm"/>
    <draw:stroke-dash draw:name="Dash_20_7252" draw:display-name="Dash 7252" draw:style="rect" draw:dots1="1" draw:dots1-length="0.001cm" draw:dots2="1" draw:dots2-length="0.001cm" draw:distance="0.001cm"/>
    <draw:stroke-dash draw:name="Dash_20_7253" draw:display-name="Dash 7253" draw:style="rect" draw:dots1="1" draw:dots1-length="0.001cm" draw:dots2="1" draw:dots2-length="0.001cm" draw:distance="0.001cm"/>
    <draw:stroke-dash draw:name="Dash_20_7254" draw:display-name="Dash 7254" draw:style="rect" draw:dots1="1" draw:dots1-length="0.001cm" draw:dots2="1" draw:dots2-length="0.001cm" draw:distance="0.001cm"/>
    <draw:stroke-dash draw:name="Dash_20_7255" draw:display-name="Dash 7255" draw:style="rect" draw:dots1="1" draw:dots1-length="0.001cm" draw:dots2="1" draw:dots2-length="0.001cm" draw:distance="0.001cm"/>
    <draw:stroke-dash draw:name="Dash_20_7256" draw:display-name="Dash 7256" draw:style="rect" draw:dots1="1" draw:dots1-length="0.001cm" draw:dots2="1" draw:dots2-length="0.001cm" draw:distance="0.001cm"/>
    <draw:stroke-dash draw:name="Dash_20_7257" draw:display-name="Dash 7257" draw:style="rect" draw:dots1="1" draw:dots1-length="0.001cm" draw:dots2="1" draw:dots2-length="0.001cm" draw:distance="0.001cm"/>
    <draw:stroke-dash draw:name="Dash_20_7258" draw:display-name="Dash 7258" draw:style="rect" draw:dots1="1" draw:dots1-length="0.001cm" draw:dots2="1" draw:dots2-length="0.001cm" draw:distance="0.001cm"/>
    <draw:stroke-dash draw:name="Dash_20_7259" draw:display-name="Dash 7259" draw:style="rect" draw:dots1="1" draw:dots1-length="0.001cm" draw:dots2="1" draw:dots2-length="0.001cm" draw:distance="0.001cm"/>
    <draw:stroke-dash draw:name="Dash_20_7260" draw:display-name="Dash 7260" draw:style="rect" draw:dots1="1" draw:dots1-length="0.001cm" draw:dots2="1" draw:dots2-length="0.001cm" draw:distance="0.001cm"/>
    <draw:stroke-dash draw:name="Dash_20_7261" draw:display-name="Dash 7261" draw:style="rect" draw:dots1="1" draw:dots1-length="0.001cm" draw:dots2="1" draw:dots2-length="0.001cm" draw:distance="0.001cm"/>
    <draw:stroke-dash draw:name="Dash_20_7262" draw:display-name="Dash 7262" draw:style="rect" draw:dots1="1" draw:dots1-length="0.001cm" draw:dots2="1" draw:dots2-length="0.001cm" draw:distance="0.001cm"/>
    <draw:stroke-dash draw:name="Dash_20_7263" draw:display-name="Dash 7263" draw:style="rect" draw:dots1="1" draw:dots1-length="0.001cm" draw:dots2="1" draw:dots2-length="0.001cm" draw:distance="0.001cm"/>
    <draw:stroke-dash draw:name="Dash_20_7264" draw:display-name="Dash 7264" draw:style="rect" draw:dots1="1" draw:dots1-length="0.001cm" draw:dots2="1" draw:dots2-length="0.001cm" draw:distance="0.001cm"/>
    <draw:stroke-dash draw:name="Dash_20_7265" draw:display-name="Dash 7265" draw:style="rect" draw:dots1="1" draw:dots1-length="0.001cm" draw:dots2="1" draw:dots2-length="0.001cm" draw:distance="0.001cm"/>
    <draw:stroke-dash draw:name="Dash_20_7266" draw:display-name="Dash 7266" draw:style="rect" draw:dots1="1" draw:dots1-length="0.001cm" draw:dots2="1" draw:dots2-length="0.001cm" draw:distance="0.001cm"/>
    <draw:stroke-dash draw:name="Dash_20_7267" draw:display-name="Dash 7267" draw:style="rect" draw:dots1="1" draw:dots1-length="0.001cm" draw:dots2="1" draw:dots2-length="0.001cm" draw:distance="0.001cm"/>
    <draw:stroke-dash draw:name="Dash_20_7268" draw:display-name="Dash 7268" draw:style="rect" draw:dots1="1" draw:dots1-length="0.001cm" draw:dots2="1" draw:dots2-length="0.001cm" draw:distance="0.001cm"/>
    <draw:stroke-dash draw:name="Dash_20_7269" draw:display-name="Dash 7269" draw:style="rect" draw:dots1="1" draw:dots1-length="0.001cm" draw:dots2="1" draw:dots2-length="0.001cm" draw:distance="0.001cm"/>
    <draw:stroke-dash draw:name="Dash_20_7270" draw:display-name="Dash 7270" draw:style="rect" draw:dots1="1" draw:dots1-length="0.001cm" draw:dots2="1" draw:dots2-length="0.001cm" draw:distance="0.001cm"/>
    <draw:stroke-dash draw:name="Dash_20_7271" draw:display-name="Dash 7271" draw:style="rect" draw:dots1="1" draw:dots1-length="0.001cm" draw:dots2="1" draw:dots2-length="0.001cm" draw:distance="0.001cm"/>
    <draw:stroke-dash draw:name="Dash_20_7272" draw:display-name="Dash 7272" draw:style="rect" draw:dots1="1" draw:dots1-length="0.001cm" draw:dots2="1" draw:dots2-length="0.001cm" draw:distance="0.001cm"/>
    <draw:stroke-dash draw:name="Dash_20_7273" draw:display-name="Dash 7273" draw:style="rect" draw:dots1="1" draw:dots1-length="0.001cm" draw:dots2="1" draw:dots2-length="0.001cm" draw:distance="0.001cm"/>
    <draw:stroke-dash draw:name="Dash_20_7274" draw:display-name="Dash 7274" draw:style="rect" draw:dots1="1" draw:dots1-length="0.001cm" draw:dots2="1" draw:dots2-length="0.001cm" draw:distance="0.001cm"/>
    <draw:stroke-dash draw:name="Dash_20_7275" draw:display-name="Dash 7275" draw:style="rect" draw:dots1="1" draw:dots1-length="0.001cm" draw:dots2="1" draw:dots2-length="0.001cm" draw:distance="0.001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Contents_20_Heading" style:display-name="Contents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Heading_20_10" style:display-name="Heading 10" style:family="paragraph" style:parent-style-name="Heading" style:default-outline-level="10" style:class="text"/>
    <style:style style:name="Heading_20_9" style:display-name="Heading 9" style:family="paragraph" style:parent-style-name="Heading" style:default-outline-level="9" style:class="text"/>
    <style:style style:name="Heading_20_8" style:display-name="Heading 8" style:family="paragraph" style:parent-style-name="Heading" style:default-outline-level="8" style:class="text"/>
    <style:style style:name="Heading_20_7" style:display-name="Heading 7" style:family="paragraph" style:parent-style-name="Heading" style:default-outline-level="7" style:class="text"/>
    <style:style style:name="Table" style:family="paragraph" style:parent-style-name="Caption" style:class="extra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Heading_20_6" style:display-name="Heading 6" style:family="paragraph" style:parent-style-name="Heading" style:default-outline-level="6" style:class="text"/>
    <style:style style:name="Heading_20_5" style:display-name="Heading 5" style:family="paragraph" style:parent-style-name="Heading" style:default-outline-level="5" style:class="text"/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242edd8" officeooo:paragraph-rsid="0242edd8"/>
    </style:style>
    <style:style style:name="MP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officeooo:paragraph-rsid="008d016c"/>
    </style:style>
    <style:style style:name="MP13" style:family="paragraph">
      <style:paragraph-properties fo:text-align="center"/>
    </style:style>
    <style:style style:name="MP14" style:family="paragraph" style:parent-style-name="Header">
      <style:paragraph-properties fo:margin-left="0cm" fo:margin-right="0cm" fo:text-indent="0cm" style:auto-text-indent="false"/>
    </style:style>
    <style:style style:name="MP15" style:family="paragraph" style:parent-style-name="Footer">
      <style:text-properties officeooo:paragraph-rsid="010f7046"/>
    </style:style>
    <style:style style:name="MP16" style:family="paragraph" style:parent-style-name="Footer">
      <style:text-properties officeooo:paragraph-rsid="01120261"/>
    </style:style>
    <style:style style:name="MP1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1" style:family="paragraph" style:parent-style-name="_5f_Header_20_D_20_page_20_impaire_20__28_D_29_">
      <style:text-properties officeooo:paragraph-rsid="01a13e78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4" style:family="paragraph" style:parent-style-name="Header">
      <style:paragraph-properties fo:text-align="center" style:justify-single-word="false"/>
      <style:text-properties officeooo:paragraph-rsid="00ab054e"/>
    </style:style>
    <style:style style:name="M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7" style:family="paragraph" style:parent-style-name="Footer">
      <style:paragraph-properties fo:text-align="end" style:justify-single-word="false"/>
      <style:text-properties officeooo:paragraph-rsid="00d4df5c"/>
    </style:style>
    <style:style style:name="MP28" style:family="paragraph" style:parent-style-name="Footer">
      <style:paragraph-properties fo:text-align="start" style:justify-single-word="false"/>
      <style:text-properties officeooo:paragraph-rsid="00d4df5c"/>
    </style:style>
    <style:style style:name="MP29" style:family="paragraph" style:parent-style-name="_5f_Header_20_G_20_page_20_impaire_20__28_D_29_">
      <style:text-properties officeooo:paragraph-rsid="01259ec2"/>
    </style:style>
    <style:style style:name="MP30" style:family="paragraph" style:parent-style-name="_5f_Header_20_G_20_page_20_paire_20__28_G_29_">
      <style:text-properties officeooo:paragraph-rsid="00eb2abc"/>
    </style:style>
    <style:style style:name="MP31" style:family="paragraph" style:parent-style-name="_5f_Footer_20_page_20_paire_20__28_G_29_">
      <style:text-properties fo:font-size="9pt" style:font-size-asian="9pt" style:font-size-complex="9pt"/>
    </style:style>
    <style:style style:name="MP32" style:family="paragraph" style:parent-style-name="_5f_Header_20_N_20_page_20_impaire_20__28_D_29_">
      <style:paragraph-properties fo:text-align="start" style:justify-single-word="false"/>
    </style:style>
    <style:style style:name="MP33" style:family="paragraph" style:parent-style-name="Footer">
      <style:text-properties officeooo:paragraph-rsid="00d4df5c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>
      <loext:graphic-properties draw:fill="solid" draw:fill-color="#d7e12c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2" style:family="paragraph" style:parent-style-name="Footer">
      <style:text-properties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G_20_page_20_paire_20__28_G_29_">
      <style:paragraph-properties fo:text-align="start" style:justify-single-word="false"/>
    </style:style>
    <style:style style:name="MP60" style:family="paragraph" style:parent-style-name="Footer">
      <style:text-properties officeooo:paragraph-rsid="030c4d7d"/>
    </style:style>
    <style:style style:name="MP61" style:family="paragraph" style:parent-style-name="_5f_Header_20_G_20_page_20_paire_20__28_G_29_">
      <style:text-properties officeooo:paragraph-rsid="0334a5be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3" style:family="paragraph" style:parent-style-name="Header">
      <style:paragraph-properties fo:text-align="start" style:justify-single-word="false"/>
      <style:text-properties officeooo:paragraph-rsid="0289fb01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font-variant="small-caps" fo:color="#d7e12c" loext:opacity="100%" style:font-name="Bitstream Vera Sans" fo:font-size="16pt" fo:font-weight="bold" officeooo:rsid="0244a749"/>
    </style:style>
    <style:style style:name="MT9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7" style:family="text">
      <style:text-properties officeooo:rsid="0334a5be"/>
    </style:style>
    <style:style style:name="MT98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9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5" style:family="text">
      <style:text-properties officeooo:rsid="0315af39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0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4" style:family="text">
      <style:text-properties officeooo:rsid="008d016c"/>
    </style:style>
    <style:style style:name="MT11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4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6" style:family="text">
      <style:text-properties officeooo:rsid="009e3fdd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1" style:family="text">
      <style:text-properties fo:font-variant="small-caps" officeooo:rsid="0054f64f"/>
    </style:style>
    <style:style style:name="MT132" style:family="text">
      <style:text-properties fo:font-variant="small-caps"/>
    </style:style>
    <style:style style:name="MT133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4" style:family="text">
      <style:text-properties officeooo:rsid="00a4cf55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9" style:family="text">
      <style:text-properties officeooo:rsid="005a3fa8"/>
    </style:style>
    <style:style style:name="MT14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1" style:family="text">
      <style:text-properties officeooo:rsid="00415f3a"/>
    </style:style>
    <style:style style:name="MT142" style:family="text">
      <style:text-properties officeooo:rsid="00386ebd"/>
    </style:style>
    <style:style style:name="MT14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7" style:family="text">
      <style:text-properties officeooo:rsid="00a59a60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2" style:family="text">
      <style:text-properties officeooo:rsid="01fe03f2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67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68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69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70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71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72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3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75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6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77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8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80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81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82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3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85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1" text:anchor-type="paragraph" svg:y="-0.06cm" draw:z-index="0"><draw:text-box fo:min-height="0.499cm" fo:min-width="3cm"><draw:frame draw:style-name="Mfr2" draw:name="Frame1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86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7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89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90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91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92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3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10" draw:name="Shape4_10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/text:p>
      </style:footer>
      <style:footer-left>
        <text:p text:style-name="MP1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draw:g text:anchor-type="paragraph" draw:z-index="206" draw:name="Shape4_1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1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8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5" draw:name="Shape3_16" draw:style-name="Mgr5" draw:text-style-name="MP13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4"><draw:line text:anchor-type="paragraph" draw:z-index="216" draw:name="Shape3_17" draw:style-name="Mgr5" draw:text-style-name="MP13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12" draw:name="Shape4_1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7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3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1" draw:name="Shape3_11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222" draw:name="Shape3_20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18" draw:name="Shape4_1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5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1" text:anchor-type="paragraph" svg:y="-0.06cm" draw:z-index="0"><draw:text-box fo:min-height="0.499cm" fo:min-width="3cm"><draw:frame draw:style-name="Mfr2" draw:name="Frame1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9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28" draw:name="Shape4_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23" draw:name="Shape4_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4" draw:name="Shape4_96" draw:style-name="Mgr1"><draw:path draw:style-name="Mgr4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0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6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32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41">Proportionnalité et pourcentages : </text:span><text:span text:style-name="MT40">pourcentages</text:span></text:p></draw:text-box></draw:frame><draw:g text:anchor-type="paragraph" draw:z-index="229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234" draw:name="Shape4_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31" draw:name="Shape4_9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1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7" draw:name="Shape4_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42" draw:name="Shape4_7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49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45" draw:name="Shape4_75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46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4"><text:span text:style-name="MT49">Repères du plan : Se repérer</text:span> </text:p>
      </style:header>
      <style:header-left>
        <text:p text:style-name="MP24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52" draw:name="Shape4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8" draw:name="Shape4_11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55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50" draw:name="Shape4_91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51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60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256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2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8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69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1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7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73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</text:span></text:p></draw:text-box></draw:frame><draw:g text:anchor-type="paragraph" draw:z-index="270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9"><text:span text:style-name="MT62">G</text:span>éométrie plane : Parallèles, perpendiculaires,<text:line-break/> distances</text:p>
      </style:header>
      <style:header-left>
        <text:p text:style-name="MP30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75" draw:name="Shape4_59" draw:style-name="Mgr1"><draw:path draw:style-name="Mgr6" draw:text-style-name="MP1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1" text:outline-level="1"><text:span text:style-name="MT69">G</text:span>éométrie plane : Parallèles, perpendiculaires, distances</text:h></draw:text-box></draw:frame><draw:g text:anchor-type="paragraph" draw:z-index="272" draw:name="Shape4_62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78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1">diviser</text:span></text:p></draw:text-box></draw:frame><draw:g text:anchor-type="paragraph" draw:z-index="274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0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6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2">Calculer : <text:span text:style-name="MT72">Multiplier</text:span> </text:p>
      </style:header>
      <style:header-left>
        <text:p text:style-name="MP32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83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3">Multiplier</text:span></text:p></draw:text-box></draw:frame><draw:g text:anchor-type="paragraph" draw:z-index="279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5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1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87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84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9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6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path text:anchor-type="paragraph" draw:z-index="292" draw:name="Shape1_6" draw:style-name="Mgr7" draw:text-style-name="MP35" svg:width="4.329cm" svg:height="2.238cm" svg:x="-1.5cm" svg:y="-1.001cm" svg:viewBox="0 0 4330 2239" svg:d="M0 2239l3984-288c209-15 363-167 345-342l-170-1609h-4159z"><text:p/></draw:path><draw:line text:anchor-type="paragraph" draw:z-index="293" draw:name="Shape3_10" draw:style-name="Mgr8" draw:text-style-name="MP13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4"><draw:line text:anchor-type="paragraph" draw:z-index="294" draw:name="Shape3_27" draw:style-name="Mgr8" draw:text-style-name="MP13" svg:x1="10.308cm" svg:y1="0.388cm" svg:x2="20.496cm" svg:y2="0.36cm"><text:p/></draw:line><draw:path text:anchor-type="paragraph" draw:z-index="288" draw:name="Shape1_10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90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0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5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7"><draw:line text:anchor-type="paragraph" draw:z-index="304" draw:name="Shape3_9" draw:style-name="Mgr8" draw:text-style-name="MP13" svg:x1="10.37cm" svg:y1="0.365cm" svg:x2="20.496cm" svg:y2="0.36cm"><text:p/></draw:line><draw:path text:anchor-type="paragraph" draw:z-index="305" draw:name="Shape1_4" draw:style-name="Mgr7" draw:text-style-name="MP35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7"><draw:path text:anchor-type="paragraph" draw:z-index="306" draw:name="Shape1_8" draw:style-name="Mgr7" draw:text-style-name="MP35" svg:width="4.329cm" svg:height="2.238cm" svg:x="-1.5cm" svg:y="-7.4cm" svg:viewBox="0 0 4330 2239" svg:d="M0 2239l3984-288c209-15 363-167 345-342l-170-1609h-4159z"><text:p/></draw:path><draw:line text:anchor-type="paragraph" draw:z-index="299" draw:name="Shape3_26" draw:style-name="Mgr8" draw:text-style-name="MP13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01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7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2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9"><draw:line text:anchor-type="paragraph" draw:z-index="311" draw:name="Shape3_8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39"><draw:line text:anchor-type="paragraph" draw:z-index="312" draw:name="Shape3_25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08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3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9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1"><draw:line text:anchor-type="paragraph" draw:z-index="317" draw:name="Shape3_24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1"><draw:line text:anchor-type="paragraph" draw:z-index="318" draw:name="Shape3_28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14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0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5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3"><draw:line text:anchor-type="paragraph" draw:z-index="324" draw:name="Shape3_14" draw:style-name="Mgr8" draw:text-style-name="MP13" svg:x1="12.876cm" svg:y1="0.392cm" svg:x2="20.496cm" svg:y2="0.36cm"><text:p/></draw:line><draw:path text:anchor-type="paragraph" draw:z-index="325" draw:name="Shape1_3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3"><draw:line text:anchor-type="paragraph" draw:z-index="326" draw:name="Shape3_23" draw:style-name="Mgr8" draw:text-style-name="MP13" svg:x1="12.876cm" svg:y1="0.392cm" svg:x2="20.496cm" svg:y2="0.36cm"><text:p/></draw:line><draw:path text:anchor-type="paragraph" draw:z-index="319" draw:name="Shape1_7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21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8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2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5"><draw:path text:anchor-type="paragraph" draw:z-index="331" draw:name="Shape1_1" draw:style-name="Mgr7" draw:text-style-name="MP35" svg:width="4.329cm" svg:height="2.238cm" svg:x="-1.8cm" svg:y="-8.982cm" svg:viewBox="0 0 4330 2239" svg:d="M0 2239l3984-288c209-15 363-167 345-342l-170-1609h-4159z"><text:p/></draw:path><draw:line text:anchor-type="paragraph" draw:z-index="332" draw:name="Shape3_13" draw:style-name="Mgr8" draw:text-style-name="MP13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5"><draw:line text:anchor-type="paragraph" draw:z-index="333" draw:name="Shape3_21" draw:style-name="Mgr8" draw:text-style-name="MP13" svg:x1="15.337cm" svg:y1="0.36cm" svg:x2="20.496cm" svg:y2="0.36cm"><text:p/></draw:line><draw:path text:anchor-type="paragraph" draw:z-index="327" draw:name="Shape1_13" draw:style-name="Mgr7" draw:text-style-name="MP35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4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9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7"><draw:line text:anchor-type="paragraph" draw:z-index="338" draw:name="Shape3_5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7"><draw:line text:anchor-type="paragraph" draw:z-index="339" draw:name="Shape3_6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35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1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6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9"><draw:line text:anchor-type="paragraph" draw:z-index="344" draw:name="Shape3_2" draw:style-name="Mgr8" draw:text-style-name="MP13" svg:x1="16.083cm" svg:y1="0.383cm" svg:x2="20.496cm" svg:y2="0.36cm"><text:p/></draw:line>Nombres entiers et décimaux : Numération</text:p>
      </style:header>
      <style:header-left>
        <text:p text:style-name="MP49"><draw:line text:anchor-type="paragraph" draw:z-index="345" draw:name="Shape3_3" draw:style-name="Mgr9" draw:text-style-name="MP1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46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>
      <style:footer-left>
        <text:p text:style-name="MP2"><draw:g text:anchor-type="paragraph" draw:z-index="340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7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2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1"><draw:line text:anchor-type="paragraph" draw:z-index="351" draw:name="Shape3_15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1"><draw:line text:anchor-type="paragraph" draw:z-index="352" draw:name="Shape3_19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48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5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9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8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53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1"><draw:line text:anchor-type="paragraph" draw:z-index="359" draw:name="Shape3_22" draw:style-name="Mgr10" draw:text-style-name="MP13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1"><draw:line text:anchor-type="paragraph" draw:z-index="360" draw:name="Shape3_37" draw:style-name="Mgr8" draw:text-style-name="MP13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7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56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7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3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5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draw:g text:anchor-type="paragraph" draw:z-index="261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236" draw:name="Shape4_73" draw:style-name="Mgr1"><draw:path draw:style-name="Mgr3" draw:text-style-name="MP2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33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239" draw:name="Shape4_2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35" draw:name="Shape4_25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0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7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3" draw:name="Shape3_4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44" draw:name="Shape3_18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41" draw:name="Shape4_1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95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6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<text:span text:style-name="MT95">L</text:span>ongueurs</text:p>
      </style:header>
      <style:header-left>
        <text:p text:style-name="_5f_Header_20_N_20_page_20_impaire_20__28_D_29_"><text:span text:style-name="MT95">L</text:span>ongueurs</text:p>
      </style:header-left>
      <style:footer>
        <text:h text:style-name="_5f_Footer_20_page_20_paire_20__28_G_29_" text:outline-level="1"><draw:frame draw:style-name="Mfr5" draw:name="Frame811111112" text:anchor-type="paragraph" svg:x="0.949cm" svg:y="0.078cm" draw:z-index="199"><draw:text-box fo:min-height="0.499cm" fo:min-width="7.096cm"><draw:frame draw:style-name="Mfr2" draw:name="Frame461" text:anchor-type="frame" svg:x="0.45cm" svg:y="0.079cm" svg:width="0.817cm" draw:z-index="205"><draw:text-box fo:min-height="0.355cm"><text:p text:style-name="MP3"><text:page-number text:select-page="current">188</text:page-number></text:p></draw:text-box></draw:frame><text:p text:style-name="MP55">Conversions d’unités : longueurs</text:p></draw:text-box></draw:frame><draw:g text:anchor-type="paragraph" draw:z-index="201" draw:name="Shape4_127" draw:style-name="Mgr1"><draw:path draw:style-name="Mgr2" draw:text-style-name="MP5" svg:width="0.855cm" svg:height="1.172cm" svg:x="-0.054cm" svg:y="-0.175cm" svg:viewBox="0 0 856 1173" svg:d="M856 1173h-856v-991c0-100 79-182 175-182h505c97 0 176 82 176 182z"><text:p/></draw:path></draw:g><text:page-number text:select-page="current">188</text:page-number></text:h>
      </style:footer>
      <style:footer-left>
        <text:h text:style-name="_5f_Footer_20_page_20_impaire_20__28_D_29_" text:outline-level="1"><draw:frame draw:style-name="Mfr3" draw:name="Frame471" text:anchor-type="paragraph" svg:y="-0.06cm" draw:z-index="202"><draw:text-box fo:min-height="0.499cm" fo:min-width="7.096cm"><text:p text:style-name="MP56">Conversions d’unités : longueurs</text:p></draw:text-box></draw:frame><draw:g text:anchor-type="paragraph" draw:z-index="203" draw:name="Shape4_177" draw:style-name="Mgr1"><draw:path draw:style-name="Mgr2" draw:text-style-name="MP5" svg:width="0.855cm" svg:height="1.172cm" svg:x="18.251cm" svg:y="-0.175cm" svg:viewBox="0 0 856 1173" svg:d="M856 1173h-856v-991c0-100 79-182 175-182h505c97 0 176 82 176 182z"><text:p/></draw:path></draw:g><text:page-number text:select-page="current">187</text:page-number></text:h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07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6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" draw:name="Shape3_7" draw:style-name="Mgr11" draw:text-style-name="MP13" svg:x1="15.12cm" svg:y1="0.36cm" svg:x2="20.496cm" svg:y2="0.36cm"><text:p/></draw:line><text:s/><text:span text:style-name="MT97">Angles : </text:span>Angles : <text:span text:style-name="MT98">Comprendre la notion d’angle</text:span></text:p>
      </style:header>
      <style:header-left>
        <text:p text:style-name="MP59"><draw:line text:anchor-type="paragraph" draw:z-index="36" draw:name="Shape3_29" draw:style-name="Mgr11" draw:text-style-name="MP13" svg:x1="15.12cm" svg:y1="0.36cm" svg:x2="20.496cm" svg:y2="0.36cm"><text:p/></draw:line>Angles : <text:span text:style-name="MT9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9">Angles : </text:span><text:span text:style-name="MT10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2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1"><draw:line text:anchor-type="paragraph" draw:z-index="374" draw:name="Shape3_33" draw:style-name="Mgr11" draw:text-style-name="MP13" svg:x1="15.12cm" svg:y1="0.36cm" svg:x2="20.496cm" svg:y2="0.36cm"><text:p/></draw:line><text:s/><text:span text:style-name="MT103">Angles</text:span> : <text:span text:style-name="MT98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4">Angles</text:span><text:span text:style-name="MT8"> : </text:span><text:span text:style-name="MT104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73" draw:name="Shape3_35" draw:style-name="Mgr11" draw:text-style-name="MP13" svg:x1="11.344cm" svg:y1="0.358cm" svg:x2="20.497cm" svg:y2="0.36cm"><text:p/></draw:line><text:span text:style-name="MT105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72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69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0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71" draw:name="Shape3_30" draw:style-name="Mgr11" draw:text-style-name="MP13" svg:x1="11.435cm" svg:y1="0.388cm" svg:x2="20.496cm" svg:y2="0.36cm"><text:p/></draw:line><text:span text:style-name="MT106">Angles</text:span> : <text:span text:style-name="MT106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67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7">Angles </text:span><text:span text:style-name="MT8">: </text:span><text:span text:style-name="MT10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6" draw:name="Shape3_31" draw:style-name="Mgr11" draw:text-style-name="MP1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8" draw:name="Shape3_32" draw:style-name="Mgr11" draw:text-style-name="MP1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65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61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3" draw:name="Shape3_34" draw:style-name="Mgr11" draw:text-style-name="MP13" svg:x1="15.448cm" svg:y1="0.365cm" svg:x2="20.496cm" svg:y2="0.36cm"><text:p/></draw:line><text:span text:style-name="MT109">Angles</text:span><text:span text:style-name="MT110"> : </text:span><text:span text:style-name="MT111">Calculer des mesures d’angle</text:span></text:p>
      </style:header>
      <style:header-left>
        <text:p text:style-name="_5f_Header_20_G_20_page_20_paire_20__28_G_29_"><draw:line text:anchor-type="paragraph" draw:z-index="364" draw:name="Shape3_36" draw:style-name="Mgr11" draw:text-style-name="MP13" svg:x1="15.448cm" svg:y1="0.365cm" svg:x2="20.496cm" svg:y2="0.36cm"><text:p/></draw:line><text:span text:style-name="MT109">Angles : </text:span><text:span text:style-name="MT11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12">Calculer des </text:span><text:span text:style-name="MT108">Mesure</text:span><text:span text:style-name="MT112">s</text:span><text:span text:style-name="MT10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13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3"><draw:line text:anchor-type="paragraph" draw:z-index="297" draw:name="Shape3_39" draw:style-name="Mgr8" draw:text-style-name="MP13" svg:x1="10.308cm" svg:y1="0.388cm" svg:x2="20.496cm" svg:y2="0.36cm"><text:p/></draw:line><draw:path text:anchor-type="paragraph" draw:z-index="298" draw:name="Shape1_12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91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6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64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5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4"><text:s text:c="15"/>A</text:span>ires : Aire et unité</text:p>
      </style:header>
      <style:header-left>
        <text:p text:style-name="MP64"><text:span text:style-name="MT114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3" draw:name="Shape4_15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5">partie 1</text:span> : <text:span text:style-name="MT116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7">Géométrie plane, </text:span><text:span text:style-name="MT118">partie 1</text:span><text:span text:style-name="MT117"> : </text:span><text:span text:style-name="MT119">assembler et décomposer</text:span></text:p></draw:text-box></draw:frame><draw:g text:anchor-type="paragraph" draw:z-index="161" draw:name="Shape4_216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62" draw:name="Shape4_21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, </text:span><text:span text:style-name="MT118">partie 1</text:span><text:span text:style-name="MT66"> : </text:span><text:span text:style-name="MT11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20">Géométrie plane</text:span><text:span text:style-name="MT121"> : </text:span><text:span text:style-name="MT122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9" draw:name="Shape4_21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60" draw:name="Shape4_21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5">partie 1</text:span> : <text:span text:style-name="MT124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7">Géométrie plane, </text:span><text:span text:style-name="MT118">partie 1</text:span><text:span text:style-name="MT117"> : </text:span><text:span text:style-name="MT125">coder</text:span></text:p></draw:text-box></draw:frame><draw:g text:anchor-type="paragraph" draw:z-index="157" draw:name="Shape4_211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, </text:span><text:span text:style-name="MT118">partie 1</text:span><text:span text:style-name="MT66"> : </text:span><text:span text:style-name="MT125">coder</text:span></text:p></draw:text-box></draw:frame><draw:g text:anchor-type="paragraph" draw:z-index="158" draw:name="Shape4_212" draw:style-name="Mgr1"><draw:path draw:style-name="Mgr6" draw:text-style-name="MP1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20">Géométrie plane</text:span><text:span text:style-name="MT121"> : </text:span><text:span text:style-name="MT122">Vocabulaire</text:span></text:p>
      </style:header>
      <style:header-left>
        <text:p text:style-name="MP68"><text:span text:style-name="MT120">Géométrie plane</text:span><text:span text:style-name="MT121"> : </text:span><text:span text:style-name="MT122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5" draw:name="Shape4_20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6" draw:name="Shape4_21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53" draw:name="Shape4_20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54" draw:name="Shape4_206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151" draw:name="Shape4_20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152" draw:name="Shape4_1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7">Milieu, alignement, </text:span><text:span text:style-name="MT128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9" draw:name="Shape4_1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7">Géométrie plane : </text:span><text:span text:style-name="MT129">milieu, Alignement, </text:span><text:span text:style-name="MT130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50" draw:name="Shape4_15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129">milieu, alignement, </text:span><text:span text:style-name="MT13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7" draw:name="Shape4_1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8" draw:name="Shape4_1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3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45" draw:name="Shape4_20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4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46" draw:name="Shape4_2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4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3" draw:name="Shape4_200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4" draw:name="Shape4_201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41" draw:name="Shape4_1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42" draw:name="Shape4_1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5">R</text:span><text:span text:style-name="MT136">epères du plan : Se </text:span><text:span text:style-name="MT137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8">déplacer</text:span></text:p></draw:text-box></draw:frame><draw:g text:anchor-type="paragraph" draw:z-index="139" draw:name="Shape4_192" draw:style-name="Mgr1"><draw:path draw:style-name="Mgr6" draw:text-style-name="MP1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8">déplacer</text:span></text:p></draw:text-box></draw:frame><draw:g text:anchor-type="paragraph" draw:z-index="140" draw:name="Shape4_19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7" draw:name="Shape4_19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8" draw:name="Shape4_19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35" draw:name="Shape4_11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Repères du plan : se repérer</text:p></draw:text-box></draw:frame><draw:g text:anchor-type="paragraph" draw:z-index="136" draw:name="Shape4_18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34" draw:name="Shape4_1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9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127" draw:name="Shape7_8" draw:style-name="Mgr5" draw:text-style-name="MP13" svg:x1="9.042cm" svg:y1="0.36cm" svg:x2="20.461cm" svg:y2="0.36cm"><text:p/></draw:line><draw:path text:anchor-type="paragraph" draw:z-index="128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29" draw:name="Shape6_2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T<text:span text:style-name="MT141">itre de la série</text:span></text:p>
      </style:header>
      <style:header-left>
        <text:p text:style-name="MP78"><draw:line text:anchor-type="paragraph" draw:z-index="131" draw:name="Shape7_9" draw:style-name="Mgr5" draw:text-style-name="MP13" svg:x1="9.042cm" svg:y1="0.36cm" svg:x2="20.461cm" svg:y2="0.36cm"><text:p/></draw:line><draw:path text:anchor-type="paragraph" draw:z-index="132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33" draw:name="Shape6_5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T<text:span text:style-name="MT141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30" draw:name="Shape8_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2">Angles</text:span> • <text:span text:style-name="MT142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4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26" draw:name="Shape4_17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23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24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31"><text:s text:c="15"/>A</text:span><text:span text:style-name="MT14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22" draw:name="Shape4_16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19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20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16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17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4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15" draw:name="Shape4_17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108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9" draw:name="Shape6_3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line text:anchor-type="paragraph" draw:z-index="110" draw:name="Shape7_6" draw:style-name="Mgr5" draw:text-style-name="MP13" svg:x1="9.042cm" svg:y1="0.36cm" svg:x2="20.461cm" svg:y2="0.36cm"><text:p/></draw:line>T<text:span text:style-name="MT141">itre de la série</text:span></text:p>
      </style:header>
      <style:header-left>
        <text:p text:style-name="MP78"><draw:path text:anchor-type="paragraph" draw:z-index="112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13" draw:name="Shape6_4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line text:anchor-type="paragraph" draw:z-index="114" draw:name="Shape7_3" draw:style-name="Mgr5" draw:text-style-name="MP13" svg:x1="9.042cm" svg:y1="0.36cm" svg:x2="20.461cm" svg:y2="0.36cm"><text:p/></draw:line>T<text:span text:style-name="MT141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11" draw:name="Shape8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2">Angles</text:span> • <text:span text:style-name="MT142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4">Volumes : </text:span><text:span text:style-name="MT145">Calculs et conversions</text:span></text:p>
      </style:header>
      <style:header-left>
        <text:p text:style-name="_5f_Header_20_M_20_page_20_paire_20__28_G_29_"><text:span text:style-name="MT144">Volumes : </text:span><text:span text:style-name="MT145">Calculs et conversions</text:span></text:p>
      </style:header-left>
      <style:footer>
        <text:list xml:id="list3705758810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9">Volumes : </text:span><text:span text:style-name="MT146">Calculs et conversions</text:span> </text:p></draw:text-box></draw:frame><draw:g text:anchor-type="paragraph" draw:z-index="106" draw:name="Shape4_174" draw:style-name="Mgr1"><draw:path draw:style-name="Mgr4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146721478997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9">Volumes : </text:span><text:span text:style-name="MT146">Calculs et conversions</text:span> </text:p></draw:text-box></draw:frame><draw:g text:anchor-type="paragraph" draw:z-index="107" draw:name="Shape4_175" draw:style-name="Mgr1"><draw:path draw:style-name="Mgr4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04" draw:name="Shape4_19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05" draw:name="Shape4_19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62">Géométrie plane</text:span> : <text:span text:style-name="MT147">D</text:span><text:span text:style-name="MT62">roites, </text:span><text:span text:style-name="MT148">demi-droites </text:span><text:span text:style-name="MT149">&amp; </text:span><text:span text:style-name="MT148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102" draw:name="Shape4_19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7">Géométrie plane : </text:span><text:span text:style-name="MT66">droites, </text:span><text:span text:style-name="MT150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03" draw:name="Shape4_19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droites, </text:span><text:span text:style-name="MT150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4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01" draw:name="Shape4_16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1">Aires</text:span><text:span text:style-name="MT28"> <text:s/>: </text:span><text:span text:style-name="MT151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8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9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2">Aires </text:span>: <text:span text:style-name="MT152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5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6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4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94" draw:name="Shape4_1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3">Constructions géométriques : </text:span><text:span text:style-name="MT154">Reproduire</text:span></text:p>
      </style:header>
      <style:header-left>
        <text:p text:style-name="MP93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92" draw:name="Shape10_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93" draw:name="Shape10_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90" draw:name="Shape4_20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91" draw:name="Shape4_2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86" draw:name="Shape9_1" draw:style-name="Mgr11" draw:text-style-name="MP13" svg:x1="11.559cm" svg:y1="0.36cm" svg:x2="20.5cm" svg:y2="0.36cm"><text:p/></draw:line><draw:frame text:anchor-type="paragraph" draw:z-index="87" draw:name="Shape8_6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path text:anchor-type="paragraph" draw:z-index="8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60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9" draw:name="Shape10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85" draw:name="Shape4_21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2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4" draw:name="Shape4_218" draw:style-name="Mgr1"><draw:path draw:style-name="Mgr6" draw:text-style-name="MP1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82" draw:name="Shape4_22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56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83" draw:name="Shape4_21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3">Constructions géométriques : </text:span><text:span text:style-name="MT154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80" draw:name="Shape10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81" draw:name="Shape10_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9" draw:name="Shape4_22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77" draw:name="Shape4_25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78" draw:name="Shape4_256" draw:style-name="Mgr1"><draw:path draw:style-name="Mgr6" draw:text-style-name="MP1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header-left>
        <text:p text:style-name="MP70"><text:span text:style-name="MT131">S</text:span><text:span text:style-name="MT132">olides</text:span> : <text:span text:style-name="MT131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5" draw:name="Shape4_22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6" draw:name="Shape4_2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73" draw:name="Shape4_22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74" draw:name="Shape4_25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1">Solides : </text:span><text:span text:style-name="MT170">Patrons</text:span></text:p>
      </style:header>
      <style:header-left>
        <text:p text:style-name="_5f_Header_20_G_20_page_20_paire_20__28_G_29_"><text:span text:style-name="MT131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71">patrons</text:span></text:p></draw:text-box></draw:frame><draw:g text:anchor-type="paragraph" draw:z-index="71" draw:name="Shape4_2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72" draw:name="Shape4_252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69" draw:name="Shape4_2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70" draw:name="Shape4_2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>
      <style:header-left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67" draw:name="Shape4_2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68" draw:name="Shape4_2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5" draw:name="Shape4_24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6" draw:name="Shape4_248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65"> : </text:span><text:span text:style-name="MT178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63" draw:name="Shape4_24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64" draw:name="Shape4_246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1" draw:name="Shape4_24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2" draw:name="Shape4_24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65"> : </text:span><text:span text:style-name="MT177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9" draw:name="Shape4_24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60" draw:name="Shape4_24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7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7" draw:name="Shape4_22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58" draw:name="Shape4_24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55" draw:name="Shape4_23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56" draw:name="Shape4_23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header-left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3" draw:name="Shape4_23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4" draw:name="Shape4_23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65"> : </text:span><text:span text:style-name="MT182">Axes de symétrie de figures</text:span></text:p>
      </style:header>
      <style:header-left>
        <text:p text:style-name="MP109"><text:span text:style-name="MT181">Symétrie axiale</text:span><text:span text:style-name="MT65"> : </text:span><text:span text:style-name="MT182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51" draw:name="Shape4_23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52" draw:name="Shape4_23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9" draw:name="Shape4_23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0" draw:name="Shape4_23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47" draw:name="Shape4_23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48" draw:name="Shape4_23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5" draw:name="Shape4_228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6" draw:name="Shape4_22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3" draw:name="Shape4_4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44" draw:name="Shape4_22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7" draw:name="Shape3_1" draw:style-name="Mgr15" draw:text-style-name="MP13" svg:x1="10.893cm" svg:y1="0.403cm" svg:x2="20.503cm" svg:y2="0.327cm"><text:p/></draw:line><draw:path text:anchor-type="char" draw:z-index="3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40" draw:name="Shape3_38" draw:style-name="Mgr15" draw:text-style-name="MP1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4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31T23:01:43.536000000</dc:date>
    <meta:editing-duration>P3DT4H49M58S</meta:editing-duration>
    <meta:editing-cycles>475</meta:editing-cycles>
    <meta:generator>LibreOffice/7.1.5.2$Windows_X86_64 LibreOffice_project/85f04e9f809797b8199d13c421bd8a2b025d52b5</meta:generator>
    <meta:document-statistic meta:table-count="9" meta:image-count="0" meta:object-count="0" meta:page-count="3" meta:paragraph-count="900" meta:word-count="3577" meta:character-count="21535" meta:non-whitespace-character-count="18437"/>
    <meta:template xlink:type="simple" xlink:actuate="onRequest" xlink:title="lycee_v3" xlink:href="../../../../../../../.cache/evolution/tmp/fichiers%20définitifs/Modele_cahier.ott" meta:date="2021-07-09T13:45:32.011278978"/>
  </office:meta>
</office:document-meta>
</file>